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55.23mm"/>
    </style:style>
    <style:style style:name="co2" style:family="table-column">
      <style:table-column-properties fo:break-before="auto" style:column-width="10.07mm"/>
    </style:style>
    <style:style style:name="co3" style:family="table-column">
      <style:table-column-properties fo:break-before="auto" style:column-width="16.21mm"/>
    </style:style>
    <style:style style:name="co4" style:family="table-column">
      <style:table-column-properties fo:break-before="auto" style:column-width="7.58mm"/>
    </style:style>
    <style:style style:name="co5" style:family="table-column">
      <style:table-column-properties fo:break-before="auto" style:column-width="8.03mm"/>
    </style:style>
    <style:style style:name="co6" style:family="table-column">
      <style:table-column-properties fo:break-before="auto" style:column-width="36.41mm"/>
    </style:style>
    <style:style style:name="co7" style:family="table-column">
      <style:table-column-properties fo:break-before="auto" style:column-width="14.16mm"/>
    </style:style>
    <style:style style:name="co8" style:family="table-column">
      <style:table-column-properties fo:break-before="auto" style:column-width="25.96mm"/>
    </style:style>
    <style:style style:name="co9" style:family="table-column">
      <style:table-column-properties fo:break-before="auto" style:column-width="33.9mm"/>
    </style:style>
    <style:style style:name="co10" style:family="table-column">
      <style:table-column-properties fo:break-before="auto" style:column-width="17.8mm"/>
    </style:style>
    <style:style style:name="co11" style:family="table-column">
      <style:table-column-properties fo:break-before="auto" style:column-width="29.32mm"/>
    </style:style>
    <style:style style:name="co12" style:family="table-column">
      <style:table-column-properties fo:break-before="auto" style:column-width="10.3mm"/>
    </style:style>
    <style:style style:name="co13" style:family="table-column">
      <style:table-column-properties fo:break-before="auto" style:column-width="21.64mm"/>
    </style:style>
    <style:style style:name="co14" style:family="table-column">
      <style:table-column-properties fo:break-before="auto" style:column-width="48.17mm"/>
    </style:style>
    <style:style style:name="co15" style:family="table-column">
      <style:table-column-properties fo:break-before="auto" style:column-width="22.56mm"/>
    </style:style>
    <style:style style:name="co16" style:family="table-column">
      <style:table-column-properties fo:break-before="auto" style:column-width="24.15mm"/>
    </style:style>
    <style:style style:name="co17" style:family="table-column">
      <style:table-column-properties fo:break-before="auto" style:column-width="21.59mm"/>
    </style:style>
    <style:style style:name="co1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lto santo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visibility="collapse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2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number-columns-repeated="1006" table:default-cell-style-name="ce1"/>
        <table:table-column table:style-name="co17" table:default-cell-style-name="Default"/>
        <table:table-row table:style-name="ro1">
          <table:table-cell office:value-type="string" calcext:value-type="string">
            <text:p><text:s/>instance </text:p>
          </table:table-cell>
          <table:table-cell office:value-type="string" calcext:value-type="string">
            <text:p><text:s/>|V| </text:p>
          </table:table-cell>
          <table:table-cell office:value-type="string" calcext:value-type="string">
            <text:p><text:s/>|A| </text:p>
          </table:table-cell>
          <table:table-cell office:value-type="string" calcext:value-type="string">
            <text:p>|B|</text:p>
          </table:table-cell>
          <table:table-cell office:value-type="string" calcext:value-type="string">
            <text:p><text:s/>T </text:p>
          </table:table-cell>
          <table:table-cell office:value-type="string" calcext:value-type="string">
            <text:p><text:s/>model </text:p>
          </table:table-cell>
          <table:table-cell office:value-type="string" calcext:value-type="string">
            <text:p><text:s/>rootLP </text:p>
          </table:table-cell>
          <table:table-cell office:value-type="string" calcext:value-type="string">
            <text:p><text:s/>maxFlowCuts </text:p>
          </table:table-cell>
          <table:table-cell office:value-type="string" calcext:value-type="string">
            <text:p><text:s/>maxFlowCutsTime </text:p>
          </table:table-cell>
          <table:table-cell office:value-type="string" calcext:value-type="string">
            <text:p><text:s/>lazyCuts </text:p>
          </table:table-cell>
          <table:table-cell office:value-type="string" calcext:value-type="string">
            <text:p>sol</text:p>
          </table:table-cell>
          <table:table-cell office:value-type="string" calcext:value-type="string">
            <text:p><text:s/>solverTime </text:p>
          </table:table-cell>
          <table:table-cell office:value-type="string" calcext:value-type="string">
            <text:p>GAP </text:p>
          </table:table-cell>
          <table:table-cell office:value-type="string" calcext:value-type="string">
            <text:p><text:s/>nodeCount </text:p>
          </table:table-cell>
          <table:table-cell office:value-type="string" calcext:value-type="string">
            <text:p><text:s/>meters </text:p>
          </table:table-cell>
          <table:table-cell office:value-type="string" calcext:value-type="string">
            <text:p><text:s/>tourMinutes </text:p>
          </table:table-cell>
          <table:table-cell office:value-type="string" calcext:value-type="string">
            <text:p><text:s/>blocksMeters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<text:s/>alto-santo-confirmed-1000-2016 </text:p>
          </table:table-cell>
          <table:table-cell office:value-type="float" office:value="327" calcext:value-type="float">
            <text:p>327</text:p>
          </table:table-cell>
          <table:table-cell office:value-type="float" office:value="106602" calcext:value-type="float">
            <text:p>106602</text:p>
          </table:table-cell>
          <table:table-cell office:value-type="float" office:value="65" calcext:value-type="float">
            <text:p>65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<text:s/>SBRPMaxComplete </text:p>
          </table:table-cell>
          <table:table-cell office:value-type="float" office:value="256" calcext:value-type="float">
            <text:p>256</text:p>
          </table:table-cell>
          <table:table-cell office:value-type="float" office:value="38" calcext:value-type="float">
            <text:p>38</text:p>
          </table:table-cell>
          <table:table-cell office:value-type="float" office:value="13.784216973" calcext:value-type="float">
            <text:p>13,784216973</text:p>
          </table:table-cell>
          <table:table-cell office:value-type="float" office:value="152" calcext:value-type="float">
            <text:p>152</text:p>
          </table:table-cell>
          <table:table-cell office:value-type="float" office:value="256" calcext:value-type="float">
            <text:p>256</text:p>
          </table:table-cell>
          <table:table-cell office:value-type="float" office:value="9.90293121337891" calcext:value-type="float">
            <text:p>9,902931213378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890" calcext:value-type="float">
            <text:p>22890</text:p>
          </table:table-cell>
          <table:table-cell office:value-type="float" office:value="50.5575" calcext:value-type="float">
            <text:p>50,5575</text:p>
          </table:table-cell>
          <table:table-cell office:value-type="float" office:value="3605" calcext:value-type="float">
            <text:p>360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<text:s/>alto-santo-confirmed-1000-2017 </text:p>
          </table:table-cell>
          <table:table-cell office:value-type="float" office:value="327" calcext:value-type="float">
            <text:p>327</text:p>
          </table:table-cell>
          <table:table-cell office:value-type="float" office:value="106602" calcext:value-type="float">
            <text:p>106602</text:p>
          </table:table-cell>
          <table:table-cell office:value-type="float" office:value="65" calcext:value-type="float">
            <text:p>65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<text:s/>SBRPMaxComplete </text:p>
          </table:table-cell>
          <table:table-cell office:value-type="float" office:value="1428" calcext:value-type="float">
            <text:p>1428</text:p>
          </table:table-cell>
          <table:table-cell office:value-type="float" office:value="810" calcext:value-type="float">
            <text:p>810</text:p>
          </table:table-cell>
          <table:table-cell office:value-type="float" office:value="276.260460894" calcext:value-type="float">
            <text:p>276,260460894</text:p>
          </table:table-cell>
          <table:table-cell office:value-type="float" office:value="453" calcext:value-type="float">
            <text:p>453</text:p>
          </table:table-cell>
          <table:table-cell office:value-type="float" office:value="1428" calcext:value-type="float">
            <text:p>1428</text:p>
          </table:table-cell>
          <table:table-cell office:value-type="float" office:value="68.5233938694" calcext:value-type="float">
            <text:p>68,5233938694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34010" calcext:value-type="float">
            <text:p>34010</text:p>
          </table:table-cell>
          <table:table-cell office:value-type="float" office:value="95.241" calcext:value-type="float">
            <text:p>95,241</text:p>
          </table:table-cell>
          <table:table-cell office:value-type="float" office:value="9828" calcext:value-type="float">
            <text:p>9828</text:p>
          </table:table-cell>
          <table:table-cell table:number-columns-repeated="1007"/>
        </table:table-row>
        <table:table-row table:style-name="ro1" table:visibility="collapse">
          <table:table-cell office:value-type="string" calcext:value-type="string">
            <text:p><text:s/>alto-santo-confirmed-1000-2018 </text:p>
          </table:table-cell>
          <table:table-cell office:value-type="float" office:value="327" calcext:value-type="float">
            <text:p>327</text:p>
          </table:table-cell>
          <table:table-cell office:value-type="float" office:value="106602" calcext:value-type="float">
            <text:p>106602</text:p>
          </table:table-cell>
          <table:table-cell office:value-type="float" office:value="65" calcext:value-type="float">
            <text:p>65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<text:s/>SBRPMaxComplete </text:p>
          </table:table-cell>
          <table:table-cell office:value-type="float" office:value="1428" calcext:value-type="float">
            <text:p>1428</text:p>
          </table:table-cell>
          <table:table-cell office:value-type="float" office:value="810" calcext:value-type="float">
            <text:p>810</text:p>
          </table:table-cell>
          <table:table-cell office:value-type="float" office:value="272.649822206" calcext:value-type="float">
            <text:p>272,649822206</text:p>
          </table:table-cell>
          <table:table-cell office:value-type="float" office:value="453" calcext:value-type="float">
            <text:p>453</text:p>
          </table:table-cell>
          <table:table-cell office:value-type="float" office:value="1428" calcext:value-type="float">
            <text:p>1428</text:p>
          </table:table-cell>
          <table:table-cell office:value-type="float" office:value="69.2210988998413" calcext:value-type="float">
            <text:p>69,2210988998413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34010" calcext:value-type="float">
            <text:p>34010</text:p>
          </table:table-cell>
          <table:table-cell office:value-type="float" office:value="95.241" calcext:value-type="float">
            <text:p>95,241</text:p>
          </table:table-cell>
          <table:table-cell office:value-type="float" office:value="9828" calcext:value-type="float">
            <text:p>9828</text:p>
          </table:table-cell>
          <table:table-cell table:number-columns-repeated="1007"/>
        </table:table-row>
        <table:table-row table:style-name="ro1" table:visibility="collapse">
          <table:table-cell office:value-type="string" calcext:value-type="string">
            <text:p><text:s/>alto-santo-confirmed-1000-2019 </text:p>
          </table:table-cell>
          <table:table-cell office:value-type="float" office:value="327" calcext:value-type="float">
            <text:p>327</text:p>
          </table:table-cell>
          <table:table-cell office:value-type="float" office:value="106602" calcext:value-type="float">
            <text:p>106602</text:p>
          </table:table-cell>
          <table:table-cell office:value-type="float" office:value="65" calcext:value-type="float">
            <text:p>65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<text:s/>SBRPMaxComplete </text:p>
          </table:table-cell>
          <table:table-cell office:value-type="float" office:value="1428" calcext:value-type="float">
            <text:p>1428</text:p>
          </table:table-cell>
          <table:table-cell office:value-type="float" office:value="810" calcext:value-type="float">
            <text:p>810</text:p>
          </table:table-cell>
          <table:table-cell office:value-type="float" office:value="271.027551358" calcext:value-type="float">
            <text:p>271,027551358</text:p>
          </table:table-cell>
          <table:table-cell office:value-type="float" office:value="453" calcext:value-type="float">
            <text:p>453</text:p>
          </table:table-cell>
          <table:table-cell office:value-type="float" office:value="1428" calcext:value-type="float">
            <text:p>1428</text:p>
          </table:table-cell>
          <table:table-cell office:value-type="float" office:value="68.6261878013611" calcext:value-type="float">
            <text:p>68,6261878013611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34010" calcext:value-type="float">
            <text:p>34010</text:p>
          </table:table-cell>
          <table:table-cell office:value-type="float" office:value="95.241" calcext:value-type="float">
            <text:p>95,241</text:p>
          </table:table-cell>
          <table:table-cell office:value-type="float" office:value="9828" calcext:value-type="float">
            <text:p>982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<text:s/>alto-santo-confirmed-1000-2020 </text:p>
          </table:table-cell>
          <table:table-cell office:value-type="float" office:value="327" calcext:value-type="float">
            <text:p>327</text:p>
          </table:table-cell>
          <table:table-cell office:value-type="float" office:value="106602" calcext:value-type="float">
            <text:p>106602</text:p>
          </table:table-cell>
          <table:table-cell office:value-type="float" office:value="65" calcext:value-type="float">
            <text:p>65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<text:s/>SBRPMaxComplete </text:p>
          </table:table-cell>
          <table:table-cell office:value-type="float" office:value="1452" calcext:value-type="float">
            <text:p>1452</text:p>
          </table:table-cell>
          <table:table-cell office:value-type="float" office:value="811" calcext:value-type="float">
            <text:p>811</text:p>
          </table:table-cell>
          <table:table-cell office:value-type="float" office:value="258.811391419" calcext:value-type="float">
            <text:p>258,811391419</text:p>
          </table:table-cell>
          <table:table-cell office:value-type="float" office:value="28" calcext:value-type="float">
            <text:p>28</text:p>
          </table:table-cell>
          <table:table-cell office:value-type="float" office:value="1452" calcext:value-type="float">
            <text:p>1452</text:p>
          </table:table-cell>
          <table:table-cell office:value-type="float" office:value="24.4576580524445" calcext:value-type="float">
            <text:p>24,45765805244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229" calcext:value-type="float">
            <text:p>26229</text:p>
          </table:table-cell>
          <table:table-cell office:value-type="float" office:value="83.5695" calcext:value-type="float">
            <text:p>83,5695</text:p>
          </table:table-cell>
          <table:table-cell office:value-type="float" office:value="9828" calcext:value-type="float">
            <text:p>982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<text:s/>alto-santo-confirmed-1000-2021 </text:p>
          </table:table-cell>
          <table:table-cell office:value-type="float" office:value="327" calcext:value-type="float">
            <text:p>327</text:p>
          </table:table-cell>
          <table:table-cell office:value-type="float" office:value="106602" calcext:value-type="float">
            <text:p>106602</text:p>
          </table:table-cell>
          <table:table-cell office:value-type="float" office:value="65" calcext:value-type="float">
            <text:p>65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<text:s/>SBRPMaxComplete </text:p>
          </table:table-cell>
          <table:table-cell office:value-type="float" office:value="1475" calcext:value-type="float">
            <text:p>1475</text:p>
          </table:table-cell>
          <table:table-cell office:value-type="float" office:value="293" calcext:value-type="float">
            <text:p>293</text:p>
          </table:table-cell>
          <table:table-cell office:value-type="float" office:value="54.107521539" calcext:value-type="float">
            <text:p>54,107521539</text:p>
          </table:table-cell>
          <table:table-cell office:value-type="float" office:value="30" calcext:value-type="float">
            <text:p>30</text:p>
          </table:table-cell>
          <table:table-cell office:value-type="float" office:value="1475" calcext:value-type="float">
            <text:p>1475</text:p>
          </table:table-cell>
          <table:table-cell office:value-type="float" office:value="13.7891099452972" calcext:value-type="float">
            <text:p>13,78910994529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593" calcext:value-type="float">
            <text:p>23593</text:p>
          </table:table-cell>
          <table:table-cell office:value-type="float" office:value="79.6155" calcext:value-type="float">
            <text:p>79,6155</text:p>
          </table:table-cell>
          <table:table-cell office:value-type="float" office:value="9828" calcext:value-type="float">
            <text:p>982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<text:s/>alto-santo-confirmed-2000-2016 </text:p>
          </table:table-cell>
          <table:table-cell office:value-type="float" office:value="632" calcext:value-type="float">
            <text:p>632</text:p>
          </table:table-cell>
          <table:table-cell office:value-type="float" office:value="398792" calcext:value-type="float">
            <text:p>398792</text:p>
          </table:table-cell>
          <table:table-cell office:value-type="float" office:value="83" calcext:value-type="float">
            <text:p>83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<text:s/>SBRPMaxComplete </text:p>
          </table:table-cell>
          <table:table-cell office:value-type="float" office:value="244" calcext:value-type="float">
            <text:p>244</text:p>
          </table:table-cell>
          <table:table-cell office:value-type="float" office:value="146" calcext:value-type="float">
            <text:p>146</text:p>
          </table:table-cell>
          <table:table-cell office:value-type="float" office:value="330.725421124" calcext:value-type="float">
            <text:p>330,725421124</text:p>
          </table:table-cell>
          <table:table-cell office:value-type="float" office:value="128" calcext:value-type="float">
            <text:p>128</text:p>
          </table:table-cell>
          <table:table-cell office:value-type="float" office:value="244" calcext:value-type="float">
            <text:p>244</text:p>
          </table:table-cell>
          <table:table-cell office:value-type="float" office:value="41.5934538841248" calcext:value-type="float">
            <text:p>41,593453884124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4049" calcext:value-type="float">
            <text:p>34049</text:p>
          </table:table-cell>
          <table:table-cell office:value-type="float" office:value="67.5075" calcext:value-type="float">
            <text:p>67,5075</text:p>
          </table:table-cell>
          <table:table-cell office:value-type="float" office:value="3652" calcext:value-type="float">
            <text:p>3652</text:p>
          </table:table-cell>
          <table:table-cell table:number-columns-repeated="1007"/>
        </table:table-row>
        <table:table-row table:style-name="ro1" table:visibility="collapse">
          <table:table-cell office:value-type="string" calcext:value-type="string">
            <text:p><text:s/>alto-santo-confirmed-2000-2017 </text:p>
          </table:table-cell>
          <table:table-cell office:value-type="float" office:value="632" calcext:value-type="float">
            <text:p>632</text:p>
          </table:table-cell>
          <table:table-cell office:value-type="float" office:value="398792" calcext:value-type="float">
            <text:p>398792</text:p>
          </table:table-cell>
          <table:table-cell office:value-type="float" office:value="83" calcext:value-type="float">
            <text:p>83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<text:s/>SBRPMaxComplete </text:p>
          </table:table-cell>
          <table:table-cell office:value-type="float" office:value="1496" calcext:value-type="float">
            <text:p>1496</text:p>
          </table:table-cell>
          <table:table-cell office:value-type="float" office:value="2436" calcext:value-type="float">
            <text:p>2436</text:p>
          </table:table-cell>
          <table:table-cell office:value-type="float" office:value="4934.379793081" calcext:value-type="float">
            <text:p>4934,379793081</text:p>
          </table:table-cell>
          <table:table-cell office:value-type="float" office:value="23" calcext:value-type="float">
            <text:p>23</text:p>
          </table:table-cell>
          <table:table-cell office:value-type="float" office:value="1496" calcext:value-type="float">
            <text:p>1496</text:p>
          </table:table-cell>
          <table:table-cell office:value-type="float" office:value="249.17658495903" calcext:value-type="float">
            <text:p>249,1765849590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4432" calcext:value-type="float">
            <text:p>34432</text:p>
          </table:table-cell>
          <table:table-cell office:value-type="float" office:value="114.3735" calcext:value-type="float">
            <text:p>114,3735</text:p>
          </table:table-cell>
          <table:table-cell office:value-type="float" office:value="13939" calcext:value-type="float">
            <text:p>13939</text:p>
          </table:table-cell>
          <table:table-cell table:number-columns-repeated="1007"/>
        </table:table-row>
        <table:table-row table:style-name="ro1" table:visibility="collapse">
          <table:table-cell office:value-type="string" calcext:value-type="string">
            <text:p><text:s/>alto-santo-confirmed-2000-2018 </text:p>
          </table:table-cell>
          <table:table-cell office:value-type="float" office:value="632" calcext:value-type="float">
            <text:p>632</text:p>
          </table:table-cell>
          <table:table-cell office:value-type="float" office:value="398792" calcext:value-type="float">
            <text:p>398792</text:p>
          </table:table-cell>
          <table:table-cell office:value-type="float" office:value="83" calcext:value-type="float">
            <text:p>83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<text:s/>SBRPMaxComplete </text:p>
          </table:table-cell>
          <table:table-cell office:value-type="float" office:value="1496" calcext:value-type="float">
            <text:p>1496</text:p>
          </table:table-cell>
          <table:table-cell office:value-type="float" office:value="2436" calcext:value-type="float">
            <text:p>2436</text:p>
          </table:table-cell>
          <table:table-cell office:value-type="float" office:value="4907.774124924" calcext:value-type="float">
            <text:p>4907,774124924</text:p>
          </table:table-cell>
          <table:table-cell office:value-type="float" office:value="23" calcext:value-type="float">
            <text:p>23</text:p>
          </table:table-cell>
          <table:table-cell office:value-type="float" office:value="1496" calcext:value-type="float">
            <text:p>1496</text:p>
          </table:table-cell>
          <table:table-cell office:value-type="float" office:value="247.247741937637" calcext:value-type="float">
            <text:p>247,24774193763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4432" calcext:value-type="float">
            <text:p>34432</text:p>
          </table:table-cell>
          <table:table-cell office:value-type="float" office:value="114.3735" calcext:value-type="float">
            <text:p>114,3735</text:p>
          </table:table-cell>
          <table:table-cell office:value-type="float" office:value="13939" calcext:value-type="float">
            <text:p>1393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<text:s/>alto-santo-confirmed-2000-2019 </text:p>
          </table:table-cell>
          <table:table-cell office:value-type="float" office:value="632" calcext:value-type="float">
            <text:p>632</text:p>
          </table:table-cell>
          <table:table-cell office:value-type="float" office:value="398792" calcext:value-type="float">
            <text:p>398792</text:p>
          </table:table-cell>
          <table:table-cell office:value-type="float" office:value="83" calcext:value-type="float">
            <text:p>83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<text:s/>SBRPMaxComplete </text:p>
          </table:table-cell>
          <table:table-cell office:value-type="float" office:value="1496" calcext:value-type="float">
            <text:p>1496</text:p>
          </table:table-cell>
          <table:table-cell office:value-type="float" office:value="2436" calcext:value-type="float">
            <text:p>2436</text:p>
          </table:table-cell>
          <table:table-cell office:value-type="float" office:value="4905.776869394" calcext:value-type="float">
            <text:p>4905,776869394</text:p>
          </table:table-cell>
          <table:table-cell office:value-type="float" office:value="23" calcext:value-type="float">
            <text:p>23</text:p>
          </table:table-cell>
          <table:table-cell office:value-type="float" office:value="1496" calcext:value-type="float">
            <text:p>1496</text:p>
          </table:table-cell>
          <table:table-cell office:value-type="float" office:value="249.466984033585" calcext:value-type="float">
            <text:p>249,46698403358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4432" calcext:value-type="float">
            <text:p>34432</text:p>
          </table:table-cell>
          <table:table-cell office:value-type="float" office:value="114.3735" calcext:value-type="float">
            <text:p>114,3735</text:p>
          </table:table-cell>
          <table:table-cell office:value-type="float" office:value="13939" calcext:value-type="float">
            <text:p>1393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<text:s/>alto-santo-confirmed-2000-2020 </text:p>
          </table:table-cell>
          <table:table-cell office:value-type="float" office:value="632" calcext:value-type="float">
            <text:p>632</text:p>
          </table:table-cell>
          <table:table-cell office:value-type="float" office:value="398792" calcext:value-type="float">
            <text:p>398792</text:p>
          </table:table-cell>
          <table:table-cell office:value-type="float" office:value="83" calcext:value-type="float">
            <text:p>83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<text:s/>SBRPMaxComplete </text:p>
          </table:table-cell>
          <table:table-cell office:value-type="float" office:value="1516" calcext:value-type="float">
            <text:p>1516</text:p>
          </table:table-cell>
          <table:table-cell office:value-type="float" office:value="1397" calcext:value-type="float">
            <text:p>1397</text:p>
          </table:table-cell>
          <table:table-cell office:value-type="float" office:value="2429.567147152" calcext:value-type="float">
            <text:p>2429,567147152</text:p>
          </table:table-cell>
          <table:table-cell office:value-type="float" office:value="2087" calcext:value-type="float">
            <text:p>2087</text:p>
          </table:table-cell>
          <table:table-cell office:value-type="float" office:value="1516" calcext:value-type="float">
            <text:p>1516</text:p>
          </table:table-cell>
          <table:table-cell office:value-type="float" office:value="603.264698982239" calcext:value-type="float">
            <text:p>603,264698982239</text:p>
          </table:table-cell>
          <table:table-cell office:value-type="float" office:value="0" calcext:value-type="float">
            <text:p>0</text:p>
          </table:table-cell>
          <table:table-cell office:value-type="float" office:value="153" calcext:value-type="float">
            <text:p>153</text:p>
          </table:table-cell>
          <table:table-cell office:value-type="float" office:value="31737" calcext:value-type="float">
            <text:p>31737</text:p>
          </table:table-cell>
          <table:table-cell office:value-type="float" office:value="110331" calcext:value-type="float">
            <text:p>110331</text:p>
          </table:table-cell>
          <table:table-cell office:value-type="float" office:value="13939" calcext:value-type="float">
            <text:p>1393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<text:s/>alto-santo-confirmed-2000-2021 </text:p>
          </table:table-cell>
          <table:table-cell office:value-type="float" office:value="632" calcext:value-type="float">
            <text:p>632</text:p>
          </table:table-cell>
          <table:table-cell office:value-type="float" office:value="398792" calcext:value-type="float">
            <text:p>398792</text:p>
          </table:table-cell>
          <table:table-cell office:value-type="float" office:value="83" calcext:value-type="float">
            <text:p>83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<text:s/>SBRPMaxComplete </text:p>
          </table:table-cell>
          <table:table-cell office:value-type="float" office:value="1708" calcext:value-type="float">
            <text:p>1708</text:p>
          </table:table-cell>
          <table:table-cell office:value-type="float" office:value="1813" calcext:value-type="float">
            <text:p>1813</text:p>
          </table:table-cell>
          <table:table-cell office:value-type="float" office:value="2266.001228968" calcext:value-type="float">
            <text:p>2266,001228968</text:p>
          </table:table-cell>
          <table:table-cell office:value-type="float" office:value="95" calcext:value-type="float">
            <text:p>95</text:p>
          </table:table-cell>
          <table:table-cell office:value-type="float" office:value="1708" calcext:value-type="float">
            <text:p>1708</text:p>
          </table:table-cell>
          <table:table-cell office:value-type="float" office:value="259.081040859222" calcext:value-type="float">
            <text:p>259,08104085922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6364" calcext:value-type="float">
            <text:p>36364</text:p>
          </table:table-cell>
          <table:table-cell office:value-type="float" office:value="117.2715" calcext:value-type="float">
            <text:p>117,2715</text:p>
          </table:table-cell>
          <table:table-cell office:value-type="float" office:value="13939" calcext:value-type="float">
            <text:p>1393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<text:s/>alto-santo-confirmed-3000-2016 </text:p>
          </table:table-cell>
          <table:table-cell office:value-type="float" office:value="1458" calcext:value-type="float">
            <text:p>1458</text:p>
          </table:table-cell>
          <table:table-cell office:value-type="float" office:value="2124306" calcext:value-type="float">
            <text:p>2124306</text:p>
          </table:table-cell>
          <table:table-cell office:value-type="float" office:value="111" calcext:value-type="float">
            <text:p>111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<text:s/>SBRPMaxComplete </text:p>
          </table:table-cell>
          <table:table-cell office:value-type="float" office:value="289" calcext:value-type="float">
            <text:p>289</text:p>
          </table:table-cell>
          <table:table-cell office:value-type="float" office:value="101" calcext:value-type="float">
            <text:p>101</text:p>
          </table:table-cell>
          <table:table-cell office:value-type="float" office:value="1728.987965326" calcext:value-type="float">
            <text:p>1728,987965326</text:p>
          </table:table-cell>
          <table:table-cell office:value-type="float" office:value="5" calcext:value-type="float">
            <text:p>5</text:p>
          </table:table-cell>
          <table:table-cell office:value-type="float" office:value="289" calcext:value-type="float">
            <text:p>289</text:p>
          </table:table-cell>
          <table:table-cell office:value-type="float" office:value="227.842334032059" calcext:value-type="float">
            <text:p>227,8423340320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984" calcext:value-type="float">
            <text:p>49984</text:p>
          </table:table-cell>
          <table:table-cell office:value-type="float" office:value="90.6765" calcext:value-type="float">
            <text:p>90,6765</text:p>
          </table:table-cell>
          <table:table-cell office:value-type="float" office:value="3489" calcext:value-type="float">
            <text:p>3489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 table:number-rows-repeated="7">
          <table:table-cell table:number-columns-repeated="20"/>
          <table:table-cell table:style-name="Default"/>
          <table:table-cell table:number-columns-repeated="1003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mpinas" table:style-name="ta1">
        <table:table-column table:style-name="co18" table:number-columns-repeated="7" table:default-cell-style-name="Default"/>
        <table:table-column table:style-name="co18" table:default-cell-style-name="ce3"/>
        <table:table-column table:style-name="co18" table:number-columns-repeated="14" table:default-cell-style-name="Default"/>
        <table:table-row table:style-name="ro1">
          <table:table-cell office:value-type="string" calcext:value-type="string">
            <text:p><text:s/>:instance </text:p>
          </table:table-cell>
          <table:table-cell office:value-type="string" calcext:value-type="string">
            <text:p><text:s/>:|V| </text:p>
          </table:table-cell>
          <table:table-cell office:value-type="string" calcext:value-type="string">
            <text:p><text:s/>:|A| </text:p>
          </table:table-cell>
          <table:table-cell office:value-type="string" calcext:value-type="string">
            <text:p><text:s/>:|B| </text:p>
          </table:table-cell>
          <table:table-cell office:value-type="string" calcext:value-type="string">
            <text:p><text:s/>:T </text:p>
          </table:table-cell>
          <table:table-cell office:value-type="string" calcext:value-type="string">
            <text:p><text:s/>:initialLP </text:p>
          </table:table-cell>
          <table:table-cell office:value-type="string" calcext:value-type="string">
            <text:p><text:s/>:yLP </text:p>
          </table:table-cell>
          <table:table-cell table:style-name="Default" office:value-type="string" calcext:value-type="string">
            <text:p><text:s/>:yLPTime </text:p>
          </table:table-cell>
          <table:table-cell office:value-type="string" calcext:value-type="string">
            <text:p><text:s/>:intersectionCuts </text:p>
          </table:table-cell>
          <table:table-cell office:value-type="string" calcext:value-type="string">
            <text:p><text:s/>:intersectionCutsTime </text:p>
          </table:table-cell>
          <table:table-cell office:value-type="string" calcext:value-type="string">
            <text:p><text:s/>:maxFlowLP </text:p>
          </table:table-cell>
          <table:table-cell office:value-type="string" calcext:value-type="string">
            <text:p><text:s/>:maxFlowCuts </text:p>
          </table:table-cell>
          <table:table-cell office:value-type="string" calcext:value-type="string">
            <text:p><text:s/>:maxFlowCutsTime </text:p>
          </table:table-cell>
          <table:table-cell office:value-type="string" calcext:value-type="string">
            <text:p><text:s/>:lazyCuts </text:p>
          </table:table-cell>
          <table:table-cell office:value-type="string" calcext:value-type="string">
            <text:p><text:s/>:cost </text:p>
          </table:table-cell>
          <table:table-cell office:value-type="string" calcext:value-type="string">
            <text:p><text:s/>:solverTime </text:p>
          </table:table-cell>
          <table:table-cell office:value-type="string" calcext:value-type="string">
            <text:p><text:s/>:relativeGAP </text:p>
          </table:table-cell>
          <table:table-cell office:value-type="string" calcext:value-type="string">
            <text:p><text:s/>:nodeCount </text:p>
          </table:table-cell>
          <table:table-cell office:value-type="string" calcext:value-type="string">
            <text:p><text:s/>:meters </text:p>
          </table:table-cell>
          <table:table-cell office:value-type="string" calcext:value-type="string">
            <text:p><text:s/>:tourMinutes </text:p>
          </table:table-cell>
          <table:table-cell office:value-type="string" calcext:value-type="string">
            <text:p><text:s/>:blocksMeters</text:p>
          </table:table-cell>
          <table:table-cell office:value-type="string" calcext:value-type="string">
            <text:p>: complete ti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1980" calcext:value-type="float">
            <text:p>1980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000018039" calcext:value-type="float">
            <text:p>1,80E-05</text:p>
          </table:table-cell>
          <table:table-cell office:value-type="float" office:value="0" calcext:value-type="float">
            <text:p>0</text:p>
          </table:table-cell>
          <table:table-cell office:value-type="float" office:value="0.002796577" calcext:value-type="float">
            <text:p>0,002796577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2.552119245" calcext:value-type="float">
            <text:p>2,55211924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.49045395851135" calcext:value-type="float">
            <text:p>2,490453958511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228" calcext:value-type="float">
            <text:p>15228</text:p>
          </table:table-cell>
          <table:table-cell office:value-type="float" office:value="32.9085" calcext:value-type="float">
            <text:p>32,9085</text:p>
          </table:table-cell>
          <table:table-cell office:value-type="float" office:value="2237" calcext:value-type="float">
            <text:p>2237</text:p>
          </table:table-cell>
          <table:table-cell table:formula="of:=[.J2] + [.M2] + [.P2] + [.H2]" office:value-type="float" office:value="5.04538781951135" calcext:value-type="float">
            <text:p>5,0453878195113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420" calcext:value-type="float">
            <text:p>420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005831" calcext:value-type="float">
            <text:p>5,83E-03</text:p>
          </table:table-cell>
          <table:table-cell office:value-type="float" office:value="1" calcext:value-type="float">
            <text:p>1</text:p>
          </table:table-cell>
          <table:table-cell office:value-type="float" office:value="0.006257657" calcext:value-type="float">
            <text:p>0,006257657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0.045073125" calcext:value-type="float">
            <text:p>0,04507312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.0318009853363037" calcext:value-type="float">
            <text:p>0,0318009853363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47" calcext:value-type="float">
            <text:p>9647</text:p>
          </table:table-cell>
          <table:table-cell office:value-type="float" office:value="22.008" calcext:value-type="float">
            <text:p>22,008</text:p>
          </table:table-cell>
          <table:table-cell office:value-type="float" office:value="1675" calcext:value-type="float">
            <text:p>1675</text:p>
          </table:table-cell>
          <table:table-cell table:formula="of:=[.J3] + [.M3] + [.P3] + [.H3]" office:value-type="float" office:value="0.0889627673363037" calcext:value-type="float">
            <text:p>0,08896276733630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870" calcext:value-type="float">
            <text:p>870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007119" calcext:value-type="float">
            <text:p>7,12E-03</text:p>
          </table:table-cell>
          <table:table-cell office:value-type="float" office:value="0" calcext:value-type="float">
            <text:p>0</text:p>
          </table:table-cell>
          <table:table-cell office:value-type="float" office:value="0.002927138" calcext:value-type="float">
            <text:p>0,002927138</text:p>
          </table:table-cell>
          <table:table-cell office:value-type="float" office:value="5" calcext:value-type="float">
            <text:p>5</text:p>
          </table:table-cell>
          <table:table-cell office:value-type="float" office:value="58" calcext:value-type="float">
            <text:p>58</text:p>
          </table:table-cell>
          <table:table-cell office:value-type="float" office:value="0.07606769" calcext:value-type="float">
            <text:p>0,0760676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0369839668273926" calcext:value-type="float">
            <text:p>0,0369839668273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804" calcext:value-type="float">
            <text:p>10804</text:p>
          </table:table-cell>
          <table:table-cell office:value-type="float" office:value="24.36" calcext:value-type="float">
            <text:p>24,36</text:p>
          </table:table-cell>
          <table:table-cell office:value-type="float" office:value="1812" calcext:value-type="float">
            <text:p>1812</text:p>
          </table:table-cell>
          <table:table-cell table:formula="of:=[.J4] + [.M4] + [.P4] + [.H4]" office:value-type="float" office:value="0.123097794827393" calcext:value-type="float">
            <text:p>0,12309779482739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office:value-type="float" office:value="2862" calcext:value-type="float">
            <text:p>2862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000010504" calcext:value-type="float">
            <text:p>1,05E-05</text:p>
          </table:table-cell>
          <table:table-cell office:value-type="float" office:value="0" calcext:value-type="float">
            <text:p>0</text:p>
          </table:table-cell>
          <table:table-cell office:value-type="float" office:value="0.003036071" calcext:value-type="float">
            <text:p>0,003036071</text:p>
          </table:table-cell>
          <table:table-cell office:value-type="float" office:value="5" calcext:value-type="float">
            <text:p>5</text:p>
          </table:table-cell>
          <table:table-cell office:value-type="float" office:value="53" calcext:value-type="float">
            <text:p>53</text:p>
          </table:table-cell>
          <table:table-cell office:value-type="float" office:value="0.163407503" calcext:value-type="float">
            <text:p>0,163407503</text:p>
          </table:table-cell>
          <table:table-cell office:value-type="float" office:value="219" calcext:value-type="float">
            <text:p>219</text:p>
          </table:table-cell>
          <table:table-cell office:value-type="float" office:value="5" calcext:value-type="float">
            <text:p>5</text:p>
          </table:table-cell>
          <table:table-cell office:value-type="float" office:value="0.23692798614502" calcext:value-type="float">
            <text:p>0,2369279861450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3750" calcext:value-type="float">
            <text:p>13750</text:p>
          </table:table-cell>
          <table:table-cell office:value-type="float" office:value="28509" calcext:value-type="float">
            <text:p>28509</text:p>
          </table:table-cell>
          <table:table-cell office:value-type="float" office:value="1752" calcext:value-type="float">
            <text:p>1752</text:p>
          </table:table-cell>
          <table:table-cell table:formula="of:=[.J5] + [.M5] + [.P5] + [.H5]" office:value-type="float" office:value="0.40338206414502" calcext:value-type="float">
            <text:p>0,4033820641450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office:value-type="float" office:value="2070" calcext:value-type="float">
            <text:p>2070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01528" calcext:value-type="float">
            <text:p>1,53E-02</text:p>
          </table:table-cell>
          <table:table-cell office:value-type="float" office:value="0" calcext:value-type="float">
            <text:p>0</text:p>
          </table:table-cell>
          <table:table-cell office:value-type="float" office:value="0.002821181" calcext:value-type="float">
            <text:p>0,00282118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017717181" calcext:value-type="float">
            <text:p>0,01771718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0287971496582031" calcext:value-type="float">
            <text:p>0,0287971496582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122" calcext:value-type="float">
            <text:p>13122</text:p>
          </table:table-cell>
          <table:table-cell office:value-type="float" office:value="29.8755" calcext:value-type="float">
            <text:p>29,8755</text:p>
          </table:table-cell>
          <table:table-cell office:value-type="float" office:value="2265" calcext:value-type="float">
            <text:p>2265</text:p>
          </table:table-cell>
          <table:table-cell table:formula="of:=[.J6] + [.M6] + [.P6] + [.H6]" office:value-type="float" office:value="0.0646155116582031" calcext:value-type="float">
            <text:p>0,06461551165820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5" calcext:value-type="float">
            <text:p>115</text:p>
          </table:table-cell>
          <table:table-cell office:value-type="float" office:value="13110" calcext:value-type="float">
            <text:p>13110</text:p>
          </table:table-cell>
          <table:table-cell office:value-type="float" office:value="10" calcext:value-type="float">
            <text:p>1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000028732" calcext:value-type="float">
            <text:p>2,87E-05</text:p>
          </table:table-cell>
          <table:table-cell office:value-type="float" office:value="2" calcext:value-type="float">
            <text:p>2</text:p>
          </table:table-cell>
          <table:table-cell office:value-type="float" office:value="0.012495841" calcext:value-type="float">
            <text:p>0,012495841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0.584636615" calcext:value-type="float">
            <text:p>0,584636615</text:p>
          </table:table-cell>
          <table:table-cell office:value-type="float" office:value="127" calcext:value-type="float">
            <text:p>127</text:p>
          </table:table-cell>
          <table:table-cell office:value-type="float" office:value="10" calcext:value-type="float">
            <text:p>10</text:p>
          </table:table-cell>
          <table:table-cell office:value-type="float" office:value="0.963849067687988" calcext:value-type="float">
            <text:p>0,9638490676879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28" calcext:value-type="float">
            <text:p>34728</text:p>
          </table:table-cell>
          <table:table-cell office:value-type="float" office:value="83547" calcext:value-type="float">
            <text:p>83547</text:p>
          </table:table-cell>
          <table:table-cell office:value-type="float" office:value="6990" calcext:value-type="float">
            <text:p>6990</text:p>
          </table:table-cell>
          <table:table-cell table:formula="of:=[.J7] + [.M7] + [.P7] + [.H7]" office:value-type="float" office:value="1.56101025568799" calcext:value-type="float">
            <text:p>1,5610102556879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6" calcext:value-type="float">
            <text:p>76</text:p>
          </table:table-cell>
          <table:table-cell office:value-type="float" office:value="5700" calcext:value-type="float">
            <text:p>5700</text:p>
          </table:table-cell>
          <table:table-cell office:value-type="float" office:value="10" calcext:value-type="float">
            <text:p>1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000017324" calcext:value-type="float">
            <text:p>1,73E-05</text:p>
          </table:table-cell>
          <table:table-cell office:value-type="float" office:value="1" calcext:value-type="float">
            <text:p>1</text:p>
          </table:table-cell>
          <table:table-cell office:value-type="float" office:value="0.007919895" calcext:value-type="float">
            <text:p>0,007919895</text:p>
          </table:table-cell>
          <table:table-cell office:value-type="float" office:value="10" calcext:value-type="float">
            <text:p>10</text:p>
          </table:table-cell>
          <table:table-cell office:value-type="float" office:value="279" calcext:value-type="float">
            <text:p>279</text:p>
          </table:table-cell>
          <table:table-cell office:value-type="float" office:value="5.454408579" calcext:value-type="float">
            <text:p>5,454408579</text:p>
          </table:table-cell>
          <table:table-cell office:value-type="float" office:value="93" calcext:value-type="float">
            <text:p>93</text:p>
          </table:table-cell>
          <table:table-cell office:value-type="float" office:value="10" calcext:value-type="float">
            <text:p>10</text:p>
          </table:table-cell>
          <table:table-cell office:value-type="float" office:value="1.03801083564758" calcext:value-type="float">
            <text:p>1,0380108356475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0088" calcext:value-type="float">
            <text:p>30088</text:p>
          </table:table-cell>
          <table:table-cell office:value-type="float" office:value="67497" calcext:value-type="float">
            <text:p>67497</text:p>
          </table:table-cell>
          <table:table-cell office:value-type="float" office:value="4970" calcext:value-type="float">
            <text:p>4970</text:p>
          </table:table-cell>
          <table:table-cell table:formula="of:=[.J8] + [.M8] + [.P8] + [.H8]" office:value-type="float" office:value="6.50035663364758" calcext:value-type="float">
            <text:p>6,5003566336475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5" calcext:value-type="float">
            <text:p>105</text:p>
          </table:table-cell>
          <table:table-cell office:value-type="float" office:value="10920" calcext:value-type="float">
            <text:p>10920</text:p>
          </table:table-cell>
          <table:table-cell office:value-type="float" office:value="10" calcext:value-type="float">
            <text:p>1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000030082" calcext:value-type="float">
            <text:p>3,01E-05</text:p>
          </table:table-cell>
          <table:table-cell office:value-type="float" office:value="1" calcext:value-type="float">
            <text:p>1</text:p>
          </table:table-cell>
          <table:table-cell office:value-type="float" office:value="0.008841816" calcext:value-type="float">
            <text:p>0,008841816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0.871817508" calcext:value-type="float">
            <text:p>0,871817508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.431344985961914" calcext:value-type="float">
            <text:p>0,4313449859619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009" calcext:value-type="float">
            <text:p>31009</text:p>
          </table:table-cell>
          <table:table-cell office:value-type="float" office:value="69036" calcext:value-type="float">
            <text:p>69036</text:p>
          </table:table-cell>
          <table:table-cell office:value-type="float" office:value="5005" calcext:value-type="float">
            <text:p>5005</text:p>
          </table:table-cell>
          <table:table-cell table:formula="of:=[.J9] + [.M9] + [.P9] + [.H9]" office:value-type="float" office:value="1.31203439196191" calcext:value-type="float">
            <text:p>1,3120343919619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5" calcext:value-type="float">
            <text:p>95</text:p>
          </table:table-cell>
          <table:table-cell office:value-type="float" office:value="8930" calcext:value-type="float">
            <text:p>8930</text:p>
          </table:table-cell>
          <table:table-cell office:value-type="float" office:value="10" calcext:value-type="float">
            <text:p>1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000017643" calcext:value-type="float">
            <text:p>1,76E-05</text:p>
          </table:table-cell>
          <table:table-cell office:value-type="float" office:value="2" calcext:value-type="float">
            <text:p>2</text:p>
          </table:table-cell>
          <table:table-cell office:value-type="float" office:value="0.014653238" calcext:value-type="float">
            <text:p>0,014653238</text:p>
          </table:table-cell>
          <table:table-cell office:value-type="float" office:value="10" calcext:value-type="float">
            <text:p>10</text:p>
          </table:table-cell>
          <table:table-cell office:value-type="float" office:value="147" calcext:value-type="float">
            <text:p>147</text:p>
          </table:table-cell>
          <table:table-cell office:value-type="float" office:value="2.722060554" calcext:value-type="float">
            <text:p>2,722060554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0.584103107452393" calcext:value-type="float">
            <text:p>0,5841031074523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263" calcext:value-type="float">
            <text:p>23263</text:p>
          </table:table-cell>
          <table:table-cell office:value-type="float" office:value="55.14" calcext:value-type="float">
            <text:p>55,14</text:p>
          </table:table-cell>
          <table:table-cell office:value-type="float" office:value="4499" calcext:value-type="float">
            <text:p>4499</text:p>
          </table:table-cell>
          <table:table-cell table:formula="of:=[.J10] + [.M10] + [.P10] + [.H10]" office:value-type="float" office:value="3.32083454245239" calcext:value-type="float">
            <text:p>3,3208345424523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6" calcext:value-type="float">
            <text:p>66</text:p>
          </table:table-cell>
          <table:table-cell office:value-type="float" office:value="4290" calcext:value-type="float">
            <text:p>4290</text:p>
          </table:table-cell>
          <table:table-cell office:value-type="float" office:value="10" calcext:value-type="float">
            <text:p>1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000016602" calcext:value-type="float">
            <text:p>1,66E-05</text:p>
          </table:table-cell>
          <table:table-cell office:value-type="float" office:value="1" calcext:value-type="float">
            <text:p>1</text:p>
          </table:table-cell>
          <table:table-cell office:value-type="float" office:value="0.007916594" calcext:value-type="float">
            <text:p>0,007916594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0.215903548" calcext:value-type="float">
            <text:p>0,21590354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112046003341675" calcext:value-type="float">
            <text:p>0,1120460033416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762" calcext:value-type="float">
            <text:p>29762</text:p>
          </table:table-cell>
          <table:table-cell office:value-type="float" office:value="58.7325" calcext:value-type="float">
            <text:p>58,7325</text:p>
          </table:table-cell>
          <table:table-cell office:value-type="float" office:value="3131" calcext:value-type="float">
            <text:p>3131</text:p>
          </table:table-cell>
          <table:table-cell table:formula="of:=[.J11] + [.M11] + [.P11] + [.H11]" office:value-type="float" office:value="0.335882747341675" calcext:value-type="float">
            <text:p>0,33588274734167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34" calcext:value-type="float">
            <text:p>134</text:p>
          </table:table-cell>
          <table:table-cell office:value-type="float" office:value="17822" calcext:value-type="float">
            <text:p>17822</text:p>
          </table:table-cell>
          <table:table-cell office:value-type="float" office:value="15" calcext:value-type="float">
            <text:p>15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0.000027548" calcext:value-type="float">
            <text:p>2,75E-05</text:p>
          </table:table-cell>
          <table:table-cell office:value-type="float" office:value="3" calcext:value-type="float">
            <text:p>3</text:p>
          </table:table-cell>
          <table:table-cell office:value-type="float" office:value="0.021086031" calcext:value-type="float">
            <text:p>0,021086031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0.762030006" calcext:value-type="float">
            <text:p>0,762030006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office:value-type="float" office:value="0.557538032531738" calcext:value-type="float">
            <text:p>0,5575380325317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716" calcext:value-type="float">
            <text:p>36716</text:p>
          </table:table-cell>
          <table:table-cell office:value-type="float" office:value="80.6745" calcext:value-type="float">
            <text:p>80,6745</text:p>
          </table:table-cell>
          <table:table-cell office:value-type="float" office:value="5689" calcext:value-type="float">
            <text:p>5689</text:p>
          </table:table-cell>
          <table:table-cell table:formula="of:=[.J12] + [.M12] + [.P12] + [.H12]" office:value-type="float" office:value="1.34068161753174" calcext:value-type="float">
            <text:p>1,3406816175317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5" calcext:value-type="float">
            <text:p>145</text:p>
          </table:table-cell>
          <table:table-cell office:value-type="float" office:value="20880" calcext:value-type="float">
            <text:p>20880</text:p>
          </table:table-cell>
          <table:table-cell office:value-type="float" office:value="15" calcext:value-type="float">
            <text:p>15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0.000017114" calcext:value-type="float">
            <text:p>1,71E-05</text:p>
          </table:table-cell>
          <table:table-cell office:value-type="float" office:value="2" calcext:value-type="float">
            <text:p>2</text:p>
          </table:table-cell>
          <table:table-cell office:value-type="float" office:value="0.017713967" calcext:value-type="float">
            <text:p>0,017713967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office:value-type="float" office:value="1.139425967" calcext:value-type="float">
            <text:p>1,139425967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.674555063247681" calcext:value-type="float">
            <text:p>0,6745550632476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809" calcext:value-type="float">
            <text:p>50809</text:p>
          </table:table-cell>
          <table:table-cell office:value-type="float" office:value="97.8675" calcext:value-type="float">
            <text:p>97,8675</text:p>
          </table:table-cell>
          <table:table-cell office:value-type="float" office:value="4812" calcext:value-type="float">
            <text:p>4812</text:p>
          </table:table-cell>
          <table:table-cell table:formula="of:=[.J13] + [.M13] + [.P13] + [.H13]" office:value-type="float" office:value="1.83171211124768" calcext:value-type="float">
            <text:p>1,8317121112476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9" calcext:value-type="float">
            <text:p>119</text:p>
          </table:table-cell>
          <table:table-cell office:value-type="float" office:value="14042" calcext:value-type="float">
            <text:p>14042</text:p>
          </table:table-cell>
          <table:table-cell office:value-type="float" office:value="15" calcext:value-type="float">
            <text:p>15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0.000016074" calcext:value-type="float">
            <text:p>1,61E-05</text:p>
          </table:table-cell>
          <table:table-cell office:value-type="float" office:value="2" calcext:value-type="float">
            <text:p>2</text:p>
          </table:table-cell>
          <table:table-cell office:value-type="float" office:value="0.015971915" calcext:value-type="float">
            <text:p>0,015971915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127790445" calcext:value-type="float">
            <text:p>0,127790445</text:p>
          </table:table-cell>
          <table:table-cell office:value-type="float" office:value="151" calcext:value-type="float">
            <text:p>151</text:p>
          </table:table-cell>
          <table:table-cell office:value-type="float" office:value="15" calcext:value-type="float">
            <text:p>15</text:p>
          </table:table-cell>
          <table:table-cell office:value-type="float" office:value="0.983435153961181" calcext:value-type="float">
            <text:p>0,9834351539611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991" calcext:value-type="float">
            <text:p>29991</text:p>
          </table:table-cell>
          <table:table-cell office:value-type="float" office:value="72.9045" calcext:value-type="float">
            <text:p>72,9045</text:p>
          </table:table-cell>
          <table:table-cell office:value-type="float" office:value="6204" calcext:value-type="float">
            <text:p>6204</text:p>
          </table:table-cell>
          <table:table-cell table:formula="of:=[.J14] + [.M14] + [.P14] + [.H14]" office:value-type="float" office:value="1.12721358796118" calcext:value-type="float">
            <text:p>1,1272135879611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5" calcext:value-type="float">
            <text:p>105</text:p>
          </table:table-cell>
          <table:table-cell office:value-type="float" office:value="10920" calcext:value-type="float">
            <text:p>10920</text:p>
          </table:table-cell>
          <table:table-cell office:value-type="float" office:value="15" calcext:value-type="float">
            <text:p>15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0.000019" calcext:value-type="float">
            <text:p>1,90E-05</text:p>
          </table:table-cell>
          <table:table-cell office:value-type="float" office:value="2" calcext:value-type="float">
            <text:p>2</text:p>
          </table:table-cell>
          <table:table-cell office:value-type="float" office:value="0.01333631" calcext:value-type="float">
            <text:p>0,01333631</text:p>
          </table:table-cell>
          <table:table-cell office:value-type="float" office:value="15" calcext:value-type="float">
            <text:p>15</text:p>
          </table:table-cell>
          <table:table-cell office:value-type="float" office:value="151" calcext:value-type="float">
            <text:p>151</text:p>
          </table:table-cell>
          <table:table-cell office:value-type="float" office:value="2.727270829" calcext:value-type="float">
            <text:p>2,727270829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office:value-type="float" office:value="1.15328979492188" calcext:value-type="float">
            <text:p>1,1532897949218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7592" calcext:value-type="float">
            <text:p>37592</text:p>
          </table:table-cell>
          <table:table-cell office:value-type="float" office:value="84297" calcext:value-type="float">
            <text:p>84297</text:p>
          </table:table-cell>
          <table:table-cell office:value-type="float" office:value="6202" calcext:value-type="float">
            <text:p>6202</text:p>
          </table:table-cell>
          <table:table-cell table:formula="of:=[.J15] + [.M15] + [.P15] + [.H15]" office:value-type="float" office:value="3.89391593392188" calcext:value-type="float">
            <text:p>3,8939159339218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58" calcext:value-type="float">
            <text:p>158</text:p>
          </table:table-cell>
          <table:table-cell office:value-type="float" office:value="24806" calcext:value-type="float">
            <text:p>24806</text:p>
          </table:table-cell>
          <table:table-cell office:value-type="float" office:value="15" calcext:value-type="float">
            <text:p>15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0.000028352" calcext:value-type="float">
            <text:p>2,84E-05</text:p>
          </table:table-cell>
          <table:table-cell office:value-type="float" office:value="0" calcext:value-type="float">
            <text:p>0</text:p>
          </table:table-cell>
          <table:table-cell office:value-type="float" office:value="0.004321647" calcext:value-type="float">
            <text:p>0,004321647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0.998334079" calcext:value-type="float">
            <text:p>0,998334079</text:p>
          </table:table-cell>
          <table:table-cell office:value-type="float" office:value="390" calcext:value-type="float">
            <text:p>390</text:p>
          </table:table-cell>
          <table:table-cell office:value-type="float" office:value="15" calcext:value-type="float">
            <text:p>15</text:p>
          </table:table-cell>
          <table:table-cell office:value-type="float" office:value="5.1715190410614" calcext:value-type="float">
            <text:p>5,1715190410614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53798" calcext:value-type="float">
            <text:p>53798</text:p>
          </table:table-cell>
          <table:table-cell office:value-type="float" office:value="115.2885" calcext:value-type="float">
            <text:p>115,2885</text:p>
          </table:table-cell>
          <table:table-cell office:value-type="float" office:value="7687" calcext:value-type="float">
            <text:p>7687</text:p>
          </table:table-cell>
          <table:table-cell table:formula="of:=[.J16] + [.M16] + [.P16] + [.H16]" office:value-type="float" office:value="6.1742031190614" calcext:value-type="float">
            <text:p>6,174203119061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10" calcext:value-type="float">
            <text:p>210</text:p>
          </table:table-cell>
          <table:table-cell office:value-type="float" office:value="43890" calcext:value-type="float">
            <text:p>43890</text:p>
          </table:table-cell>
          <table:table-cell office:value-type="float" office:value="20" calcext:value-type="float">
            <text:p>2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.000028975" calcext:value-type="float">
            <text:p>2,90E-05</text:p>
          </table:table-cell>
          <table:table-cell office:value-type="float" office:value="2" calcext:value-type="float">
            <text:p>2</text:p>
          </table:table-cell>
          <table:table-cell office:value-type="float" office:value="0.026524896" calcext:value-type="float">
            <text:p>0,026524896</text:p>
          </table:table-cell>
          <table:table-cell office:value-type="float" office:value="20" calcext:value-type="float">
            <text:p>20</text:p>
          </table:table-cell>
          <table:table-cell office:value-type="float" office:value="697" calcext:value-type="float">
            <text:p>697</text:p>
          </table:table-cell>
          <table:table-cell office:value-type="float" office:value="96.299107302" calcext:value-type="float">
            <text:p>96,299107302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float" office:value="15.5857129096985" calcext:value-type="float">
            <text:p>15,585712909698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55510" calcext:value-type="float">
            <text:p>55510</text:p>
          </table:table-cell>
          <table:table-cell office:value-type="float" office:value="118.122" calcext:value-type="float">
            <text:p>118,122</text:p>
          </table:table-cell>
          <table:table-cell office:value-type="float" office:value="7746" calcext:value-type="float">
            <text:p>7746</text:p>
          </table:table-cell>
          <table:table-cell table:formula="of:=[.J17] + [.M17] + [.P17] + [.H17]" office:value-type="float" office:value="111.911374082699" calcext:value-type="float">
            <text:p>111,91137408269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54" calcext:value-type="float">
            <text:p>154</text:p>
          </table:table-cell>
          <table:table-cell office:value-type="float" office:value="23562" calcext:value-type="float">
            <text:p>23562</text:p>
          </table:table-cell>
          <table:table-cell office:value-type="float" office:value="20" calcext:value-type="float">
            <text:p>2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.000016221" calcext:value-type="float">
            <text:p>1,62E-05</text:p>
          </table:table-cell>
          <table:table-cell office:value-type="float" office:value="10" calcext:value-type="float">
            <text:p>10</text:p>
          </table:table-cell>
          <table:table-cell office:value-type="float" office:value="0.091878319" calcext:value-type="float">
            <text:p>0,091878319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0.498853287" calcext:value-type="float">
            <text:p>0,498853287</text:p>
          </table:table-cell>
          <table:table-cell office:value-type="float" office:value="310" calcext:value-type="float">
            <text:p>310</text:p>
          </table:table-cell>
          <table:table-cell office:value-type="float" office:value="20" calcext:value-type="float">
            <text:p>20</text:p>
          </table:table-cell>
          <table:table-cell office:value-type="float" office:value="4.14988899230957" calcext:value-type="float">
            <text:p>4,14988899230957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50451" calcext:value-type="float">
            <text:p>50451</text:p>
          </table:table-cell>
          <table:table-cell office:value-type="float" office:value="116757" calcext:value-type="float">
            <text:p>116757</text:p>
          </table:table-cell>
          <table:table-cell office:value-type="float" office:value="9129" calcext:value-type="float">
            <text:p>9129</text:p>
          </table:table-cell>
          <table:table-cell table:formula="of:=[.J18] + [.M18] + [.P18] + [.H18]" office:value-type="float" office:value="4.74063681930957" calcext:value-type="float">
            <text:p>4,7406368193095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33" calcext:value-type="float">
            <text:p>133</text:p>
          </table:table-cell>
          <table:table-cell office:value-type="float" office:value="17556" calcext:value-type="float">
            <text:p>17556</text:p>
          </table:table-cell>
          <table:table-cell office:value-type="float" office:value="20" calcext:value-type="float">
            <text:p>2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.000017402" calcext:value-type="float">
            <text:p>1,74E-05</text:p>
          </table:table-cell>
          <table:table-cell office:value-type="float" office:value="4" calcext:value-type="float">
            <text:p>4</text:p>
          </table:table-cell>
          <table:table-cell office:value-type="float" office:value="0.043806181" calcext:value-type="float">
            <text:p>0,043806181</text:p>
          </table:table-cell>
          <table:table-cell office:value-type="float" office:value="20" calcext:value-type="float">
            <text:p>20</text:p>
          </table:table-cell>
          <table:table-cell office:value-type="float" office:value="46" calcext:value-type="float">
            <text:p>46</text:p>
          </table:table-cell>
          <table:table-cell office:value-type="float" office:value="1.058490071" calcext:value-type="float">
            <text:p>1,058490071</text:p>
          </table:table-cell>
          <table:table-cell office:value-type="float" office:value="157" calcext:value-type="float">
            <text:p>157</text:p>
          </table:table-cell>
          <table:table-cell office:value-type="float" office:value="20" calcext:value-type="float">
            <text:p>20</text:p>
          </table:table-cell>
          <table:table-cell office:value-type="float" office:value="1.53644895553589" calcext:value-type="float">
            <text:p>1,536448955535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786" calcext:value-type="float">
            <text:p>37786</text:p>
          </table:table-cell>
          <table:table-cell office:value-type="float" office:value="87.4995" calcext:value-type="float">
            <text:p>87,4995</text:p>
          </table:table-cell>
          <table:table-cell office:value-type="float" office:value="6849" calcext:value-type="float">
            <text:p>6849</text:p>
          </table:table-cell>
          <table:table-cell table:formula="of:=[.J19] + [.M19] + [.P19] + [.H19]" office:value-type="float" office:value="2.63876260953589" calcext:value-type="float">
            <text:p>2,6387626095358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52" calcext:value-type="float">
            <text:p>152</text:p>
          </table:table-cell>
          <table:table-cell office:value-type="float" office:value="22952" calcext:value-type="float">
            <text:p>22952</text:p>
          </table:table-cell>
          <table:table-cell office:value-type="float" office:value="20" calcext:value-type="float">
            <text:p>2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.000030404" calcext:value-type="float">
            <text:p>3,04E-05</text:p>
          </table:table-cell>
          <table:table-cell office:value-type="float" office:value="5" calcext:value-type="float">
            <text:p>5</text:p>
          </table:table-cell>
          <table:table-cell office:value-type="float" office:value="0.039054125" calcext:value-type="float">
            <text:p>0,039054125</text:p>
          </table:table-cell>
          <table:table-cell office:value-type="float" office:value="20" calcext:value-type="float">
            <text:p>20</text:p>
          </table:table-cell>
          <table:table-cell office:value-type="float" office:value="141" calcext:value-type="float">
            <text:p>141</text:p>
          </table:table-cell>
          <table:table-cell office:value-type="float" office:value="5.510713634" calcext:value-type="float">
            <text:p>5,510713634</text:p>
          </table:table-cell>
          <table:table-cell office:value-type="float" office:value="1134" calcext:value-type="float">
            <text:p>1134</text:p>
          </table:table-cell>
          <table:table-cell office:value-type="float" office:value="20" calcext:value-type="float">
            <text:p>20</text:p>
          </table:table-cell>
          <table:table-cell office:value-type="float" office:value="11.7770528793335" calcext:value-type="float">
            <text:p>11,777052879333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7167" calcext:value-type="float">
            <text:p>47167</text:p>
          </table:table-cell>
          <table:table-cell office:value-type="float" office:value="110.544" calcext:value-type="float">
            <text:p>110,544</text:p>
          </table:table-cell>
          <table:table-cell office:value-type="float" office:value="8843" calcext:value-type="float">
            <text:p>8843</text:p>
          </table:table-cell>
          <table:table-cell table:formula="of:=[.J20] + [.M20] + [.P20] + [.H20]" office:value-type="float" office:value="17.3268510423335" calcext:value-type="float">
            <text:p>17,326851042333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9" calcext:value-type="float">
            <text:p>159</text:p>
          </table:table-cell>
          <table:table-cell office:value-type="float" office:value="25122" calcext:value-type="float">
            <text:p>25122</text:p>
          </table:table-cell>
          <table:table-cell office:value-type="float" office:value="20" calcext:value-type="float">
            <text:p>2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.000028606" calcext:value-type="float">
            <text:p>2,86E-05</text:p>
          </table:table-cell>
          <table:table-cell office:value-type="float" office:value="7" calcext:value-type="float">
            <text:p>7</text:p>
          </table:table-cell>
          <table:table-cell office:value-type="float" office:value="0.051717227" calcext:value-type="float">
            <text:p>0,051717227</text:p>
          </table:table-cell>
          <table:table-cell office:value-type="float" office:value="20" calcext:value-type="float">
            <text:p>20</text:p>
          </table:table-cell>
          <table:table-cell office:value-type="float" office:value="766" calcext:value-type="float">
            <text:p>766</text:p>
          </table:table-cell>
          <table:table-cell office:value-type="float" office:value="90.273204237" calcext:value-type="float">
            <text:p>90,273204237</text:p>
          </table:table-cell>
          <table:table-cell office:value-type="float" office:value="54" calcext:value-type="float">
            <text:p>54</text:p>
          </table:table-cell>
          <table:table-cell office:value-type="float" office:value="20" calcext:value-type="float">
            <text:p>20</text:p>
          </table:table-cell>
          <table:table-cell office:value-type="float" office:value="8.31737208366394" calcext:value-type="float">
            <text:p>8,317372083663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841" calcext:value-type="float">
            <text:p>31841</text:p>
          </table:table-cell>
          <table:table-cell office:value-type="float" office:value="89.4495" calcext:value-type="float">
            <text:p>89,4495</text:p>
          </table:table-cell>
          <table:table-cell office:value-type="float" office:value="9264" calcext:value-type="float">
            <text:p>9264</text:p>
          </table:table-cell>
          <table:table-cell table:formula="of:=[.J21] + [.M21] + [.P21] + [.H21]" office:value-type="float" office:value="98.6423221536639" calcext:value-type="float">
            <text:p>98,642322153663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55" calcext:value-type="float">
            <text:p>155</text:p>
          </table:table-cell>
          <table:table-cell office:value-type="float" office:value="23870" calcext:value-type="float">
            <text:p>23870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0.000028467" calcext:value-type="float">
            <text:p>2,85E-05</text:p>
          </table:table-cell>
          <table:table-cell office:value-type="float" office:value="3" calcext:value-type="float">
            <text:p>3</text:p>
          </table:table-cell>
          <table:table-cell office:value-type="float" office:value="0.022059758" calcext:value-type="float">
            <text:p>0,022059758</text:p>
          </table:table-cell>
          <table:table-cell office:value-type="float" office:value="25" calcext:value-type="float">
            <text:p>25</text:p>
          </table:table-cell>
          <table:table-cell office:value-type="float" office:value="257" calcext:value-type="float">
            <text:p>257</text:p>
          </table:table-cell>
          <table:table-cell office:value-type="float" office:value="15.051587482" calcext:value-type="float">
            <text:p>15,051587482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9.72282695770264" calcext:value-type="float">
            <text:p>9,722826957702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238" calcext:value-type="float">
            <text:p>47238</text:p>
          </table:table-cell>
          <table:table-cell office:value-type="float" office:value="118.737" calcext:value-type="float">
            <text:p>118,737</text:p>
          </table:table-cell>
          <table:table-cell office:value-type="float" office:value="10640" calcext:value-type="float">
            <text:p>10640</text:p>
          </table:table-cell>
          <table:table-cell table:formula="of:=[.J22] + [.M22] + [.P22] + [.H22]" office:value-type="float" office:value="24.7965026647026" calcext:value-type="float">
            <text:p>24,796502664702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08" calcext:value-type="float">
            <text:p>208</text:p>
          </table:table-cell>
          <table:table-cell office:value-type="float" office:value="43056" calcext:value-type="float">
            <text:p>43056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0.000029019" calcext:value-type="float">
            <text:p>2,90E-05</text:p>
          </table:table-cell>
          <table:table-cell office:value-type="float" office:value="2" calcext:value-type="float">
            <text:p>2</text:p>
          </table:table-cell>
          <table:table-cell office:value-type="float" office:value="0.019347176" calcext:value-type="float">
            <text:p>0,019347176</text:p>
          </table:table-cell>
          <table:table-cell office:value-type="float" office:value="25" calcext:value-type="float">
            <text:p>25</text:p>
          </table:table-cell>
          <table:table-cell office:value-type="float" office:value="116" calcext:value-type="float">
            <text:p>116</text:p>
          </table:table-cell>
          <table:table-cell office:value-type="float" office:value="6.394918211" calcext:value-type="float">
            <text:p>6,394918211</text:p>
          </table:table-cell>
          <table:table-cell office:value-type="float" office:value="41" calcext:value-type="float">
            <text:p>41</text:p>
          </table:table-cell>
          <table:table-cell office:value-type="float" office:value="25" calcext:value-type="float">
            <text:p>25</text:p>
          </table:table-cell>
          <table:table-cell office:value-type="float" office:value="4.04970693588257" calcext:value-type="float">
            <text:p>4,049706935882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487" calcext:value-type="float">
            <text:p>47487</text:p>
          </table:table-cell>
          <table:table-cell office:value-type="float" office:value="116.6175" calcext:value-type="float">
            <text:p>116,6175</text:p>
          </table:table-cell>
          <table:table-cell office:value-type="float" office:value="10086" calcext:value-type="float">
            <text:p>10086</text:p>
          </table:table-cell>
          <table:table-cell table:formula="of:=[.J23] + [.M23] + [.P23] + [.H23]" office:value-type="float" office:value="10.4640013418826" calcext:value-type="float">
            <text:p>10,464001341882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48" calcext:value-type="float">
            <text:p>248</text:p>
          </table:table-cell>
          <table:table-cell office:value-type="float" office:value="61256" calcext:value-type="float">
            <text:p>61256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0.000028205" calcext:value-type="float">
            <text:p>2,82E-05</text:p>
          </table:table-cell>
          <table:table-cell office:value-type="float" office:value="4" calcext:value-type="float">
            <text:p>4</text:p>
          </table:table-cell>
          <table:table-cell office:value-type="float" office:value="0.041253787" calcext:value-type="float">
            <text:p>0,041253787</text:p>
          </table:table-cell>
          <table:table-cell office:value-type="float" office:value="25" calcext:value-type="float">
            <text:p>25</text:p>
          </table:table-cell>
          <table:table-cell office:value-type="float" office:value="242" calcext:value-type="float">
            <text:p>242</text:p>
          </table:table-cell>
          <table:table-cell office:value-type="float" office:value="20.13909291" calcext:value-type="float">
            <text:p>20,13909291</text:p>
          </table:table-cell>
          <table:table-cell office:value-type="float" office:value="174" calcext:value-type="float">
            <text:p>174</text:p>
          </table:table-cell>
          <table:table-cell office:value-type="float" office:value="25" calcext:value-type="float">
            <text:p>25</text:p>
          </table:table-cell>
          <table:table-cell office:value-type="float" office:value="13.0924301147461" calcext:value-type="float">
            <text:p>13,09243011474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842" calcext:value-type="float">
            <text:p>42842</text:p>
          </table:table-cell>
          <table:table-cell office:value-type="float" office:value="117.6915" calcext:value-type="float">
            <text:p>117,6915</text:p>
          </table:table-cell>
          <table:table-cell office:value-type="float" office:value="11873" calcext:value-type="float">
            <text:p>11873</text:p>
          </table:table-cell>
          <table:table-cell table:formula="of:=[.J24] + [.M24] + [.P24] + [.H24]" office:value-type="float" office:value="33.2728050167461" calcext:value-type="float">
            <text:p>33,272805016746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87" calcext:value-type="float">
            <text:p>187</text:p>
          </table:table-cell>
          <table:table-cell office:value-type="float" office:value="34782" calcext:value-type="float">
            <text:p>34782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0.000016837" calcext:value-type="float">
            <text:p>1,68E-05</text:p>
          </table:table-cell>
          <table:table-cell office:value-type="float" office:value="8" calcext:value-type="float">
            <text:p>8</text:p>
          </table:table-cell>
          <table:table-cell office:value-type="float" office:value="0.061683446" calcext:value-type="float">
            <text:p>0,061683446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1.036883532" calcext:value-type="float">
            <text:p>1,036883532</text:p>
          </table:table-cell>
          <table:table-cell office:value-type="float" office:value="158" calcext:value-type="float">
            <text:p>158</text:p>
          </table:table-cell>
          <table:table-cell office:value-type="float" office:value="25" calcext:value-type="float">
            <text:p>25</text:p>
          </table:table-cell>
          <table:table-cell office:value-type="float" office:value="5.22632002830505" calcext:value-type="float">
            <text:p>5,2263200283050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4698" calcext:value-type="float">
            <text:p>44698</text:p>
          </table:table-cell>
          <table:table-cell office:value-type="float" office:value="115.8" calcext:value-type="float">
            <text:p>115,8</text:p>
          </table:table-cell>
          <table:table-cell office:value-type="float" office:value="10834" calcext:value-type="float">
            <text:p>10834</text:p>
          </table:table-cell>
          <table:table-cell table:formula="of:=[.J25] + [.M25] + [.P25] + [.H25]" office:value-type="float" office:value="6.32490384330505" calcext:value-type="float">
            <text:p>6,3249038433050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23" calcext:value-type="float">
            <text:p>223</text:p>
          </table:table-cell>
          <table:table-cell office:value-type="float" office:value="49506" calcext:value-type="float">
            <text:p>49506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0.01667" calcext:value-type="float">
            <text:p>1,67E-02</text:p>
          </table:table-cell>
          <table:table-cell office:value-type="float" office:value="9" calcext:value-type="float">
            <text:p>9</text:p>
          </table:table-cell>
          <table:table-cell office:value-type="float" office:value="0.116481679" calcext:value-type="float">
            <text:p>0,116481679</text:p>
          </table:table-cell>
          <table:table-cell office:value-type="float" office:value="25" calcext:value-type="float">
            <text:p>25</text:p>
          </table:table-cell>
          <table:table-cell office:value-type="float" office:value="85" calcext:value-type="float">
            <text:p>85</text:p>
          </table:table-cell>
          <table:table-cell office:value-type="float" office:value="7.08378783" calcext:value-type="float">
            <text:p>7,08378783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float" office:value="7.06145620346069" calcext:value-type="float">
            <text:p>7,061456203460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556" calcext:value-type="float">
            <text:p>43556</text:p>
          </table:table-cell>
          <table:table-cell office:value-type="float" office:value="117.984" calcext:value-type="float">
            <text:p>117,984</text:p>
          </table:table-cell>
          <table:table-cell office:value-type="float" office:value="11700" calcext:value-type="float">
            <text:p>11700</text:p>
          </table:table-cell>
          <table:table-cell table:formula="of:=[.J26] + [.M26] + [.P26] + [.H26]" office:value-type="float" office:value="14.2783957124607" calcext:value-type="float">
            <text:p>14,278395712460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84" calcext:value-type="float">
            <text:p>284</text:p>
          </table:table-cell>
          <table:table-cell office:value-type="float" office:value="80372" calcext:value-type="float">
            <text:p>80372</text:p>
          </table:table-cell>
          <table:table-cell office:value-type="float" office:value="30" calcext:value-type="float">
            <text:p>3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0.000016791" calcext:value-type="float">
            <text:p>1,68E-05</text:p>
          </table:table-cell>
          <table:table-cell office:value-type="float" office:value="15" calcext:value-type="float">
            <text:p>15</text:p>
          </table:table-cell>
          <table:table-cell office:value-type="float" office:value="0.199097898" calcext:value-type="float">
            <text:p>0,199097898</text:p>
          </table:table-cell>
          <table:table-cell office:value-type="float" office:value="30" calcext:value-type="float">
            <text:p>30</text:p>
          </table:table-cell>
          <table:table-cell office:value-type="float" office:value="693" calcext:value-type="float">
            <text:p>693</text:p>
          </table:table-cell>
          <table:table-cell office:value-type="float" office:value="175.059647533" calcext:value-type="float">
            <text:p>175,059647533</text:p>
          </table:table-cell>
          <table:table-cell office:value-type="float" office:value="201" calcext:value-type="float">
            <text:p>201</text:p>
          </table:table-cell>
          <table:table-cell office:value-type="float" office:value="30" calcext:value-type="float">
            <text:p>30</text:p>
          </table:table-cell>
          <table:table-cell office:value-type="float" office:value="52.3545858860016" calcext:value-type="float">
            <text:p>52,3545858860016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36175" calcext:value-type="float">
            <text:p>36175</text:p>
          </table:table-cell>
          <table:table-cell office:value-type="float" office:value="117.9465" calcext:value-type="float">
            <text:p>117,9465</text:p>
          </table:table-cell>
          <table:table-cell office:value-type="float" office:value="14152" calcext:value-type="float">
            <text:p>14152</text:p>
          </table:table-cell>
          <table:table-cell table:formula="of:=[.J27] + [.M27] + [.P27] + [.H27]" office:value-type="float" office:value="227.613348108002" calcext:value-type="float">
            <text:p>227,61334810800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28" calcext:value-type="float">
            <text:p>228</text:p>
          </table:table-cell>
          <table:table-cell office:value-type="float" office:value="51756" calcext:value-type="float">
            <text:p>51756</text:p>
          </table:table-cell>
          <table:table-cell office:value-type="float" office:value="30" calcext:value-type="float">
            <text:p>3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0.000015938" calcext:value-type="float">
            <text:p>1,59E-05</text:p>
          </table:table-cell>
          <table:table-cell office:value-type="float" office:value="15" calcext:value-type="float">
            <text:p>15</text:p>
          </table:table-cell>
          <table:table-cell office:value-type="float" office:value="0.23018844" calcext:value-type="float">
            <text:p>0,23018844</text:p>
          </table:table-cell>
          <table:table-cell office:value-type="float" office:value="30" calcext:value-type="float">
            <text:p>30</text:p>
          </table:table-cell>
          <table:table-cell office:value-type="float" office:value="1046" calcext:value-type="float">
            <text:p>1046</text:p>
          </table:table-cell>
          <table:table-cell office:value-type="float" office:value="240.46183628" calcext:value-type="float">
            <text:p>240,46183628</text:p>
          </table:table-cell>
          <table:table-cell office:value-type="float" office:value="79" calcext:value-type="float">
            <text:p>79</text:p>
          </table:table-cell>
          <table:table-cell office:value-type="float" office:value="30" calcext:value-type="float">
            <text:p>30</text:p>
          </table:table-cell>
          <table:table-cell office:value-type="float" office:value="49.6161780357361" calcext:value-type="float">
            <text:p>49,616178035736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0513" calcext:value-type="float">
            <text:p>40513</text:p>
          </table:table-cell>
          <table:table-cell office:value-type="float" office:value="119.724" calcext:value-type="float">
            <text:p>119,724</text:p>
          </table:table-cell>
          <table:table-cell office:value-type="float" office:value="13101" calcext:value-type="float">
            <text:p>13101</text:p>
          </table:table-cell>
          <table:table-cell table:formula="of:=[.J28] + [.M28] + [.P28] + [.H28]" office:value-type="float" office:value="290.308218693736" calcext:value-type="float">
            <text:p>290,30821869373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09" calcext:value-type="float">
            <text:p>309</text:p>
          </table:table-cell>
          <table:table-cell office:value-type="float" office:value="95172" calcext:value-type="float">
            <text:p>95172</text:p>
          </table:table-cell>
          <table:table-cell office:value-type="float" office:value="30" calcext:value-type="float">
            <text:p>3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0.000017069" calcext:value-type="float">
            <text:p>1,71E-05</text:p>
          </table:table-cell>
          <table:table-cell office:value-type="float" office:value="8" calcext:value-type="float">
            <text:p>8</text:p>
          </table:table-cell>
          <table:table-cell office:value-type="float" office:value="0.139198201" calcext:value-type="float">
            <text:p>0,139198201</text:p>
          </table:table-cell>
          <table:table-cell office:value-type="float" office:value="30" calcext:value-type="float">
            <text:p>30</text:p>
          </table:table-cell>
          <table:table-cell office:value-type="float" office:value="1788" calcext:value-type="float">
            <text:p>1788</text:p>
          </table:table-cell>
          <table:table-cell office:value-type="float" office:value="1021.980014928" calcext:value-type="float">
            <text:p>1021,980014928</text:p>
          </table:table-cell>
          <table:table-cell office:value-type="float" office:value="317" calcext:value-type="float">
            <text:p>317</text:p>
          </table:table-cell>
          <table:table-cell office:value-type="float" office:value="30" calcext:value-type="float">
            <text:p>30</text:p>
          </table:table-cell>
          <table:table-cell office:value-type="float" office:value="103.474931001663" calcext:value-type="float">
            <text:p>103,474931001663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31677" calcext:value-type="float">
            <text:p>31677</text:p>
          </table:table-cell>
          <table:table-cell office:value-type="float" office:value="117.621" calcext:value-type="float">
            <text:p>117,621</text:p>
          </table:table-cell>
          <table:table-cell office:value-type="float" office:value="15579" calcext:value-type="float">
            <text:p>15579</text:p>
          </table:table-cell>
          <table:table-cell table:formula="of:=[.J29] + [.M29] + [.P29] + [.H29]" office:value-type="float" office:value="1125.59416119966" calcext:value-type="float">
            <text:p>1125,5941611996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72" calcext:value-type="float">
            <text:p>272</text:p>
          </table:table-cell>
          <table:table-cell office:value-type="float" office:value="73712" calcext:value-type="float">
            <text:p>73712</text:p>
          </table:table-cell>
          <table:table-cell office:value-type="float" office:value="30" calcext:value-type="float">
            <text:p>3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0.000016826" calcext:value-type="float">
            <text:p>1,68E-05</text:p>
          </table:table-cell>
          <table:table-cell office:value-type="float" office:value="31" calcext:value-type="float">
            <text:p>31</text:p>
          </table:table-cell>
          <table:table-cell office:value-type="float" office:value="0.566978244" calcext:value-type="float">
            <text:p>0,566978244</text:p>
          </table:table-cell>
          <table:table-cell office:value-type="float" office:value="30" calcext:value-type="float">
            <text:p>30</text:p>
          </table:table-cell>
          <table:table-cell office:value-type="float" office:value="101" calcext:value-type="float">
            <text:p>101</text:p>
          </table:table-cell>
          <table:table-cell office:value-type="float" office:value="11.768669916" calcext:value-type="float">
            <text:p>11,768669916</text:p>
          </table:table-cell>
          <table:table-cell office:value-type="float" office:value="231" calcext:value-type="float">
            <text:p>231</text:p>
          </table:table-cell>
          <table:table-cell office:value-type="float" office:value="30" calcext:value-type="float">
            <text:p>30</text:p>
          </table:table-cell>
          <table:table-cell office:value-type="float" office:value="16.3738820552826" calcext:value-type="float">
            <text:p>16,3738820552826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38596" calcext:value-type="float">
            <text:p>38596</text:p>
          </table:table-cell>
          <table:table-cell office:value-type="float" office:value="119.2155" calcext:value-type="float">
            <text:p>119,2155</text:p>
          </table:table-cell>
          <table:table-cell office:value-type="float" office:value="13627" calcext:value-type="float">
            <text:p>13627</text:p>
          </table:table-cell>
          <table:table-cell table:formula="of:=[.J30] + [.M30] + [.P30] + [.H30]" office:value-type="float" office:value="28.7095470412826" calcext:value-type="float">
            <text:p>28,709547041282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11" calcext:value-type="float">
            <text:p>211</text:p>
          </table:table-cell>
          <table:table-cell office:value-type="float" office:value="44310" calcext:value-type="float">
            <text:p>44310</text:p>
          </table:table-cell>
          <table:table-cell office:value-type="float" office:value="30" calcext:value-type="float">
            <text:p>3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0.000017066" calcext:value-type="float">
            <text:p>1,71E-05</text:p>
          </table:table-cell>
          <table:table-cell office:value-type="float" office:value="9" calcext:value-type="float">
            <text:p>9</text:p>
          </table:table-cell>
          <table:table-cell office:value-type="float" office:value="0.083326332" calcext:value-type="float">
            <text:p>0,083326332</text:p>
          </table:table-cell>
          <table:table-cell office:value-type="float" office:value="30" calcext:value-type="float">
            <text:p>30</text:p>
          </table:table-cell>
          <table:table-cell office:value-type="float" office:value="890" calcext:value-type="float">
            <text:p>890</text:p>
          </table:table-cell>
          <table:table-cell office:value-type="float" office:value="187.945461448" calcext:value-type="float">
            <text:p>187,945461448</text:p>
          </table:table-cell>
          <table:table-cell office:value-type="float" office:value="99" calcext:value-type="float">
            <text:p>99</text:p>
          </table:table-cell>
          <table:table-cell office:value-type="float" office:value="30" calcext:value-type="float">
            <text:p>30</text:p>
          </table:table-cell>
          <table:table-cell office:value-type="float" office:value="24.5636041164398" calcext:value-type="float">
            <text:p>24,563604116439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8409" calcext:value-type="float">
            <text:p>38409</text:p>
          </table:table-cell>
          <table:table-cell office:value-type="float" office:value="118.3005" calcext:value-type="float">
            <text:p>118,3005</text:p>
          </table:table-cell>
          <table:table-cell office:value-type="float" office:value="13486" calcext:value-type="float">
            <text:p>13486</text:p>
          </table:table-cell>
          <table:table-cell table:formula="of:=[.J31] + [.M31] + [.P31] + [.H31]" office:value-type="float" office:value="212.59240896244" calcext:value-type="float">
            <text:p>212,5924089624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06" calcext:value-type="float">
            <text:p>306</text:p>
          </table:table-cell>
          <table:table-cell office:value-type="float" office:value="93330" calcext:value-type="float">
            <text:p>93330</text:p>
          </table:table-cell>
          <table:table-cell office:value-type="float" office:value="35" calcext:value-type="float">
            <text:p>35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0.000016731" calcext:value-type="float">
            <text:p>1,67E-05</text:p>
          </table:table-cell>
          <table:table-cell office:value-type="float" office:value="13" calcext:value-type="float">
            <text:p>13</text:p>
          </table:table-cell>
          <table:table-cell office:value-type="float" office:value="0.171689651" calcext:value-type="float">
            <text:p>0,171689651</text:p>
          </table:table-cell>
          <table:table-cell office:value-type="float" office:value="35" calcext:value-type="float">
            <text:p>35</text:p>
          </table:table-cell>
          <table:table-cell office:value-type="float" office:value="367" calcext:value-type="float">
            <text:p>367</text:p>
          </table:table-cell>
          <table:table-cell office:value-type="float" office:value="64.451290381" calcext:value-type="float">
            <text:p>64,451290381</text:p>
          </table:table-cell>
          <table:table-cell office:value-type="float" office:value="89" calcext:value-type="float">
            <text:p>89</text:p>
          </table:table-cell>
          <table:table-cell office:value-type="float" office:value="35" calcext:value-type="float">
            <text:p>35</text:p>
          </table:table-cell>
          <table:table-cell office:value-type="float" office:value="25.095232963562" calcext:value-type="float">
            <text:p>25,09523296356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5888" calcext:value-type="float">
            <text:p>35888</text:p>
          </table:table-cell>
          <table:table-cell office:value-type="float" office:value="119739" calcext:value-type="float">
            <text:p>119739</text:p>
          </table:table-cell>
          <table:table-cell office:value-type="float" office:value="14646" calcext:value-type="float">
            <text:p>14646</text:p>
          </table:table-cell>
          <table:table-cell table:formula="of:=[.J32] + [.M32] + [.P32] + [.H32]" office:value-type="float" office:value="89.718229726562" calcext:value-type="float">
            <text:p>89,718229726562</text:p>
          </table:table-cell>
        </table:table-row>
      </table:table>
      <table:table table:name="Campinas - relaxed max-flow separation" table:style-name="ta1">
        <table:table-column table:style-name="co18" table:number-columns-repeated="7" table:default-cell-style-name="Default"/>
        <table:table-column table:style-name="co18" table:default-cell-style-name="ce3"/>
        <table:table-column table:style-name="co18" table:number-columns-repeated="14" table:default-cell-style-name="Default"/>
        <table:table-row table:style-name="ro1">
          <table:table-cell office:value-type="string" calcext:value-type="string">
            <text:p><text:s/>:instance </text:p>
          </table:table-cell>
          <table:table-cell office:value-type="string" calcext:value-type="string">
            <text:p><text:s/>:|V| </text:p>
          </table:table-cell>
          <table:table-cell office:value-type="string" calcext:value-type="string">
            <text:p><text:s/>:|A| </text:p>
          </table:table-cell>
          <table:table-cell office:value-type="string" calcext:value-type="string">
            <text:p><text:s/>:|B| </text:p>
          </table:table-cell>
          <table:table-cell office:value-type="string" calcext:value-type="string">
            <text:p><text:s/>:T </text:p>
          </table:table-cell>
          <table:table-cell office:value-type="string" calcext:value-type="string">
            <text:p><text:s/>:initialLP </text:p>
          </table:table-cell>
          <table:table-cell office:value-type="string" calcext:value-type="string">
            <text:p><text:s/>:yLP </text:p>
          </table:table-cell>
          <table:table-cell table:style-name="Default" office:value-type="string" calcext:value-type="string">
            <text:p><text:s/>:yLPTime </text:p>
          </table:table-cell>
          <table:table-cell office:value-type="string" calcext:value-type="string">
            <text:p><text:s/>:intersectionCuts </text:p>
          </table:table-cell>
          <table:table-cell office:value-type="string" calcext:value-type="string">
            <text:p><text:s/>:intersectionCutsTime </text:p>
          </table:table-cell>
          <table:table-cell office:value-type="string" calcext:value-type="string">
            <text:p><text:s/>:maxFlowLP </text:p>
          </table:table-cell>
          <table:table-cell office:value-type="string" calcext:value-type="string">
            <text:p><text:s/>:maxFlowCuts </text:p>
          </table:table-cell>
          <table:table-cell office:value-type="string" calcext:value-type="string">
            <text:p><text:s/>:maxFlowCutsTime </text:p>
          </table:table-cell>
          <table:table-cell office:value-type="string" calcext:value-type="string">
            <text:p><text:s/>:lazyCuts </text:p>
          </table:table-cell>
          <table:table-cell office:value-type="string" calcext:value-type="string">
            <text:p><text:s/>:cost </text:p>
          </table:table-cell>
          <table:table-cell office:value-type="string" calcext:value-type="string">
            <text:p><text:s/>:solverTime </text:p>
          </table:table-cell>
          <table:table-cell office:value-type="string" calcext:value-type="string">
            <text:p><text:s/>:relativeGAP </text:p>
          </table:table-cell>
          <table:table-cell office:value-type="string" calcext:value-type="string">
            <text:p><text:s/>:nodeCount </text:p>
          </table:table-cell>
          <table:table-cell office:value-type="string" calcext:value-type="string">
            <text:p><text:s/>:meters </text:p>
          </table:table-cell>
          <table:table-cell office:value-type="string" calcext:value-type="string">
            <text:p><text:s/>:tourMinutes </text:p>
          </table:table-cell>
          <table:table-cell office:value-type="string" calcext:value-type="string">
            <text:p><text:s/>:blocksMeters</text:p>
          </table:table-cell>
          <table:table-cell office:value-type="string" calcext:value-type="string">
            <text:p>: complete ti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1980" calcext:value-type="float">
            <text:p>1980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000029826" calcext:value-type="float">
            <text:p>2,98E-05</text:p>
          </table:table-cell>
          <table:table-cell office:value-type="float" office:value="0" calcext:value-type="float">
            <text:p>0</text:p>
          </table:table-cell>
          <table:table-cell office:value-type="float" office:value="0.003124614" calcext:value-type="float">
            <text:p>0,00312461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.454719635" calcext:value-type="float">
            <text:p>2,454719635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2.89635300636292" calcext:value-type="float">
            <text:p>2,896353006362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659" calcext:value-type="float">
            <text:p>13659</text:p>
          </table:table-cell>
          <table:table-cell office:value-type="float" office:value="30.555" calcext:value-type="float">
            <text:p>30,555</text:p>
          </table:table-cell>
          <table:table-cell office:value-type="float" office:value="2237" calcext:value-type="float">
            <text:p>2237</text:p>
          </table:table-cell>
          <table:table-cell table:formula="of:=[.J2] + [.M2] + [.P2] + [.H2]" office:value-type="float" office:value="5.35422708136292" calcext:value-type="float">
            <text:p>5,3542270813629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420" calcext:value-type="float">
            <text:p>420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0000068" calcext:value-type="float">
            <text:p>6,80E-06</text:p>
          </table:table-cell>
          <table:table-cell office:value-type="float" office:value="1" calcext:value-type="float">
            <text:p>1</text:p>
          </table:table-cell>
          <table:table-cell office:value-type="float" office:value="0.006093638" calcext:value-type="float">
            <text:p>0,00609363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373283078" calcext:value-type="float">
            <text:p>0,37328307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.0236508846282959" calcext:value-type="float">
            <text:p>0,0236508846282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535" calcext:value-type="float">
            <text:p>11535</text:p>
          </table:table-cell>
          <table:table-cell office:value-type="float" office:value="24.84" calcext:value-type="float">
            <text:p>24,84</text:p>
          </table:table-cell>
          <table:table-cell office:value-type="float" office:value="1675" calcext:value-type="float">
            <text:p>1675</text:p>
          </table:table-cell>
          <table:table-cell table:formula="of:=[.J3] + [.M3] + [.P3] + [.H3]" office:value-type="float" office:value="0.403034400628296" calcext:value-type="float">
            <text:p>0,40303440062829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870" calcext:value-type="float">
            <text:p>870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006958" calcext:value-type="float">
            <text:p>6,96E-03</text:p>
          </table:table-cell>
          <table:table-cell office:value-type="float" office:value="0" calcext:value-type="float">
            <text:p>0</text:p>
          </table:table-cell>
          <table:table-cell office:value-type="float" office:value="0.003152016" calcext:value-type="float">
            <text:p>0,003152016</text:p>
          </table:table-cell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office:value-type="float" office:value="0.03663718" calcext:value-type="float">
            <text:p>0,03663718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0.103738069534302" calcext:value-type="float">
            <text:p>0,1037380695343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91" calcext:value-type="float">
            <text:p>6491</text:p>
          </table:table-cell>
          <table:table-cell office:value-type="float" office:value="17.8905" calcext:value-type="float">
            <text:p>17,8905</text:p>
          </table:table-cell>
          <table:table-cell office:value-type="float" office:value="1812" calcext:value-type="float">
            <text:p>1812</text:p>
          </table:table-cell>
          <table:table-cell table:formula="of:=[.J4] + [.M4] + [.P4] + [.H4]" office:value-type="float" office:value="0.150485265534302" calcext:value-type="float">
            <text:p>0,15048526553430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office:value-type="float" office:value="2862" calcext:value-type="float">
            <text:p>2862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000010197" calcext:value-type="float">
            <text:p>1,02E-05</text:p>
          </table:table-cell>
          <table:table-cell office:value-type="float" office:value="0" calcext:value-type="float">
            <text:p>0</text:p>
          </table:table-cell>
          <table:table-cell office:value-type="float" office:value="0.003153238" calcext:value-type="float">
            <text:p>0,00315323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048774936" calcext:value-type="float">
            <text:p>0,048774936</text:p>
          </table:table-cell>
          <table:table-cell office:value-type="float" office:value="799" calcext:value-type="float">
            <text:p>799</text:p>
          </table:table-cell>
          <table:table-cell office:value-type="float" office:value="5" calcext:value-type="float">
            <text:p>5</text:p>
          </table:table-cell>
          <table:table-cell office:value-type="float" office:value="0.629969120025635" calcext:value-type="float">
            <text:p>0,6299691200256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766" calcext:value-type="float">
            <text:p>12766</text:p>
          </table:table-cell>
          <table:table-cell office:value-type="float" office:value="27033" calcext:value-type="float">
            <text:p>27033</text:p>
          </table:table-cell>
          <table:table-cell office:value-type="float" office:value="1752" calcext:value-type="float">
            <text:p>1752</text:p>
          </table:table-cell>
          <table:table-cell table:formula="of:=[.J5] + [.M5] + [.P5] + [.H5]" office:value-type="float" office:value="0.681907491025635" calcext:value-type="float">
            <text:p>0,68190749102563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office:value-type="float" office:value="2070" calcext:value-type="float">
            <text:p>2070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000026934" calcext:value-type="float">
            <text:p>2,69E-05</text:p>
          </table:table-cell>
          <table:table-cell office:value-type="float" office:value="0" calcext:value-type="float">
            <text:p>0</text:p>
          </table:table-cell>
          <table:table-cell office:value-type="float" office:value="0.003061837" calcext:value-type="float">
            <text:p>0,003061837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0.088501131" calcext:value-type="float">
            <text:p>0,08850113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0457139015197754" calcext:value-type="float">
            <text:p>0,0457139015197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129" calcext:value-type="float">
            <text:p>14129</text:p>
          </table:table-cell>
          <table:table-cell office:value-type="float" office:value="31.386" calcext:value-type="float">
            <text:p>31,386</text:p>
          </table:table-cell>
          <table:table-cell office:value-type="float" office:value="2265" calcext:value-type="float">
            <text:p>2265</text:p>
          </table:table-cell>
          <table:table-cell table:formula="of:=[.J6] + [.M6] + [.P6] + [.H6]" office:value-type="float" office:value="0.137303803519775" calcext:value-type="float">
            <text:p>0,13730380351977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5" calcext:value-type="float">
            <text:p>115</text:p>
          </table:table-cell>
          <table:table-cell office:value-type="float" office:value="13110" calcext:value-type="float">
            <text:p>13110</text:p>
          </table:table-cell>
          <table:table-cell office:value-type="float" office:value="10" calcext:value-type="float">
            <text:p>1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000016451" calcext:value-type="float">
            <text:p>1,65E-05</text:p>
          </table:table-cell>
          <table:table-cell office:value-type="float" office:value="2" calcext:value-type="float">
            <text:p>2</text:p>
          </table:table-cell>
          <table:table-cell office:value-type="float" office:value="0.012841209" calcext:value-type="float">
            <text:p>0,012841209</text:p>
          </table:table-cell>
          <table:table-cell office:value-type="float" office:value="10" calcext:value-type="float">
            <text:p>10</text:p>
          </table:table-cell>
          <table:table-cell office:value-type="float" office:value="131" calcext:value-type="float">
            <text:p>131</text:p>
          </table:table-cell>
          <table:table-cell office:value-type="float" office:value="0.656347459" calcext:value-type="float">
            <text:p>0,656347459</text:p>
          </table:table-cell>
          <table:table-cell office:value-type="float" office:value="253" calcext:value-type="float">
            <text:p>253</text:p>
          </table:table-cell>
          <table:table-cell office:value-type="float" office:value="10" calcext:value-type="float">
            <text:p>10</text:p>
          </table:table-cell>
          <table:table-cell office:value-type="float" office:value="2.4823739528656" calcext:value-type="float">
            <text:p>2,482373952865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7293" calcext:value-type="float">
            <text:p>37293</text:p>
          </table:table-cell>
          <table:table-cell office:value-type="float" office:value="87.3945" calcext:value-type="float">
            <text:p>87,3945</text:p>
          </table:table-cell>
          <table:table-cell office:value-type="float" office:value="6990" calcext:value-type="float">
            <text:p>6990</text:p>
          </table:table-cell>
          <table:table-cell table:formula="of:=[.J7] + [.M7] + [.P7] + [.H7]" office:value-type="float" office:value="3.1515790718656" calcext:value-type="float">
            <text:p>3,151579071865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6" calcext:value-type="float">
            <text:p>76</text:p>
          </table:table-cell>
          <table:table-cell office:value-type="float" office:value="5700" calcext:value-type="float">
            <text:p>5700</text:p>
          </table:table-cell>
          <table:table-cell office:value-type="float" office:value="10" calcext:value-type="float">
            <text:p>1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000017772" calcext:value-type="float">
            <text:p>1,78E-05</text:p>
          </table:table-cell>
          <table:table-cell office:value-type="float" office:value="1" calcext:value-type="float">
            <text:p>1</text:p>
          </table:table-cell>
          <table:table-cell office:value-type="float" office:value="0.007978734" calcext:value-type="float">
            <text:p>0,007978734</text:p>
          </table:table-cell>
          <table:table-cell office:value-type="float" office:value="10" calcext:value-type="float">
            <text:p>10</text:p>
          </table:table-cell>
          <table:table-cell office:value-type="float" office:value="53" calcext:value-type="float">
            <text:p>53</text:p>
          </table:table-cell>
          <table:table-cell office:value-type="float" office:value="0.43414094" calcext:value-type="float">
            <text:p>0,43414094</text:p>
          </table:table-cell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office:value-type="float" office:value="0.40573787689209" calcext:value-type="float">
            <text:p>0,405737876892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724" calcext:value-type="float">
            <text:p>21724</text:p>
          </table:table-cell>
          <table:table-cell office:value-type="float" office:value="54.951" calcext:value-type="float">
            <text:p>54,951</text:p>
          </table:table-cell>
          <table:table-cell office:value-type="float" office:value="4970" calcext:value-type="float">
            <text:p>4970</text:p>
          </table:table-cell>
          <table:table-cell table:formula="of:=[.J8] + [.M8] + [.P8] + [.H8]" office:value-type="float" office:value="0.84787532289209" calcext:value-type="float">
            <text:p>0,8478753228920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5" calcext:value-type="float">
            <text:p>105</text:p>
          </table:table-cell>
          <table:table-cell office:value-type="float" office:value="10920" calcext:value-type="float">
            <text:p>10920</text:p>
          </table:table-cell>
          <table:table-cell office:value-type="float" office:value="10" calcext:value-type="float">
            <text:p>1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000022644" calcext:value-type="float">
            <text:p>2,26E-05</text:p>
          </table:table-cell>
          <table:table-cell office:value-type="float" office:value="1" calcext:value-type="float">
            <text:p>1</text:p>
          </table:table-cell>
          <table:table-cell office:value-type="float" office:value="0.008368418" calcext:value-type="float">
            <text:p>0,008368418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.201437628" calcext:value-type="float">
            <text:p>0,201437628</text:p>
          </table:table-cell>
          <table:table-cell office:value-type="float" office:value="93" calcext:value-type="float">
            <text:p>93</text:p>
          </table:table-cell>
          <table:table-cell office:value-type="float" office:value="10" calcext:value-type="float">
            <text:p>10</text:p>
          </table:table-cell>
          <table:table-cell office:value-type="float" office:value="0.586535930633545" calcext:value-type="float">
            <text:p>0,5865359306335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23" calcext:value-type="float">
            <text:p>23823</text:p>
          </table:table-cell>
          <table:table-cell office:value-type="float" office:value="58.257" calcext:value-type="float">
            <text:p>58,257</text:p>
          </table:table-cell>
          <table:table-cell office:value-type="float" office:value="5005" calcext:value-type="float">
            <text:p>5005</text:p>
          </table:table-cell>
          <table:table-cell table:formula="of:=[.J9] + [.M9] + [.P9] + [.H9]" office:value-type="float" office:value="0.796364620633545" calcext:value-type="float">
            <text:p>0,79636462063354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5" calcext:value-type="float">
            <text:p>95</text:p>
          </table:table-cell>
          <table:table-cell office:value-type="float" office:value="8930" calcext:value-type="float">
            <text:p>8930</text:p>
          </table:table-cell>
          <table:table-cell office:value-type="float" office:value="10" calcext:value-type="float">
            <text:p>1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000027229" calcext:value-type="float">
            <text:p>2,72E-05</text:p>
          </table:table-cell>
          <table:table-cell office:value-type="float" office:value="2" calcext:value-type="float">
            <text:p>2</text:p>
          </table:table-cell>
          <table:table-cell office:value-type="float" office:value="0.015103964" calcext:value-type="float">
            <text:p>0,015103964</text:p>
          </table:table-cell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float" office:value="0.49699045" calcext:value-type="float">
            <text:p>0,49699045</text:p>
          </table:table-cell>
          <table:table-cell office:value-type="float" office:value="44" calcext:value-type="float">
            <text:p>44</text:p>
          </table:table-cell>
          <table:table-cell office:value-type="float" office:value="10" calcext:value-type="float">
            <text:p>10</text:p>
          </table:table-cell>
          <table:table-cell office:value-type="float" office:value="0.509100914001465" calcext:value-type="float">
            <text:p>0,5091009140014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919" calcext:value-type="float">
            <text:p>23919</text:p>
          </table:table-cell>
          <table:table-cell office:value-type="float" office:value="56.124" calcext:value-type="float">
            <text:p>56,124</text:p>
          </table:table-cell>
          <table:table-cell office:value-type="float" office:value="4499" calcext:value-type="float">
            <text:p>4499</text:p>
          </table:table-cell>
          <table:table-cell table:formula="of:=[.J10] + [.M10] + [.P10] + [.H10]" office:value-type="float" office:value="1.02122255700147" calcext:value-type="float">
            <text:p>1,0212225570014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6" calcext:value-type="float">
            <text:p>66</text:p>
          </table:table-cell>
          <table:table-cell office:value-type="float" office:value="4290" calcext:value-type="float">
            <text:p>4290</text:p>
          </table:table-cell>
          <table:table-cell office:value-type="float" office:value="10" calcext:value-type="float">
            <text:p>1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01658" calcext:value-type="float">
            <text:p>1,66E-02</text:p>
          </table:table-cell>
          <table:table-cell office:value-type="float" office:value="1" calcext:value-type="float">
            <text:p>1</text:p>
          </table:table-cell>
          <table:table-cell office:value-type="float" office:value="0.008502718" calcext:value-type="float">
            <text:p>0,008502718</text:p>
          </table:table-cell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office:value-type="float" office:value="0.241211683" calcext:value-type="float">
            <text:p>0,241211683</text:p>
          </table:table-cell>
          <table:table-cell office:value-type="float" office:value="77" calcext:value-type="float">
            <text:p>77</text:p>
          </table:table-cell>
          <table:table-cell office:value-type="float" office:value="10" calcext:value-type="float">
            <text:p>10</text:p>
          </table:table-cell>
          <table:table-cell office:value-type="float" office:value="0.251047134399414" calcext:value-type="float">
            <text:p>0,25104713439941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7658" calcext:value-type="float">
            <text:p>27658</text:p>
          </table:table-cell>
          <table:table-cell office:value-type="float" office:value="55.5765" calcext:value-type="float">
            <text:p>55,5765</text:p>
          </table:table-cell>
          <table:table-cell office:value-type="float" office:value="3131" calcext:value-type="float">
            <text:p>3131</text:p>
          </table:table-cell>
          <table:table-cell table:formula="of:=[.J11] + [.M11] + [.P11] + [.H11]" office:value-type="float" office:value="0.517341535399414" calcext:value-type="float">
            <text:p>0,51734153539941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34" calcext:value-type="float">
            <text:p>134</text:p>
          </table:table-cell>
          <table:table-cell office:value-type="float" office:value="17822" calcext:value-type="float">
            <text:p>17822</text:p>
          </table:table-cell>
          <table:table-cell office:value-type="float" office:value="15" calcext:value-type="float">
            <text:p>15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0.000015756" calcext:value-type="float">
            <text:p>1,58E-05</text:p>
          </table:table-cell>
          <table:table-cell office:value-type="float" office:value="3" calcext:value-type="float">
            <text:p>3</text:p>
          </table:table-cell>
          <table:table-cell office:value-type="float" office:value="0.020965761" calcext:value-type="float">
            <text:p>0,020965761</text:p>
          </table:table-cell>
          <table:table-cell office:value-type="float" office:value="15" calcext:value-type="float">
            <text:p>15</text:p>
          </table:table-cell>
          <table:table-cell office:value-type="float" office:value="47" calcext:value-type="float">
            <text:p>47</text:p>
          </table:table-cell>
          <table:table-cell office:value-type="float" office:value="1.424834682" calcext:value-type="float">
            <text:p>1,424834682</text:p>
          </table:table-cell>
          <table:table-cell office:value-type="float" office:value="42" calcext:value-type="float">
            <text:p>42</text:p>
          </table:table-cell>
          <table:table-cell office:value-type="float" office:value="15" calcext:value-type="float">
            <text:p>15</text:p>
          </table:table-cell>
          <table:table-cell office:value-type="float" office:value="1.21663808822632" calcext:value-type="float">
            <text:p>1,216638088226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590" calcext:value-type="float">
            <text:p>39590</text:p>
          </table:table-cell>
          <table:table-cell office:value-type="float" office:value="84.9855" calcext:value-type="float">
            <text:p>84,9855</text:p>
          </table:table-cell>
          <table:table-cell office:value-type="float" office:value="5689" calcext:value-type="float">
            <text:p>5689</text:p>
          </table:table-cell>
          <table:table-cell table:formula="of:=[.J12] + [.M12] + [.P12] + [.H12]" office:value-type="float" office:value="2.66245428722632" calcext:value-type="float">
            <text:p>2,6624542872263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5" calcext:value-type="float">
            <text:p>145</text:p>
          </table:table-cell>
          <table:table-cell office:value-type="float" office:value="20880" calcext:value-type="float">
            <text:p>20880</text:p>
          </table:table-cell>
          <table:table-cell office:value-type="float" office:value="15" calcext:value-type="float">
            <text:p>15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0.000016698" calcext:value-type="float">
            <text:p>1,67E-05</text:p>
          </table:table-cell>
          <table:table-cell office:value-type="float" office:value="2" calcext:value-type="float">
            <text:p>2</text:p>
          </table:table-cell>
          <table:table-cell office:value-type="float" office:value="0.024987715" calcext:value-type="float">
            <text:p>0,024987715</text:p>
          </table:table-cell>
          <table:table-cell office:value-type="float" office:value="15" calcext:value-type="float">
            <text:p>15</text:p>
          </table:table-cell>
          <table:table-cell office:value-type="float" office:value="1348" calcext:value-type="float">
            <text:p>1348</text:p>
          </table:table-cell>
          <table:table-cell office:value-type="float" office:value="21.608608564" calcext:value-type="float">
            <text:p>21,608608564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6.5360190868378" calcext:value-type="float">
            <text:p>16,53601908683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038" calcext:value-type="float">
            <text:p>39038</text:p>
          </table:table-cell>
          <table:table-cell office:value-type="float" office:value="80.211" calcext:value-type="float">
            <text:p>80,211</text:p>
          </table:table-cell>
          <table:table-cell office:value-type="float" office:value="4812" calcext:value-type="float">
            <text:p>4812</text:p>
          </table:table-cell>
          <table:table-cell table:formula="of:=[.J13] + [.M13] + [.P13] + [.H13]" office:value-type="float" office:value="38.1696320638378" calcext:value-type="float">
            <text:p>38,169632063837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9" calcext:value-type="float">
            <text:p>119</text:p>
          </table:table-cell>
          <table:table-cell office:value-type="float" office:value="14042" calcext:value-type="float">
            <text:p>14042</text:p>
          </table:table-cell>
          <table:table-cell office:value-type="float" office:value="15" calcext:value-type="float">
            <text:p>15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0.000034113" calcext:value-type="float">
            <text:p>3,41E-05</text:p>
          </table:table-cell>
          <table:table-cell office:value-type="float" office:value="2" calcext:value-type="float">
            <text:p>2</text:p>
          </table:table-cell>
          <table:table-cell office:value-type="float" office:value="0.016510469" calcext:value-type="float">
            <text:p>0,016510469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107710161" calcext:value-type="float">
            <text:p>0,107710161</text:p>
          </table:table-cell>
          <table:table-cell office:value-type="float" office:value="151" calcext:value-type="float">
            <text:p>151</text:p>
          </table:table-cell>
          <table:table-cell office:value-type="float" office:value="15" calcext:value-type="float">
            <text:p>15</text:p>
          </table:table-cell>
          <table:table-cell office:value-type="float" office:value="0.980848073959351" calcext:value-type="float">
            <text:p>0,9808480739593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991" calcext:value-type="float">
            <text:p>29991</text:p>
          </table:table-cell>
          <table:table-cell office:value-type="float" office:value="72.9045" calcext:value-type="float">
            <text:p>72,9045</text:p>
          </table:table-cell>
          <table:table-cell office:value-type="float" office:value="6204" calcext:value-type="float">
            <text:p>6204</text:p>
          </table:table-cell>
          <table:table-cell table:formula="of:=[.J14] + [.M14] + [.P14] + [.H14]" office:value-type="float" office:value="1.10510281695935" calcext:value-type="float">
            <text:p>1,1051028169593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5" calcext:value-type="float">
            <text:p>105</text:p>
          </table:table-cell>
          <table:table-cell office:value-type="float" office:value="10920" calcext:value-type="float">
            <text:p>10920</text:p>
          </table:table-cell>
          <table:table-cell office:value-type="float" office:value="15" calcext:value-type="float">
            <text:p>15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0.000027813" calcext:value-type="float">
            <text:p>2,78E-05</text:p>
          </table:table-cell>
          <table:table-cell office:value-type="float" office:value="2" calcext:value-type="float">
            <text:p>2</text:p>
          </table:table-cell>
          <table:table-cell office:value-type="float" office:value="0.013627779" calcext:value-type="float">
            <text:p>0,013627779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072033243" calcext:value-type="float">
            <text:p>0,072033243</text:p>
          </table:table-cell>
          <table:table-cell office:value-type="float" office:value="1045" calcext:value-type="float">
            <text:p>1045</text:p>
          </table:table-cell>
          <table:table-cell office:value-type="float" office:value="15" calcext:value-type="float">
            <text:p>15</text:p>
          </table:table-cell>
          <table:table-cell office:value-type="float" office:value="4.32928395271301" calcext:value-type="float">
            <text:p>4,32928395271301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46609" calcext:value-type="float">
            <text:p>46609</text:p>
          </table:table-cell>
          <table:table-cell office:value-type="float" office:value="97.8225" calcext:value-type="float">
            <text:p>97,8225</text:p>
          </table:table-cell>
          <table:table-cell office:value-type="float" office:value="6202" calcext:value-type="float">
            <text:p>6202</text:p>
          </table:table-cell>
          <table:table-cell table:formula="of:=[.J15] + [.M15] + [.P15] + [.H15]" office:value-type="float" office:value="4.41497278771301" calcext:value-type="float">
            <text:p>4,4149727877130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58" calcext:value-type="float">
            <text:p>158</text:p>
          </table:table-cell>
          <table:table-cell office:value-type="float" office:value="24806" calcext:value-type="float">
            <text:p>24806</text:p>
          </table:table-cell>
          <table:table-cell office:value-type="float" office:value="15" calcext:value-type="float">
            <text:p>15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0.000027725" calcext:value-type="float">
            <text:p>2,77E-05</text:p>
          </table:table-cell>
          <table:table-cell office:value-type="float" office:value="0" calcext:value-type="float">
            <text:p>0</text:p>
          </table:table-cell>
          <table:table-cell office:value-type="float" office:value="0.003903866" calcext:value-type="float">
            <text:p>0,003903866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office:value-type="float" office:value="0.764728947" calcext:value-type="float">
            <text:p>0,764728947</text:p>
          </table:table-cell>
          <table:table-cell office:value-type="float" office:value="538" calcext:value-type="float">
            <text:p>538</text:p>
          </table:table-cell>
          <table:table-cell office:value-type="float" office:value="15" calcext:value-type="float">
            <text:p>15</text:p>
          </table:table-cell>
          <table:table-cell office:value-type="float" office:value="5.25917816162109" calcext:value-type="float">
            <text:p>5,25917816162109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56460" calcext:value-type="float">
            <text:p>56460</text:p>
          </table:table-cell>
          <table:table-cell office:value-type="float" office:value="119.2815" calcext:value-type="float">
            <text:p>119,2815</text:p>
          </table:table-cell>
          <table:table-cell office:value-type="float" office:value="7687" calcext:value-type="float">
            <text:p>7687</text:p>
          </table:table-cell>
          <table:table-cell table:formula="of:=[.J16] + [.M16] + [.P16] + [.H16]" office:value-type="float" office:value="6.02783869962109" calcext:value-type="float">
            <text:p>6,0278386996210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10" calcext:value-type="float">
            <text:p>210</text:p>
          </table:table-cell>
          <table:table-cell office:value-type="float" office:value="43890" calcext:value-type="float">
            <text:p>43890</text:p>
          </table:table-cell>
          <table:table-cell office:value-type="float" office:value="20" calcext:value-type="float">
            <text:p>2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.000028067" calcext:value-type="float">
            <text:p>2,81E-05</text:p>
          </table:table-cell>
          <table:table-cell office:value-type="float" office:value="2" calcext:value-type="float">
            <text:p>2</text:p>
          </table:table-cell>
          <table:table-cell office:value-type="float" office:value="0.022497446" calcext:value-type="float">
            <text:p>0,022497446</text:p>
          </table:table-cell>
          <table:table-cell office:value-type="float" office:value="20" calcext:value-type="float">
            <text:p>20</text:p>
          </table:table-cell>
          <table:table-cell office:value-type="float" office:value="47" calcext:value-type="float">
            <text:p>47</text:p>
          </table:table-cell>
          <table:table-cell office:value-type="float" office:value="1.548516431" calcext:value-type="float">
            <text:p>1,548516431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6.20277094841003" calcext:value-type="float">
            <text:p>6,202770948410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565" calcext:value-type="float">
            <text:p>54565</text:p>
          </table:table-cell>
          <table:table-cell office:value-type="float" office:value="116.7045" calcext:value-type="float">
            <text:p>116,7045</text:p>
          </table:table-cell>
          <table:table-cell office:value-type="float" office:value="7746" calcext:value-type="float">
            <text:p>7746</text:p>
          </table:table-cell>
          <table:table-cell table:formula="of:=[.J17] + [.M17] + [.P17] + [.H17]" office:value-type="float" office:value="7.77381289241003" calcext:value-type="float">
            <text:p>7,7738128924100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54" calcext:value-type="float">
            <text:p>154</text:p>
          </table:table-cell>
          <table:table-cell office:value-type="float" office:value="23562" calcext:value-type="float">
            <text:p>23562</text:p>
          </table:table-cell>
          <table:table-cell office:value-type="float" office:value="20" calcext:value-type="float">
            <text:p>2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.000016506" calcext:value-type="float">
            <text:p>1,65E-05</text:p>
          </table:table-cell>
          <table:table-cell office:value-type="float" office:value="10" calcext:value-type="float">
            <text:p>10</text:p>
          </table:table-cell>
          <table:table-cell office:value-type="float" office:value="0.079795759" calcext:value-type="float">
            <text:p>0,079795759</text:p>
          </table:table-cell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  <table:table-cell office:value-type="float" office:value="0.802029631" calcext:value-type="float">
            <text:p>0,802029631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2.70350503921509" calcext:value-type="float">
            <text:p>2,703505039215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707" calcext:value-type="float">
            <text:p>51707</text:p>
          </table:table-cell>
          <table:table-cell office:value-type="float" office:value="118641" calcext:value-type="float">
            <text:p>118641</text:p>
          </table:table-cell>
          <table:table-cell office:value-type="float" office:value="9129" calcext:value-type="float">
            <text:p>9129</text:p>
          </table:table-cell>
          <table:table-cell table:formula="of:=[.J18] + [.M18] + [.P18] + [.H18]" office:value-type="float" office:value="3.58534693521509" calcext:value-type="float">
            <text:p>3,5853469352150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33" calcext:value-type="float">
            <text:p>133</text:p>
          </table:table-cell>
          <table:table-cell office:value-type="float" office:value="17556" calcext:value-type="float">
            <text:p>17556</text:p>
          </table:table-cell>
          <table:table-cell office:value-type="float" office:value="20" calcext:value-type="float">
            <text:p>2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.000017396" calcext:value-type="float">
            <text:p>1,74E-05</text:p>
          </table:table-cell>
          <table:table-cell office:value-type="float" office:value="4" calcext:value-type="float">
            <text:p>4</text:p>
          </table:table-cell>
          <table:table-cell office:value-type="float" office:value="0.027293944" calcext:value-type="float">
            <text:p>0,027293944</text:p>
          </table:table-cell>
          <table:table-cell office:value-type="float" office:value="20" calcext:value-type="float">
            <text:p>20</text:p>
          </table:table-cell>
          <table:table-cell office:value-type="float" office:value="453" calcext:value-type="float">
            <text:p>453</text:p>
          </table:table-cell>
          <table:table-cell office:value-type="float" office:value="2.674888308" calcext:value-type="float">
            <text:p>2,674888308</text:p>
          </table:table-cell>
          <table:table-cell office:value-type="float" office:value="42" calcext:value-type="float">
            <text:p>42</text:p>
          </table:table-cell>
          <table:table-cell office:value-type="float" office:value="20" calcext:value-type="float">
            <text:p>20</text:p>
          </table:table-cell>
          <table:table-cell office:value-type="float" office:value="6.97979998588562" calcext:value-type="float">
            <text:p>6,979799985885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307" calcext:value-type="float">
            <text:p>50307</text:p>
          </table:table-cell>
          <table:table-cell office:value-type="float" office:value="106281" calcext:value-type="float">
            <text:p>106281</text:p>
          </table:table-cell>
          <table:table-cell office:value-type="float" office:value="6849" calcext:value-type="float">
            <text:p>6849</text:p>
          </table:table-cell>
          <table:table-cell table:formula="of:=[.J19] + [.M19] + [.P19] + [.H19]" office:value-type="float" office:value="9.68199963388562" calcext:value-type="float">
            <text:p>9,6819996338856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52" calcext:value-type="float">
            <text:p>152</text:p>
          </table:table-cell>
          <table:table-cell office:value-type="float" office:value="22952" calcext:value-type="float">
            <text:p>22952</text:p>
          </table:table-cell>
          <table:table-cell office:value-type="float" office:value="20" calcext:value-type="float">
            <text:p>2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.000028786" calcext:value-type="float">
            <text:p>2,88E-05</text:p>
          </table:table-cell>
          <table:table-cell office:value-type="float" office:value="5" calcext:value-type="float">
            <text:p>5</text:p>
          </table:table-cell>
          <table:table-cell office:value-type="float" office:value="0.042273347" calcext:value-type="float">
            <text:p>0,042273347</text:p>
          </table:table-cell>
          <table:table-cell office:value-type="float" office:value="20" calcext:value-type="float">
            <text:p>20</text:p>
          </table:table-cell>
          <table:table-cell office:value-type="float" office:value="59" calcext:value-type="float">
            <text:p>59</text:p>
          </table:table-cell>
          <table:table-cell office:value-type="float" office:value="1.586406289" calcext:value-type="float">
            <text:p>1,586406289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.32919502258301" calcext:value-type="float">
            <text:p>1,329195022583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105" calcext:value-type="float">
            <text:p>37105</text:p>
          </table:table-cell>
          <table:table-cell office:value-type="float" office:value="95.451" calcext:value-type="float">
            <text:p>95,451</text:p>
          </table:table-cell>
          <table:table-cell office:value-type="float" office:value="8843" calcext:value-type="float">
            <text:p>8843</text:p>
          </table:table-cell>
          <table:table-cell table:formula="of:=[.J20] + [.M20] + [.P20] + [.H20]" office:value-type="float" office:value="2.95790344458301" calcext:value-type="float">
            <text:p>2,9579034445830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9" calcext:value-type="float">
            <text:p>159</text:p>
          </table:table-cell>
          <table:table-cell office:value-type="float" office:value="25122" calcext:value-type="float">
            <text:p>25122</text:p>
          </table:table-cell>
          <table:table-cell office:value-type="float" office:value="20" calcext:value-type="float">
            <text:p>2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.000016287" calcext:value-type="float">
            <text:p>1,63E-05</text:p>
          </table:table-cell>
          <table:table-cell office:value-type="float" office:value="7" calcext:value-type="float">
            <text:p>7</text:p>
          </table:table-cell>
          <table:table-cell office:value-type="float" office:value="0.053659207" calcext:value-type="float">
            <text:p>0,053659207</text:p>
          </table:table-cell>
          <table:table-cell office:value-type="float" office:value="20" calcext:value-type="float">
            <text:p>20</text:p>
          </table:table-cell>
          <table:table-cell office:value-type="float" office:value="47" calcext:value-type="float">
            <text:p>47</text:p>
          </table:table-cell>
          <table:table-cell office:value-type="float" office:value="1.079516015" calcext:value-type="float">
            <text:p>1,079516015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1.06749391555786" calcext:value-type="float">
            <text:p>1,067493915557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871" calcext:value-type="float">
            <text:p>34871</text:p>
          </table:table-cell>
          <table:table-cell office:value-type="float" office:value="93.9945" calcext:value-type="float">
            <text:p>93,9945</text:p>
          </table:table-cell>
          <table:table-cell office:value-type="float" office:value="9264" calcext:value-type="float">
            <text:p>9264</text:p>
          </table:table-cell>
          <table:table-cell table:formula="of:=[.J21] + [.M21] + [.P21] + [.H21]" office:value-type="float" office:value="2.20068542455786" calcext:value-type="float">
            <text:p>2,2006854245578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55" calcext:value-type="float">
            <text:p>155</text:p>
          </table:table-cell>
          <table:table-cell office:value-type="float" office:value="23870" calcext:value-type="float">
            <text:p>23870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0.000027737" calcext:value-type="float">
            <text:p>2,77E-05</text:p>
          </table:table-cell>
          <table:table-cell office:value-type="float" office:value="3" calcext:value-type="float">
            <text:p>3</text:p>
          </table:table-cell>
          <table:table-cell office:value-type="float" office:value="0.021844815" calcext:value-type="float">
            <text:p>0,021844815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1.711677439" calcext:value-type="float">
            <text:p>1,711677439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float" office:value="3.59247207641602" calcext:value-type="float">
            <text:p>3,592472076416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333" calcext:value-type="float">
            <text:p>47333</text:p>
          </table:table-cell>
          <table:table-cell office:value-type="float" office:value="118.8795" calcext:value-type="float">
            <text:p>118,8795</text:p>
          </table:table-cell>
          <table:table-cell office:value-type="float" office:value="10640" calcext:value-type="float">
            <text:p>10640</text:p>
          </table:table-cell>
          <table:table-cell table:formula="of:=[.J22] + [.M22] + [.P22] + [.H22]" office:value-type="float" office:value="5.32602206741602" calcext:value-type="float">
            <text:p>5,3260220674160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08" calcext:value-type="float">
            <text:p>208</text:p>
          </table:table-cell>
          <table:table-cell office:value-type="float" office:value="43056" calcext:value-type="float">
            <text:p>43056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0.000028243" calcext:value-type="float">
            <text:p>2,82E-05</text:p>
          </table:table-cell>
          <table:table-cell office:value-type="float" office:value="2" calcext:value-type="float">
            <text:p>2</text:p>
          </table:table-cell>
          <table:table-cell office:value-type="float" office:value="0.019710726" calcext:value-type="float">
            <text:p>0,019710726</text:p>
          </table:table-cell>
          <table:table-cell office:value-type="float" office:value="25" calcext:value-type="float">
            <text:p>25</text:p>
          </table:table-cell>
          <table:table-cell office:value-type="float" office:value="145" calcext:value-type="float">
            <text:p>145</text:p>
          </table:table-cell>
          <table:table-cell office:value-type="float" office:value="3.241582087" calcext:value-type="float">
            <text:p>3,241582087</text:p>
          </table:table-cell>
          <table:table-cell office:value-type="float" office:value="294" calcext:value-type="float">
            <text:p>294</text:p>
          </table:table-cell>
          <table:table-cell office:value-type="float" office:value="25" calcext:value-type="float">
            <text:p>25</text:p>
          </table:table-cell>
          <table:table-cell office:value-type="float" office:value="9.46187496185303" calcext:value-type="float">
            <text:p>9,4618749618530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48405" calcext:value-type="float">
            <text:p>48405</text:p>
          </table:table-cell>
          <table:table-cell office:value-type="float" office:value="117.9945" calcext:value-type="float">
            <text:p>117,9945</text:p>
          </table:table-cell>
          <table:table-cell office:value-type="float" office:value="10086" calcext:value-type="float">
            <text:p>10086</text:p>
          </table:table-cell>
          <table:table-cell table:formula="of:=[.J23] + [.M23] + [.P23] + [.H23]" office:value-type="float" office:value="12.723196017853" calcext:value-type="float">
            <text:p>12,72319601785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48" calcext:value-type="float">
            <text:p>248</text:p>
          </table:table-cell>
          <table:table-cell office:value-type="float" office:value="61256" calcext:value-type="float">
            <text:p>61256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0.000016658" calcext:value-type="float">
            <text:p>1,67E-05</text:p>
          </table:table-cell>
          <table:table-cell office:value-type="float" office:value="4" calcext:value-type="float">
            <text:p>4</text:p>
          </table:table-cell>
          <table:table-cell office:value-type="float" office:value="0.042519908" calcext:value-type="float">
            <text:p>0,042519908</text:p>
          </table:table-cell>
          <table:table-cell office:value-type="float" office:value="25" calcext:value-type="float">
            <text:p>25</text:p>
          </table:table-cell>
          <table:table-cell office:value-type="float" office:value="93" calcext:value-type="float">
            <text:p>93</text:p>
          </table:table-cell>
          <table:table-cell office:value-type="float" office:value="3.61314297" calcext:value-type="float">
            <text:p>3,6131429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6.17393493652344" calcext:value-type="float">
            <text:p>6,173934936523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297" calcext:value-type="float">
            <text:p>42297</text:p>
          </table:table-cell>
          <table:table-cell office:value-type="float" office:value="116.874" calcext:value-type="float">
            <text:p>116,874</text:p>
          </table:table-cell>
          <table:table-cell office:value-type="float" office:value="11873" calcext:value-type="float">
            <text:p>11873</text:p>
          </table:table-cell>
          <table:table-cell table:formula="of:=[.J24] + [.M24] + [.P24] + [.H24]" office:value-type="float" office:value="9.82961447252344" calcext:value-type="float">
            <text:p>9,8296144725234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87" calcext:value-type="float">
            <text:p>187</text:p>
          </table:table-cell>
          <table:table-cell office:value-type="float" office:value="34782" calcext:value-type="float">
            <text:p>34782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0.000016306" calcext:value-type="float">
            <text:p>1,63E-05</text:p>
          </table:table-cell>
          <table:table-cell office:value-type="float" office:value="8" calcext:value-type="float">
            <text:p>8</text:p>
          </table:table-cell>
          <table:table-cell office:value-type="float" office:value="0.09639486" calcext:value-type="float">
            <text:p>0,09639486</text:p>
          </table:table-cell>
          <table:table-cell office:value-type="float" office:value="25" calcext:value-type="float">
            <text:p>25</text:p>
          </table:table-cell>
          <table:table-cell office:value-type="float" office:value="260" calcext:value-type="float">
            <text:p>260</text:p>
          </table:table-cell>
          <table:table-cell office:value-type="float" office:value="4.086390709" calcext:value-type="float">
            <text:p>4,086390709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float" office:value="9.17392301559448" calcext:value-type="float">
            <text:p>9,1739230155944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5455" calcext:value-type="float">
            <text:p>45455</text:p>
          </table:table-cell>
          <table:table-cell office:value-type="float" office:value="116.9355" calcext:value-type="float">
            <text:p>116,9355</text:p>
          </table:table-cell>
          <table:table-cell office:value-type="float" office:value="10834" calcext:value-type="float">
            <text:p>10834</text:p>
          </table:table-cell>
          <table:table-cell table:formula="of:=[.J25] + [.M25] + [.P25] + [.H25]" office:value-type="float" office:value="13.3567248905945" calcext:value-type="float">
            <text:p>13,356724890594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23" calcext:value-type="float">
            <text:p>223</text:p>
          </table:table-cell>
          <table:table-cell office:value-type="float" office:value="49506" calcext:value-type="float">
            <text:p>49506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0.000015839" calcext:value-type="float">
            <text:p>1,58E-05</text:p>
          </table:table-cell>
          <table:table-cell office:value-type="float" office:value="9" calcext:value-type="float">
            <text:p>9</text:p>
          </table:table-cell>
          <table:table-cell office:value-type="float" office:value="0.117495601" calcext:value-type="float">
            <text:p>0,117495601</text:p>
          </table:table-cell>
          <table:table-cell office:value-type="float" office:value="25" calcext:value-type="float">
            <text:p>25</text:p>
          </table:table-cell>
          <table:table-cell office:value-type="float" office:value="378" calcext:value-type="float">
            <text:p>378</text:p>
          </table:table-cell>
          <table:table-cell office:value-type="float" office:value="10.701260166" calcext:value-type="float">
            <text:p>10,701260166</text:p>
          </table:table-cell>
          <table:table-cell office:value-type="float" office:value="58" calcext:value-type="float">
            <text:p>58</text:p>
          </table:table-cell>
          <table:table-cell office:value-type="float" office:value="25" calcext:value-type="float">
            <text:p>25</text:p>
          </table:table-cell>
          <table:table-cell office:value-type="float" office:value="26.3316020965576" calcext:value-type="float">
            <text:p>26,331602096557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4226" calcext:value-type="float">
            <text:p>44226</text:p>
          </table:table-cell>
          <table:table-cell office:value-type="float" office:value="118989" calcext:value-type="float">
            <text:p>118989</text:p>
          </table:table-cell>
          <table:table-cell office:value-type="float" office:value="11700" calcext:value-type="float">
            <text:p>11700</text:p>
          </table:table-cell>
          <table:table-cell table:formula="of:=[.J26] + [.M26] + [.P26] + [.H26]" office:value-type="float" office:value="37.1503737025576" calcext:value-type="float">
            <text:p>37,150373702557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84" calcext:value-type="float">
            <text:p>284</text:p>
          </table:table-cell>
          <table:table-cell office:value-type="float" office:value="80372" calcext:value-type="float">
            <text:p>80372</text:p>
          </table:table-cell>
          <table:table-cell office:value-type="float" office:value="30" calcext:value-type="float">
            <text:p>3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0.000016305" calcext:value-type="float">
            <text:p>1,63E-05</text:p>
          </table:table-cell>
          <table:table-cell office:value-type="float" office:value="15" calcext:value-type="float">
            <text:p>15</text:p>
          </table:table-cell>
          <table:table-cell office:value-type="float" office:value="0.20479592" calcext:value-type="float">
            <text:p>0,20479592</text:p>
          </table:table-cell>
          <table:table-cell office:value-type="float" office:value="30" calcext:value-type="float">
            <text:p>30</text:p>
          </table:table-cell>
          <table:table-cell office:value-type="float" office:value="571" calcext:value-type="float">
            <text:p>571</text:p>
          </table:table-cell>
          <table:table-cell office:value-type="float" office:value="34.073187029" calcext:value-type="float">
            <text:p>34,073187029</text:p>
          </table:table-cell>
          <table:table-cell office:value-type="float" office:value="61" calcext:value-type="float">
            <text:p>61</text:p>
          </table:table-cell>
          <table:table-cell office:value-type="float" office:value="30" calcext:value-type="float">
            <text:p>30</text:p>
          </table:table-cell>
          <table:table-cell office:value-type="float" office:value="56.7558310031891" calcext:value-type="float">
            <text:p>56,755831003189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6966" calcext:value-type="float">
            <text:p>36966</text:p>
          </table:table-cell>
          <table:table-cell office:value-type="float" office:value="119133" calcext:value-type="float">
            <text:p>119133</text:p>
          </table:table-cell>
          <table:table-cell office:value-type="float" office:value="14152" calcext:value-type="float">
            <text:p>14152</text:p>
          </table:table-cell>
          <table:table-cell table:formula="of:=[.J27] + [.M27] + [.P27] + [.H27]" office:value-type="float" office:value="91.0338302571891" calcext:value-type="float">
            <text:p>91,033830257189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28" calcext:value-type="float">
            <text:p>228</text:p>
          </table:table-cell>
          <table:table-cell office:value-type="float" office:value="51756" calcext:value-type="float">
            <text:p>51756</text:p>
          </table:table-cell>
          <table:table-cell office:value-type="float" office:value="30" calcext:value-type="float">
            <text:p>3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0.000028592" calcext:value-type="float">
            <text:p>2,86E-05</text:p>
          </table:table-cell>
          <table:table-cell office:value-type="float" office:value="15" calcext:value-type="float">
            <text:p>15</text:p>
          </table:table-cell>
          <table:table-cell office:value-type="float" office:value="0.204096382" calcext:value-type="float">
            <text:p>0,204096382</text:p>
          </table:table-cell>
          <table:table-cell office:value-type="float" office:value="30" calcext:value-type="float">
            <text:p>30</text:p>
          </table:table-cell>
          <table:table-cell office:value-type="float" office:value="69" calcext:value-type="float">
            <text:p>69</text:p>
          </table:table-cell>
          <table:table-cell office:value-type="float" office:value="3.743694344" calcext:value-type="float">
            <text:p>3,743694344</text:p>
          </table:table-cell>
          <table:table-cell office:value-type="float" office:value="94" calcext:value-type="float">
            <text:p>94</text:p>
          </table:table-cell>
          <table:table-cell office:value-type="float" office:value="30" calcext:value-type="float">
            <text:p>30</text:p>
          </table:table-cell>
          <table:table-cell office:value-type="float" office:value="6.84967684745789" calcext:value-type="float">
            <text:p>6,849676847457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160" calcext:value-type="float">
            <text:p>39160</text:p>
          </table:table-cell>
          <table:table-cell office:value-type="float" office:value="117.6945" calcext:value-type="float">
            <text:p>117,6945</text:p>
          </table:table-cell>
          <table:table-cell office:value-type="float" office:value="13101" calcext:value-type="float">
            <text:p>13101</text:p>
          </table:table-cell>
          <table:table-cell table:formula="of:=[.J28] + [.M28] + [.P28] + [.H28]" office:value-type="float" office:value="10.7974961654579" calcext:value-type="float">
            <text:p>10,797496165457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09" calcext:value-type="float">
            <text:p>309</text:p>
          </table:table-cell>
          <table:table-cell office:value-type="float" office:value="95172" calcext:value-type="float">
            <text:p>95172</text:p>
          </table:table-cell>
          <table:table-cell office:value-type="float" office:value="30" calcext:value-type="float">
            <text:p>3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0.000015663" calcext:value-type="float">
            <text:p>1,57E-05</text:p>
          </table:table-cell>
          <table:table-cell office:value-type="float" office:value="8" calcext:value-type="float">
            <text:p>8</text:p>
          </table:table-cell>
          <table:table-cell office:value-type="float" office:value="0.143625866" calcext:value-type="float">
            <text:p>0,143625866</text:p>
          </table:table-cell>
          <table:table-cell office:value-type="float" office:value="30" calcext:value-type="float">
            <text:p>30</text:p>
          </table:table-cell>
          <table:table-cell office:value-type="float" office:value="1576" calcext:value-type="float">
            <text:p>1576</text:p>
          </table:table-cell>
          <table:table-cell office:value-type="float" office:value="221.950868209" calcext:value-type="float">
            <text:p>221,950868209</text:p>
          </table:table-cell>
          <table:table-cell office:value-type="float" office:value="1149" calcext:value-type="float">
            <text:p>1149</text:p>
          </table:table-cell>
          <table:table-cell office:value-type="float" office:value="30" calcext:value-type="float">
            <text:p>30</text:p>
          </table:table-cell>
          <table:table-cell office:value-type="float" office:value="442.768377065659" calcext:value-type="float">
            <text:p>442,768377065659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32943" calcext:value-type="float">
            <text:p>32943</text:p>
          </table:table-cell>
          <table:table-cell office:value-type="float" office:value="119.52" calcext:value-type="float">
            <text:p>119,52</text:p>
          </table:table-cell>
          <table:table-cell office:value-type="float" office:value="15579" calcext:value-type="float">
            <text:p>15579</text:p>
          </table:table-cell>
          <table:table-cell table:formula="of:=[.J29] + [.M29] + [.P29] + [.H29]" office:value-type="float" office:value="664.862886803659" calcext:value-type="float">
            <text:p>664,86288680365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72" calcext:value-type="float">
            <text:p>272</text:p>
          </table:table-cell>
          <table:table-cell office:value-type="float" office:value="73712" calcext:value-type="float">
            <text:p>73712</text:p>
          </table:table-cell>
          <table:table-cell office:value-type="float" office:value="30" calcext:value-type="float">
            <text:p>3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0.000016556" calcext:value-type="float">
            <text:p>1,66E-05</text:p>
          </table:table-cell>
          <table:table-cell office:value-type="float" office:value="31" calcext:value-type="float">
            <text:p>31</text:p>
          </table:table-cell>
          <table:table-cell office:value-type="float" office:value="0.641028508" calcext:value-type="float">
            <text:p>0,641028508</text:p>
          </table:table-cell>
          <table:table-cell office:value-type="float" office:value="30" calcext:value-type="float">
            <text:p>30</text:p>
          </table:table-cell>
          <table:table-cell office:value-type="float" office:value="1991" calcext:value-type="float">
            <text:p>1991</text:p>
          </table:table-cell>
          <table:table-cell office:value-type="float" office:value="148.978725833" calcext:value-type="float">
            <text:p>148,978725833</text:p>
          </table:table-cell>
          <table:table-cell office:value-type="float" office:value="92" calcext:value-type="float">
            <text:p>92</text:p>
          </table:table-cell>
          <table:table-cell office:value-type="float" office:value="30" calcext:value-type="float">
            <text:p>30</text:p>
          </table:table-cell>
          <table:table-cell office:value-type="float" office:value="191.372704982758" calcext:value-type="float">
            <text:p>191,37270498275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7703" calcext:value-type="float">
            <text:p>37703</text:p>
          </table:table-cell>
          <table:table-cell office:value-type="float" office:value="117.876" calcext:value-type="float">
            <text:p>117,876</text:p>
          </table:table-cell>
          <table:table-cell office:value-type="float" office:value="13627" calcext:value-type="float">
            <text:p>13627</text:p>
          </table:table-cell>
          <table:table-cell table:formula="of:=[.J30] + [.M30] + [.P30] + [.H30]" office:value-type="float" office:value="340.992475879758" calcext:value-type="float">
            <text:p>340,99247587975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11" calcext:value-type="float">
            <text:p>211</text:p>
          </table:table-cell>
          <table:table-cell office:value-type="float" office:value="44310" calcext:value-type="float">
            <text:p>44310</text:p>
          </table:table-cell>
          <table:table-cell office:value-type="float" office:value="30" calcext:value-type="float">
            <text:p>3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0.000028099" calcext:value-type="float">
            <text:p>2,81E-05</text:p>
          </table:table-cell>
          <table:table-cell office:value-type="float" office:value="9" calcext:value-type="float">
            <text:p>9</text:p>
          </table:table-cell>
          <table:table-cell office:value-type="float" office:value="0.086499312" calcext:value-type="float">
            <text:p>0,086499312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.628112561" calcext:value-type="float">
            <text:p>0,628112561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office:value-type="float" office:value="5.30481600761414" calcext:value-type="float">
            <text:p>5,304816007614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486" calcext:value-type="float">
            <text:p>39486</text:p>
          </table:table-cell>
          <table:table-cell office:value-type="float" office:value="119916" calcext:value-type="float">
            <text:p>119916</text:p>
          </table:table-cell>
          <table:table-cell office:value-type="float" office:value="13486" calcext:value-type="float">
            <text:p>13486</text:p>
          </table:table-cell>
          <table:table-cell table:formula="of:=[.J31] + [.M31] + [.P31] + [.H31]" office:value-type="float" office:value="6.01945597961414" calcext:value-type="float">
            <text:p>6,0194559796141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06" calcext:value-type="float">
            <text:p>306</text:p>
          </table:table-cell>
          <table:table-cell office:value-type="float" office:value="93330" calcext:value-type="float">
            <text:p>93330</text:p>
          </table:table-cell>
          <table:table-cell office:value-type="float" office:value="35" calcext:value-type="float">
            <text:p>35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0.000018764" calcext:value-type="float">
            <text:p>1,88E-05</text:p>
          </table:table-cell>
          <table:table-cell office:value-type="float" office:value="13" calcext:value-type="float">
            <text:p>13</text:p>
          </table:table-cell>
          <table:table-cell office:value-type="float" office:value="0.174586636" calcext:value-type="float">
            <text:p>0,174586636</text:p>
          </table:table-cell>
          <table:table-cell office:value-type="float" office:value="35" calcext:value-type="float">
            <text:p>35</text:p>
          </table:table-cell>
          <table:table-cell office:value-type="float" office:value="131" calcext:value-type="float">
            <text:p>131</text:p>
          </table:table-cell>
          <table:table-cell office:value-type="float" office:value="12.551809339" calcext:value-type="float">
            <text:p>12,551809339</text:p>
          </table:table-cell>
          <table:table-cell office:value-type="float" office:value="123" calcext:value-type="float">
            <text:p>123</text:p>
          </table:table-cell>
          <table:table-cell office:value-type="float" office:value="35" calcext:value-type="float">
            <text:p>35</text:p>
          </table:table-cell>
          <table:table-cell office:value-type="float" office:value="28.182911157608" calcext:value-type="float">
            <text:p>28,18291115760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6000" calcext:value-type="float">
            <text:p>36000</text:p>
          </table:table-cell>
          <table:table-cell office:value-type="float" office:value="119.907" calcext:value-type="float">
            <text:p>119,907</text:p>
          </table:table-cell>
          <table:table-cell office:value-type="float" office:value="14646" calcext:value-type="float">
            <text:p>14646</text:p>
          </table:table-cell>
          <table:table-cell table:formula="of:=[.J32] + [.M32] + [.P32] + [.H32]" office:value-type="float" office:value="40.909325896608" calcext:value-type="float">
            <text:p>40,90932589660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00" calcext:value-type="float">
            <text:p>300</text:p>
          </table:table-cell>
          <table:table-cell office:value-type="float" office:value="89700" calcext:value-type="float">
            <text:p>89700</text:p>
          </table:table-cell>
          <table:table-cell office:value-type="float" office:value="35" calcext:value-type="float">
            <text:p>35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0.000016179" calcext:value-type="float">
            <text:p>1,62E-05</text:p>
          </table:table-cell>
          <table:table-cell office:value-type="float" office:value="16" calcext:value-type="float">
            <text:p>16</text:p>
          </table:table-cell>
          <table:table-cell office:value-type="float" office:value="0.238300547" calcext:value-type="float">
            <text:p>0,238300547</text:p>
          </table:table-cell>
          <table:table-cell office:value-type="float" office:value="35" calcext:value-type="float">
            <text:p>35</text:p>
          </table:table-cell>
          <table:table-cell office:value-type="float" office:value="485" calcext:value-type="float">
            <text:p>485</text:p>
          </table:table-cell>
          <table:table-cell office:value-type="float" office:value="39.556341343" calcext:value-type="float">
            <text:p>39,556341343</text:p>
          </table:table-cell>
          <table:table-cell office:value-type="float" office:value="164" calcext:value-type="float">
            <text:p>164</text:p>
          </table:table-cell>
          <table:table-cell office:value-type="float" office:value="35" calcext:value-type="float">
            <text:p>35</text:p>
          </table:table-cell>
          <table:table-cell office:value-type="float" office:value="61.8847081661224" calcext:value-type="float">
            <text:p>61,8847081661224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32953" calcext:value-type="float">
            <text:p>32953</text:p>
          </table:table-cell>
          <table:table-cell office:value-type="float" office:value="119.6835" calcext:value-type="float">
            <text:p>119,6835</text:p>
          </table:table-cell>
          <table:table-cell office:value-type="float" office:value="15612" calcext:value-type="float">
            <text:p>15612</text:p>
          </table:table-cell>
          <table:table-cell table:formula="of:=[.J33] + [.M33] + [.P33] + [.H33]" office:value-type="float" office:value="101.679366235122" calcext:value-type="float">
            <text:p>101,67936623512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36" calcext:value-type="float">
            <text:p>336</text:p>
          </table:table-cell>
          <table:table-cell office:value-type="float" office:value="112560" calcext:value-type="float">
            <text:p>112560</text:p>
          </table:table-cell>
          <table:table-cell office:value-type="float" office:value="35" calcext:value-type="float">
            <text:p>35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0.000016563" calcext:value-type="float">
            <text:p>1,66E-05</text:p>
          </table:table-cell>
          <table:table-cell office:value-type="float" office:value="22" calcext:value-type="float">
            <text:p>22</text:p>
          </table:table-cell>
          <table:table-cell office:value-type="float" office:value="0.525157007" calcext:value-type="float">
            <text:p>0,525157007</text:p>
          </table:table-cell>
          <table:table-cell office:value-type="float" office:value="35" calcext:value-type="float">
            <text:p>35</text:p>
          </table:table-cell>
          <table:table-cell office:value-type="float" office:value="2475" calcext:value-type="float">
            <text:p>2475</text:p>
          </table:table-cell>
          <table:table-cell office:value-type="float" office:value="990.274009001" calcext:value-type="float">
            <text:p>990,274009001</text:p>
          </table:table-cell>
          <table:table-cell office:value-type="float" office:value="300" calcext:value-type="float">
            <text:p>300</text:p>
          </table:table-cell>
          <table:table-cell office:value-type="float" office:value="35" calcext:value-type="float">
            <text:p>35</text:p>
          </table:table-cell>
          <table:table-cell office:value-type="float" office:value="380.403167963028" calcext:value-type="float">
            <text:p>380,403167963028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3820" calcext:value-type="float">
            <text:p>33820</text:p>
          </table:table-cell>
          <table:table-cell office:value-type="float" office:value="119.7915" calcext:value-type="float">
            <text:p>119,7915</text:p>
          </table:table-cell>
          <table:table-cell office:value-type="float" office:value="15347" calcext:value-type="float">
            <text:p>15347</text:p>
          </table:table-cell>
          <table:table-cell table:formula="of:=[.J34] + [.M34] + [.P34] + [.H34]" office:value-type="float" office:value="1371.20235053403" calcext:value-type="float">
            <text:p>1371,20235053403</text:p>
          </table:table-cell>
        </table:table-row>
      </table:table>
      <table:table table:name="Campinas graphics" table:style-name="ta1">
        <table:shapes>
          <draw:frame draw:z-index="0" draw:style-name="gr1" draw:text-style-name="P1" svg:width="159.99mm" svg:height="89.99mm" svg:x="23.58mm" svg:y="1mm">
            <draw:object draw:notify-on-update-of-ranges="'Campinas graphics'.J5:'Campinas graphics'.J5 Campinas.V2:Campinas.V32 'Campinas graphics'.J6:'Campinas graphics'.J6 'Campinas - relaxed max-flow separation'.V2:'Campinas - relaxed max-flow separation'.V3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192.2mm" svg:y="39.32mm">
            <draw:object draw:notify-on-update-of-ranges="'Campinas graphics'.J5:'Campinas graphics'.J5 Campinas.M2:Campinas.M32 'Campinas graphics'.J6:'Campinas graphics'.J6 'Campinas - relaxed max-flow separation'.V2:'Campinas - relaxed max-flow separation'.V32 'Campinas - relaxed max-flow separation'.M2:'Campinas - relaxed max-flow separation'.M3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9.99mm" svg:height="89.99mm" svg:x="2.49mm" svg:y="105.98mm">
            <draw:object draw:notify-on-update-of-ranges="Campinas.J2:Campinas.J3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59.99mm" svg:height="89.99mm" svg:x="20.39mm" svg:y="201.6mm">
            <draw:object draw:notify-on-update-of-ranges="'Campinas graphics'.J5:'Campinas graphics'.J5 Campinas.P2:Campinas.P32 'Campinas graphics'.J6:'Campinas graphics'.J6 'Campinas - relaxed max-flow separation'.P2:'Campinas - relaxed max-flow separation'.P32 'Campinas - relaxed max-flow separation'.M2:'Campinas - relaxed max-flow separation'.M34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159.99mm" svg:height="89.99mm" svg:x="189.66mm" svg:y="152.53mm">
            <draw:object draw:notify-on-update-of-ranges="'Campinas graphics'.J5:'Campinas graphics'.J5 Campinas.L2:Campinas.L32 'Campinas graphics'.J6:'Campinas graphics'.J6 'Campinas - relaxed max-flow separation'.L2:'Campinas - relaxed max-flow separation'.L32 'Campinas - relaxed max-flow separation'.M2:'Campinas - relaxed max-flow separation'.M34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159.99mm" svg:height="89.99mm" svg:x="197.25mm" svg:y="250.87mm">
            <draw:object draw:notify-on-update-of-ranges="'Campinas graphics'.J5:'Campinas graphics'.J5 Campinas.N2:Campinas.N32 'Campinas graphics'.J6:'Campinas graphics'.J6 'Campinas - relaxed max-flow separation'.N2:'Campinas - relaxed max-flow separation'.N32 'Campinas - relaxed max-flow separation'.M2:'Campinas - relaxed max-flow separation'.M34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8" table:number-columns-repeated="10" table:default-cell-style-name="Default"/>
        <table:table-row table:style-name="ro1" table:number-rows-repeated="4">
          <table:table-cell table:number-columns-repeated="10"/>
        </table:table-row>
        <table:table-row table:style-name="ro1">
          <table:table-cell table:number-columns-repeated="9"/>
          <table:table-cell office:value-type="string" calcext:value-type="string">
            <text:p>Integer separation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Relaxed separatio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04">00/00/0000</text:date>, <text:time style:data-style-name="N2" text:time-value="20:17:08.16317498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2-14T18:58:18.315901128</meta:creation-date>
    <dc:date>2022-01-04T20:51:57.347000469</dc:date>
    <meta:editing-duration>PT2H7M4S</meta:editing-duration>
    <meta:editing-cycles>30</meta:editing-cycles>
    <meta:generator>LibreOffice/6.0.7.3$Linux_X86_64 LibreOffice_project/00m0$Build-3</meta:generator>
    <meta:document-statistic meta:table-count="4" meta:cell-count="1692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469cm" svg:y="0.316cm" chart:style-name="ch2">
          <text:p>Complete execution time</text:p>
        </chart:title>
        <chart:legend chart:legend-position="end" svg:x="12.308cm" svg:y="3.952cm" style:legend-expansion="high" chart:style-name="ch3"/>
        <chart:plot-area chart:style-name="ch4" table:cell-range-address="'Campinas graphics'.J5:'Campinas graphics'.J6 Campinas.V2:Campinas.V32 'Campinas - relaxed max-flow separation'.V2:'Campinas - relaxed max-flow separation'.V32" chart:data-source-has-labels="row" svg:x="1.331cm" svg:y="1.275cm" svg:width="10.657cm" svg:height="6.564cm">
          <chartooo:coordinate-region svg:x="2.323cm" svg:y="1.474cm" svg:width="9.665cm" svg:height="5.573cm"/>
          <chart:axis chart:dimension="x" chart:name="primary-x" chart:style-name="ch5">
            <chart:title svg:x="5.993cm" svg:y="8.019cm" chart:style-name="ch6">
              <text:p>Instance</text:p>
            </chart:title>
          </chart:axis>
          <chart:axis chart:dimension="y" chart:name="primary-y" chart:style-name="ch7">
            <chart:title svg:x="0.451cm" svg:y="5.157cm" chart:style-name="ch8">
              <text:p>Time(s)</text:p>
            </chart:title>
            <chart:grid chart:style-name="ch9" chart:class="major"/>
          </chart:axis>
          <chart:series chart:style-name="ch10" chart:values-cell-range-address="Campinas.V2:Campinas.V32" chart:label-cell-address="'Campinas graphics'.J5:'Campinas graphics'.J5" chart:class="chart:bar">
            <chart:data-point chart:repeated="31"/>
          </chart:series>
          <chart:series chart:style-name="ch11" chart:values-cell-range-address="'Campinas - relaxed max-flow separation'.V2:'Campinas - relaxed max-flow separation'.V32" chart:label-cell-address="'Campinas graphics'.J6:'Campinas graphics'.J6" chart:class="chart:bar">
            <chart:data-point chart:repeated="3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teger separation</text:p>
                <draw:g>
                  <svg:desc>'Campinas graphics'.J5:'Campinas graphics'.J5</svg:desc>
                </draw:g>
              </table:table-cell>
              <table:table-cell office:value-type="string">
                <text:p>Relaxed separation</text:p>
                <draw:g>
                  <svg:desc>'Campinas graphics'.J6:'Campinas graphics'.J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.04538781951135">
                <text:p>5.04538781951135</text:p>
                <draw:g>
                  <svg:desc>Campinas.V2:Campinas.V32</svg:desc>
                </draw:g>
              </table:table-cell>
              <table:table-cell office:value-type="float" office:value="5.35422708136292">
                <text:p>5.35422708136292</text:p>
                <draw:g>
                  <svg:desc>'Campinas - relaxed max-flow separation'.V2:'Campinas - relaxed max-flow separation'.V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889627673363037">
                <text:p>0.0889627673363037</text:p>
              </table:table-cell>
              <table:table-cell office:value-type="float" office:value="0.403034400628296">
                <text:p>0.4030344006282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23097794827393">
                <text:p>0.123097794827393</text:p>
              </table:table-cell>
              <table:table-cell office:value-type="float" office:value="0.150485265534302">
                <text:p>0.1504852655343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0338206414502">
                <text:p>0.40338206414502</text:p>
              </table:table-cell>
              <table:table-cell office:value-type="float" office:value="0.681907491025635">
                <text:p>0.68190749102563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646155116582031">
                <text:p>0.0646155116582031</text:p>
              </table:table-cell>
              <table:table-cell office:value-type="float" office:value="0.137303803519775">
                <text:p>0.1373038035197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56101025568799">
                <text:p>1.56101025568799</text:p>
              </table:table-cell>
              <table:table-cell office:value-type="float" office:value="3.1515790718656">
                <text:p>3.15157907186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.50035663364758">
                <text:p>6.50035663364758</text:p>
              </table:table-cell>
              <table:table-cell office:value-type="float" office:value="0.84787532289209">
                <text:p>0.8478753228920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31203439196191">
                <text:p>1.31203439196191</text:p>
              </table:table-cell>
              <table:table-cell office:value-type="float" office:value="0.796364620633545">
                <text:p>0.79636462063354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32083454245239">
                <text:p>3.32083454245239</text:p>
              </table:table-cell>
              <table:table-cell office:value-type="float" office:value="1.02122255700147">
                <text:p>1.0212225570014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35882747341675">
                <text:p>0.335882747341675</text:p>
              </table:table-cell>
              <table:table-cell office:value-type="float" office:value="0.517341535399414">
                <text:p>0.51734153539941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34068161753174">
                <text:p>1.34068161753174</text:p>
              </table:table-cell>
              <table:table-cell office:value-type="float" office:value="2.66245428722632">
                <text:p>2.6624542872263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83171211124768">
                <text:p>1.83171211124768</text:p>
              </table:table-cell>
              <table:table-cell office:value-type="float" office:value="38.1696320638378">
                <text:p>38.169632063837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12721358796118">
                <text:p>1.12721358796118</text:p>
              </table:table-cell>
              <table:table-cell office:value-type="float" office:value="1.10510281695935">
                <text:p>1.1051028169593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.89391593392188">
                <text:p>3.89391593392188</text:p>
              </table:table-cell>
              <table:table-cell office:value-type="float" office:value="4.41497278771301">
                <text:p>4.4149727877130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.1742031190614">
                <text:p>6.1742031190614</text:p>
              </table:table-cell>
              <table:table-cell office:value-type="float" office:value="6.02783869962109">
                <text:p>6.0278386996210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11.911374082699">
                <text:p>111.911374082699</text:p>
              </table:table-cell>
              <table:table-cell office:value-type="float" office:value="7.77381289241003">
                <text:p>7.7738128924100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.74063681930957">
                <text:p>4.74063681930957</text:p>
              </table:table-cell>
              <table:table-cell office:value-type="float" office:value="3.58534693521509">
                <text:p>3.5853469352150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63876260953589">
                <text:p>2.63876260953589</text:p>
              </table:table-cell>
              <table:table-cell office:value-type="float" office:value="9.68199963388562">
                <text:p>9.6819996338856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7.3268510423335">
                <text:p>17.3268510423335</text:p>
              </table:table-cell>
              <table:table-cell office:value-type="float" office:value="2.95790344458301">
                <text:p>2.9579034445830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8.6423221536639">
                <text:p>98.6423221536639</text:p>
              </table:table-cell>
              <table:table-cell office:value-type="float" office:value="2.20068542455786">
                <text:p>2.2006854245578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4.7965026647026">
                <text:p>24.7965026647026</text:p>
              </table:table-cell>
              <table:table-cell office:value-type="float" office:value="5.32602206741602">
                <text:p>5.3260220674160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.4640013418826">
                <text:p>10.4640013418826</text:p>
              </table:table-cell>
              <table:table-cell office:value-type="float" office:value="12.723196017853">
                <text:p>12.72319601785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3.2728050167461">
                <text:p>33.2728050167461</text:p>
              </table:table-cell>
              <table:table-cell office:value-type="float" office:value="9.82961447252344">
                <text:p>9.8296144725234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.32490384330505">
                <text:p>6.32490384330505</text:p>
              </table:table-cell>
              <table:table-cell office:value-type="float" office:value="13.3567248905945">
                <text:p>13.356724890594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4.2783957124607">
                <text:p>14.2783957124607</text:p>
              </table:table-cell>
              <table:table-cell office:value-type="float" office:value="37.1503737025576">
                <text:p>37.150373702557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27.613348108002">
                <text:p>227.613348108002</text:p>
              </table:table-cell>
              <table:table-cell office:value-type="float" office:value="91.0338302571891">
                <text:p>91.033830257189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90.308218693736">
                <text:p>290.308218693736</text:p>
              </table:table-cell>
              <table:table-cell office:value-type="float" office:value="10.7974961654579">
                <text:p>10.797496165457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125.59416119966">
                <text:p>1125.59416119966</text:p>
              </table:table-cell>
              <table:table-cell office:value-type="float" office:value="664.862886803659">
                <text:p>664.86288680365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.7095470412826">
                <text:p>28.7095470412826</text:p>
              </table:table-cell>
              <table:table-cell office:value-type="float" office:value="340.992475879758">
                <text:p>340.99247587975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12.59240896244">
                <text:p>212.59240896244</text:p>
              </table:table-cell>
              <table:table-cell office:value-type="float" office:value="6.01945597961414">
                <text:p>6.0194559796141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89.718229726562">
                <text:p>89.718229726562</text:p>
              </table:table-cell>
              <table:table-cell office:value-type="float" office:value="40.909325896608">
                <text:p>40.90932589660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252cm" svg:y="0.316cm" chart:style-name="ch2">
          <text:p>Separation algorithms execution time</text:p>
        </chart:title>
        <chart:legend chart:legend-position="end" svg:x="12.308cm" svg:y="3.952cm" style:legend-expansion="high" chart:style-name="ch3"/>
        <chart:plot-area chart:style-name="ch4" table:cell-range-address="'Campinas graphics'.J5:'Campinas graphics'.J6 Campinas.M2:Campinas.M32 'Campinas - relaxed max-flow separation'.V2:'Campinas - relaxed max-flow separation'.V32 'Campinas - relaxed max-flow separation'.M2:'Campinas - relaxed max-flow separation'.M34" chart:data-source-has-labels="row" svg:x="1.331cm" svg:y="1.275cm" svg:width="10.657cm" svg:height="6.564cm">
          <chartooo:coordinate-region svg:x="2.323cm" svg:y="1.474cm" svg:width="9.665cm" svg:height="5.573cm"/>
          <chart:axis chart:dimension="x" chart:name="primary-x" chart:style-name="ch5">
            <chart:title svg:x="5.993cm" svg:y="8.019cm" chart:style-name="ch6">
              <text:p>Instance</text:p>
            </chart:title>
          </chart:axis>
          <chart:axis chart:dimension="y" chart:name="primary-y" chart:style-name="ch7">
            <chart:title svg:x="0.451cm" svg:y="5.157cm" chart:style-name="ch8">
              <text:p>Time(s)</text:p>
            </chart:title>
            <chart:grid chart:style-name="ch9" chart:class="major"/>
          </chart:axis>
          <chart:series chart:style-name="ch10" chart:values-cell-range-address="Campinas.M2:Campinas.M32" chart:label-cell-address="'Campinas graphics'.J5:'Campinas graphics'.J5" chart:class="chart:bar">
            <chart:data-point chart:repeated="31"/>
          </chart:series>
          <chart:series chart:style-name="ch11" chart:values-cell-range-address="'Campinas - relaxed max-flow separation'.V2:'Campinas - relaxed max-flow separation'.V32" chart:label-cell-address="'Campinas graphics'.J6:'Campinas graphics'.J6" chart:class="chart:bar">
            <chart:data-point chart:repeated="33"/>
            <loext:propertry-mapping loext:property="BorderColor" loext:cell-range-address="'Campinas - relaxed max-flow separation'.M2:'Campinas - relaxed max-flow separation'.M3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teger separation</text:p>
                <draw:g>
                  <svg:desc>'Campinas graphics'.J5:'Campinas graphics'.J5</svg:desc>
                </draw:g>
              </table:table-cell>
              <table:table-cell office:value-type="string">
                <text:p>Relaxed separation</text:p>
                <draw:g>
                  <svg:desc>'Campinas graphics'.J6:'Campinas graphics'.J6</svg:desc>
                </draw:g>
              </table:table-cell>
              <table:table-cell office:value-type="string">
                <text:p>Column 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552119245">
                <text:p>2.552119245</text:p>
                <draw:g>
                  <svg:desc>Campinas.M2:Campinas.M32</svg:desc>
                </draw:g>
              </table:table-cell>
              <table:table-cell office:value-type="float" office:value="5.35422708136292">
                <text:p>5.35422708136292</text:p>
                <draw:g>
                  <svg:desc>'Campinas - relaxed max-flow separation'.V2:'Campinas - relaxed max-flow separation'.V32</svg:desc>
                </draw:g>
              </table:table-cell>
              <table:table-cell office:value-type="float" office:value="2.454719635">
                <text:p>2.454719635</text:p>
                <draw:g>
                  <svg:desc>'Campinas - relaxed max-flow separation'.M2:'Campinas - relaxed max-flow separation'.M3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45073125">
                <text:p>0.045073125</text:p>
              </table:table-cell>
              <table:table-cell office:value-type="float" office:value="0.403034400628296">
                <text:p>0.403034400628296</text:p>
              </table:table-cell>
              <table:table-cell office:value-type="float" office:value="0.373283078">
                <text:p>0.37328307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7606769">
                <text:p>0.07606769</text:p>
              </table:table-cell>
              <table:table-cell office:value-type="float" office:value="0.150485265534302">
                <text:p>0.150485265534302</text:p>
              </table:table-cell>
              <table:table-cell office:value-type="float" office:value="0.03663718">
                <text:p>0.0366371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63407503">
                <text:p>0.163407503</text:p>
              </table:table-cell>
              <table:table-cell office:value-type="float" office:value="0.681907491025635">
                <text:p>0.681907491025635</text:p>
              </table:table-cell>
              <table:table-cell office:value-type="float" office:value="0.048774936">
                <text:p>0.0487749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17717181">
                <text:p>0.017717181</text:p>
              </table:table-cell>
              <table:table-cell office:value-type="float" office:value="0.137303803519775">
                <text:p>0.137303803519775</text:p>
              </table:table-cell>
              <table:table-cell office:value-type="float" office:value="0.088501131">
                <text:p>0.08850113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84636615">
                <text:p>0.584636615</text:p>
              </table:table-cell>
              <table:table-cell office:value-type="float" office:value="3.1515790718656">
                <text:p>3.1515790718656</text:p>
              </table:table-cell>
              <table:table-cell office:value-type="float" office:value="0.656347459">
                <text:p>0.65634745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.454408579">
                <text:p>5.454408579</text:p>
              </table:table-cell>
              <table:table-cell office:value-type="float" office:value="0.84787532289209">
                <text:p>0.84787532289209</text:p>
              </table:table-cell>
              <table:table-cell office:value-type="float" office:value="0.43414094">
                <text:p>0.4341409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71817508">
                <text:p>0.871817508</text:p>
              </table:table-cell>
              <table:table-cell office:value-type="float" office:value="0.796364620633545">
                <text:p>0.796364620633545</text:p>
              </table:table-cell>
              <table:table-cell office:value-type="float" office:value="0.201437628">
                <text:p>0.20143762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722060554">
                <text:p>2.722060554</text:p>
              </table:table-cell>
              <table:table-cell office:value-type="float" office:value="1.02122255700147">
                <text:p>1.02122255700147</text:p>
              </table:table-cell>
              <table:table-cell office:value-type="float" office:value="0.49699045">
                <text:p>0.4969904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15903548">
                <text:p>0.215903548</text:p>
              </table:table-cell>
              <table:table-cell office:value-type="float" office:value="0.517341535399414">
                <text:p>0.517341535399414</text:p>
              </table:table-cell>
              <table:table-cell office:value-type="float" office:value="0.241211683">
                <text:p>0.24121168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762030006">
                <text:p>0.762030006</text:p>
              </table:table-cell>
              <table:table-cell office:value-type="float" office:value="2.66245428722632">
                <text:p>2.66245428722632</text:p>
              </table:table-cell>
              <table:table-cell office:value-type="float" office:value="1.424834682">
                <text:p>1.42483468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139425967">
                <text:p>1.139425967</text:p>
              </table:table-cell>
              <table:table-cell office:value-type="float" office:value="38.1696320638378">
                <text:p>38.1696320638378</text:p>
              </table:table-cell>
              <table:table-cell office:value-type="float" office:value="21.608608564">
                <text:p>21.60860856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27790445">
                <text:p>0.127790445</text:p>
              </table:table-cell>
              <table:table-cell office:value-type="float" office:value="1.10510281695935">
                <text:p>1.10510281695935</text:p>
              </table:table-cell>
              <table:table-cell office:value-type="float" office:value="0.107710161">
                <text:p>0.10771016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727270829">
                <text:p>2.727270829</text:p>
              </table:table-cell>
              <table:table-cell office:value-type="float" office:value="4.41497278771301">
                <text:p>4.41497278771301</text:p>
              </table:table-cell>
              <table:table-cell office:value-type="float" office:value="0.072033243">
                <text:p>0.07203324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998334079">
                <text:p>0.998334079</text:p>
              </table:table-cell>
              <table:table-cell office:value-type="float" office:value="6.02783869962109">
                <text:p>6.02783869962109</text:p>
              </table:table-cell>
              <table:table-cell office:value-type="float" office:value="0.764728947">
                <text:p>0.76472894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6.299107302">
                <text:p>96.299107302</text:p>
              </table:table-cell>
              <table:table-cell office:value-type="float" office:value="7.77381289241003">
                <text:p>7.77381289241003</text:p>
              </table:table-cell>
              <table:table-cell office:value-type="float" office:value="1.548516431">
                <text:p>1.54851643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498853287">
                <text:p>0.498853287</text:p>
              </table:table-cell>
              <table:table-cell office:value-type="float" office:value="3.58534693521509">
                <text:p>3.58534693521509</text:p>
              </table:table-cell>
              <table:table-cell office:value-type="float" office:value="0.802029631">
                <text:p>0.80202963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058490071">
                <text:p>1.058490071</text:p>
              </table:table-cell>
              <table:table-cell office:value-type="float" office:value="9.68199963388562">
                <text:p>9.68199963388562</text:p>
              </table:table-cell>
              <table:table-cell office:value-type="float" office:value="2.674888308">
                <text:p>2.67488830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.510713634">
                <text:p>5.510713634</text:p>
              </table:table-cell>
              <table:table-cell office:value-type="float" office:value="2.95790344458301">
                <text:p>2.95790344458301</text:p>
              </table:table-cell>
              <table:table-cell office:value-type="float" office:value="1.586406289">
                <text:p>1.58640628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0.273204237">
                <text:p>90.273204237</text:p>
              </table:table-cell>
              <table:table-cell office:value-type="float" office:value="2.20068542455786">
                <text:p>2.20068542455786</text:p>
              </table:table-cell>
              <table:table-cell office:value-type="float" office:value="1.079516015">
                <text:p>1.07951601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5.051587482">
                <text:p>15.051587482</text:p>
              </table:table-cell>
              <table:table-cell office:value-type="float" office:value="5.32602206741602">
                <text:p>5.32602206741602</text:p>
              </table:table-cell>
              <table:table-cell office:value-type="float" office:value="1.711677439">
                <text:p>1.71167743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.394918211">
                <text:p>6.394918211</text:p>
              </table:table-cell>
              <table:table-cell office:value-type="float" office:value="12.723196017853">
                <text:p>12.723196017853</text:p>
              </table:table-cell>
              <table:table-cell office:value-type="float" office:value="3.241582087">
                <text:p>3.24158208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0.13909291">
                <text:p>20.13909291</text:p>
              </table:table-cell>
              <table:table-cell office:value-type="float" office:value="9.82961447252344">
                <text:p>9.82961447252344</text:p>
              </table:table-cell>
              <table:table-cell office:value-type="float" office:value="3.61314297">
                <text:p>3.6131429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036883532">
                <text:p>1.036883532</text:p>
              </table:table-cell>
              <table:table-cell office:value-type="float" office:value="13.3567248905945">
                <text:p>13.3567248905945</text:p>
              </table:table-cell>
              <table:table-cell office:value-type="float" office:value="4.086390709">
                <text:p>4.08639070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.08378783">
                <text:p>7.08378783</text:p>
              </table:table-cell>
              <table:table-cell office:value-type="float" office:value="37.1503737025576">
                <text:p>37.1503737025576</text:p>
              </table:table-cell>
              <table:table-cell office:value-type="float" office:value="10.701260166">
                <text:p>10.70126016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75.059647533">
                <text:p>175.059647533</text:p>
              </table:table-cell>
              <table:table-cell office:value-type="float" office:value="91.0338302571891">
                <text:p>91.0338302571891</text:p>
              </table:table-cell>
              <table:table-cell office:value-type="float" office:value="34.073187029">
                <text:p>34.07318702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40.46183628">
                <text:p>240.46183628</text:p>
              </table:table-cell>
              <table:table-cell office:value-type="float" office:value="10.7974961654579">
                <text:p>10.7974961654579</text:p>
              </table:table-cell>
              <table:table-cell office:value-type="float" office:value="3.743694344">
                <text:p>3.74369434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21.980014928">
                <text:p>1021.980014928</text:p>
              </table:table-cell>
              <table:table-cell office:value-type="float" office:value="664.862886803659">
                <text:p>664.862886803659</text:p>
              </table:table-cell>
              <table:table-cell office:value-type="float" office:value="221.950868209">
                <text:p>221.95086820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1.768669916">
                <text:p>11.768669916</text:p>
              </table:table-cell>
              <table:table-cell office:value-type="float" office:value="340.992475879758">
                <text:p>340.992475879758</text:p>
              </table:table-cell>
              <table:table-cell office:value-type="float" office:value="148.978725833">
                <text:p>148.97872583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87.945461448">
                <text:p>187.945461448</text:p>
              </table:table-cell>
              <table:table-cell office:value-type="float" office:value="6.01945597961414">
                <text:p>6.01945597961414</text:p>
              </table:table-cell>
              <table:table-cell office:value-type="float" office:value="0.628112561">
                <text:p>0.62811256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4.451290381">
                <text:p>64.451290381</text:p>
              </table:table-cell>
              <table:table-cell office:value-type="float" office:value="40.909325896608">
                <text:p>40.909325896608</text:p>
              </table:table-cell>
              <table:table-cell office:value-type="float" office:value="12.551809339">
                <text:p>12.5518093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.556341343">
                <text:p>39.55634134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90.274009001">
                <text:p>990.27400900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755cm" svg:y="0.316cm" chart:style-name="ch2">
          <text:p>Intersection cuts execution time</text:p>
        </chart:title>
        <chart:plot-area chart:style-name="ch3" table:cell-range-address="Campinas.J2:Campinas.J32" svg:x="1.331cm" svg:y="1.275cm" svg:width="14.349cm" svg:height="6.564cm">
          <chartooo:coordinate-region svg:x="2.058cm" svg:y="1.475cm" svg:width="13.622cm" svg:height="5.717cm"/>
          <chart:axis chart:dimension="x" chart:name="primary-x" chart:style-name="ch4">
            <chart:title svg:x="7.839cm" svg:y="8.019cm" chart:style-name="ch5">
              <text:p>Instance</text:p>
            </chart:title>
          </chart:axis>
          <chart:axis chart:dimension="y" chart:name="primary-y" chart:style-name="ch6">
            <chart:title svg:x="0.451cm" svg:y="5.157cm" chart:style-name="ch7">
              <text:p>Time(s)</text:p>
            </chart:title>
            <chart:grid chart:style-name="ch8" chart:class="major"/>
          </chart:axis>
          <chart:series chart:style-name="ch9" chart:values-cell-range-address="Campinas.J2:Campinas.J32" chart:class="chart:bar">
            <chart:data-point chart:repeated="3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2796577">
                <text:p>0.002796577</text:p>
                <draw:g>
                  <svg:desc>Campinas.J2:Campinas.J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6257657">
                <text:p>0.00625765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2927138">
                <text:p>0.00292713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3036071">
                <text:p>0.00303607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2821181">
                <text:p>0.00282118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12495841">
                <text:p>0.01249584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7919895">
                <text:p>0.00791989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8841816">
                <text:p>0.00884181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14653238">
                <text:p>0.01465323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7916594">
                <text:p>0.00791659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21086031">
                <text:p>0.02108603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17713967">
                <text:p>0.0177139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15971915">
                <text:p>0.01597191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1333631">
                <text:p>0.0133363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4321647">
                <text:p>0.00432164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26524896">
                <text:p>0.02652489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91878319">
                <text:p>0.09187831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43806181">
                <text:p>0.04380618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39054125">
                <text:p>0.0390541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51717227">
                <text:p>0.05171722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22059758">
                <text:p>0.02205975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19347176">
                <text:p>0.01934717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41253787">
                <text:p>0.04125378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61683446">
                <text:p>0.06168344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116481679">
                <text:p>0.11648167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99097898">
                <text:p>0.19909789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3018844">
                <text:p>0.2301884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39198201">
                <text:p>0.13919820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66978244">
                <text:p>0.56697824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83326332">
                <text:p>0.08332633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171689651">
                <text:p>0.17168965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729cm" svg:y="0.316cm" chart:style-name="ch2">
          <text:p>Separations B&amp;B execution time</text:p>
        </chart:title>
        <chart:legend chart:legend-position="end" svg:x="12.308cm" svg:y="3.952cm" style:legend-expansion="high" chart:style-name="ch3"/>
        <chart:plot-area chart:style-name="ch4" table:cell-range-address="'Campinas graphics'.J5:'Campinas graphics'.J6 Campinas.P2:Campinas.P32 'Campinas - relaxed max-flow separation'.P2:'Campinas - relaxed max-flow separation'.P32 'Campinas - relaxed max-flow separation'.M2:'Campinas - relaxed max-flow separation'.M34" chart:data-source-has-labels="row" svg:x="1.331cm" svg:y="1.275cm" svg:width="10.657cm" svg:height="6.564cm">
          <chartooo:coordinate-region svg:x="2.138cm" svg:y="1.474cm" svg:width="9.85cm" svg:height="5.573cm"/>
          <chart:axis chart:dimension="x" chart:name="primary-x" chart:style-name="ch5">
            <chart:title svg:x="5.993cm" svg:y="8.019cm" chart:style-name="ch6">
              <text:p>Instance</text:p>
            </chart:title>
          </chart:axis>
          <chart:axis chart:dimension="y" chart:name="primary-y" chart:style-name="ch7">
            <chart:title svg:x="0.451cm" svg:y="5.157cm" chart:style-name="ch8">
              <text:p>Time(s)</text:p>
            </chart:title>
            <chart:grid chart:style-name="ch9" chart:class="major"/>
          </chart:axis>
          <chart:series chart:style-name="ch10" chart:values-cell-range-address="Campinas.P2:Campinas.P32" chart:label-cell-address="'Campinas graphics'.J5:'Campinas graphics'.J5" chart:class="chart:bar">
            <chart:data-point chart:repeated="31"/>
          </chart:series>
          <chart:series chart:style-name="ch11" chart:values-cell-range-address="'Campinas - relaxed max-flow separation'.P2:'Campinas - relaxed max-flow separation'.P32" chart:label-cell-address="'Campinas graphics'.J6:'Campinas graphics'.J6" chart:class="chart:bar">
            <chart:data-point chart:repeated="33"/>
            <loext:propertry-mapping loext:property="BorderColor" loext:cell-range-address="'Campinas - relaxed max-flow separation'.M2:'Campinas - relaxed max-flow separation'.M3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teger separation</text:p>
                <draw:g>
                  <svg:desc>'Campinas graphics'.J5:'Campinas graphics'.J5</svg:desc>
                </draw:g>
              </table:table-cell>
              <table:table-cell office:value-type="string">
                <text:p>Relaxed separation</text:p>
                <draw:g>
                  <svg:desc>'Campinas graphics'.J6:'Campinas graphics'.J6</svg:desc>
                </draw:g>
              </table:table-cell>
              <table:table-cell office:value-type="string">
                <text:p>Column 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49045395851135">
                <text:p>2.49045395851135</text:p>
                <draw:g>
                  <svg:desc>Campinas.P2:Campinas.P32</svg:desc>
                </draw:g>
              </table:table-cell>
              <table:table-cell office:value-type="float" office:value="2.89635300636292">
                <text:p>2.89635300636292</text:p>
                <draw:g>
                  <svg:desc>'Campinas - relaxed max-flow separation'.P2:'Campinas - relaxed max-flow separation'.P32</svg:desc>
                </draw:g>
              </table:table-cell>
              <table:table-cell office:value-type="float" office:value="2.454719635">
                <text:p>2.454719635</text:p>
                <draw:g>
                  <svg:desc>'Campinas - relaxed max-flow separation'.M2:'Campinas - relaxed max-flow separation'.M3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318009853363037">
                <text:p>0.0318009853363037</text:p>
              </table:table-cell>
              <table:table-cell office:value-type="float" office:value="0.0236508846282959">
                <text:p>0.0236508846282959</text:p>
              </table:table-cell>
              <table:table-cell office:value-type="float" office:value="0.373283078">
                <text:p>0.37328307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369839668273926">
                <text:p>0.0369839668273926</text:p>
              </table:table-cell>
              <table:table-cell office:value-type="float" office:value="0.103738069534302">
                <text:p>0.103738069534302</text:p>
              </table:table-cell>
              <table:table-cell office:value-type="float" office:value="0.03663718">
                <text:p>0.0366371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3692798614502">
                <text:p>0.23692798614502</text:p>
              </table:table-cell>
              <table:table-cell office:value-type="float" office:value="0.629969120025635">
                <text:p>0.629969120025635</text:p>
              </table:table-cell>
              <table:table-cell office:value-type="float" office:value="0.048774936">
                <text:p>0.0487749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287971496582031">
                <text:p>0.0287971496582031</text:p>
              </table:table-cell>
              <table:table-cell office:value-type="float" office:value="0.0457139015197754">
                <text:p>0.0457139015197754</text:p>
              </table:table-cell>
              <table:table-cell office:value-type="float" office:value="0.088501131">
                <text:p>0.08850113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963849067687988">
                <text:p>0.963849067687988</text:p>
              </table:table-cell>
              <table:table-cell office:value-type="float" office:value="2.4823739528656">
                <text:p>2.4823739528656</text:p>
              </table:table-cell>
              <table:table-cell office:value-type="float" office:value="0.656347459">
                <text:p>0.65634745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03801083564758">
                <text:p>1.03801083564758</text:p>
              </table:table-cell>
              <table:table-cell office:value-type="float" office:value="0.40573787689209">
                <text:p>0.40573787689209</text:p>
              </table:table-cell>
              <table:table-cell office:value-type="float" office:value="0.43414094">
                <text:p>0.4341409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31344985961914">
                <text:p>0.431344985961914</text:p>
              </table:table-cell>
              <table:table-cell office:value-type="float" office:value="0.586535930633545">
                <text:p>0.586535930633545</text:p>
              </table:table-cell>
              <table:table-cell office:value-type="float" office:value="0.201437628">
                <text:p>0.20143762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84103107452393">
                <text:p>0.584103107452393</text:p>
              </table:table-cell>
              <table:table-cell office:value-type="float" office:value="0.509100914001465">
                <text:p>0.509100914001465</text:p>
              </table:table-cell>
              <table:table-cell office:value-type="float" office:value="0.49699045">
                <text:p>0.4969904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12046003341675">
                <text:p>0.112046003341675</text:p>
              </table:table-cell>
              <table:table-cell office:value-type="float" office:value="0.251047134399414">
                <text:p>0.251047134399414</text:p>
              </table:table-cell>
              <table:table-cell office:value-type="float" office:value="0.241211683">
                <text:p>0.24121168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57538032531738">
                <text:p>0.557538032531738</text:p>
              </table:table-cell>
              <table:table-cell office:value-type="float" office:value="1.21663808822632">
                <text:p>1.21663808822632</text:p>
              </table:table-cell>
              <table:table-cell office:value-type="float" office:value="1.424834682">
                <text:p>1.42483468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674555063247681">
                <text:p>0.674555063247681</text:p>
              </table:table-cell>
              <table:table-cell office:value-type="float" office:value="16.5360190868378">
                <text:p>16.5360190868378</text:p>
              </table:table-cell>
              <table:table-cell office:value-type="float" office:value="21.608608564">
                <text:p>21.60860856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983435153961181">
                <text:p>0.983435153961181</text:p>
              </table:table-cell>
              <table:table-cell office:value-type="float" office:value="0.980848073959351">
                <text:p>0.980848073959351</text:p>
              </table:table-cell>
              <table:table-cell office:value-type="float" office:value="0.107710161">
                <text:p>0.10771016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15328979492188">
                <text:p>1.15328979492188</text:p>
              </table:table-cell>
              <table:table-cell office:value-type="float" office:value="4.32928395271301">
                <text:p>4.32928395271301</text:p>
              </table:table-cell>
              <table:table-cell office:value-type="float" office:value="0.072033243">
                <text:p>0.07203324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.1715190410614">
                <text:p>5.1715190410614</text:p>
              </table:table-cell>
              <table:table-cell office:value-type="float" office:value="5.25917816162109">
                <text:p>5.25917816162109</text:p>
              </table:table-cell>
              <table:table-cell office:value-type="float" office:value="0.764728947">
                <text:p>0.76472894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.5857129096985">
                <text:p>15.5857129096985</text:p>
              </table:table-cell>
              <table:table-cell office:value-type="float" office:value="6.20277094841003">
                <text:p>6.20277094841003</text:p>
              </table:table-cell>
              <table:table-cell office:value-type="float" office:value="1.548516431">
                <text:p>1.54851643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.14988899230957">
                <text:p>4.14988899230957</text:p>
              </table:table-cell>
              <table:table-cell office:value-type="float" office:value="2.70350503921509">
                <text:p>2.70350503921509</text:p>
              </table:table-cell>
              <table:table-cell office:value-type="float" office:value="0.802029631">
                <text:p>0.80202963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53644895553589">
                <text:p>1.53644895553589</text:p>
              </table:table-cell>
              <table:table-cell office:value-type="float" office:value="6.97979998588562">
                <text:p>6.97979998588562</text:p>
              </table:table-cell>
              <table:table-cell office:value-type="float" office:value="2.674888308">
                <text:p>2.67488830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1.7770528793335">
                <text:p>11.7770528793335</text:p>
              </table:table-cell>
              <table:table-cell office:value-type="float" office:value="1.32919502258301">
                <text:p>1.32919502258301</text:p>
              </table:table-cell>
              <table:table-cell office:value-type="float" office:value="1.586406289">
                <text:p>1.58640628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.31737208366394">
                <text:p>8.31737208366394</text:p>
              </table:table-cell>
              <table:table-cell office:value-type="float" office:value="1.06749391555786">
                <text:p>1.06749391555786</text:p>
              </table:table-cell>
              <table:table-cell office:value-type="float" office:value="1.079516015">
                <text:p>1.07951601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.72282695770264">
                <text:p>9.72282695770264</text:p>
              </table:table-cell>
              <table:table-cell office:value-type="float" office:value="3.59247207641602">
                <text:p>3.59247207641602</text:p>
              </table:table-cell>
              <table:table-cell office:value-type="float" office:value="1.711677439">
                <text:p>1.71167743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.04970693588257">
                <text:p>4.04970693588257</text:p>
              </table:table-cell>
              <table:table-cell office:value-type="float" office:value="9.46187496185303">
                <text:p>9.46187496185303</text:p>
              </table:table-cell>
              <table:table-cell office:value-type="float" office:value="3.241582087">
                <text:p>3.24158208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3.0924301147461">
                <text:p>13.0924301147461</text:p>
              </table:table-cell>
              <table:table-cell office:value-type="float" office:value="6.17393493652344">
                <text:p>6.17393493652344</text:p>
              </table:table-cell>
              <table:table-cell office:value-type="float" office:value="3.61314297">
                <text:p>3.6131429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.22632002830505">
                <text:p>5.22632002830505</text:p>
              </table:table-cell>
              <table:table-cell office:value-type="float" office:value="9.17392301559448">
                <text:p>9.17392301559448</text:p>
              </table:table-cell>
              <table:table-cell office:value-type="float" office:value="4.086390709">
                <text:p>4.08639070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.06145620346069">
                <text:p>7.06145620346069</text:p>
              </table:table-cell>
              <table:table-cell office:value-type="float" office:value="26.3316020965576">
                <text:p>26.3316020965576</text:p>
              </table:table-cell>
              <table:table-cell office:value-type="float" office:value="10.701260166">
                <text:p>10.70126016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2.3545858860016">
                <text:p>52.3545858860016</text:p>
              </table:table-cell>
              <table:table-cell office:value-type="float" office:value="56.7558310031891">
                <text:p>56.7558310031891</text:p>
              </table:table-cell>
              <table:table-cell office:value-type="float" office:value="34.073187029">
                <text:p>34.07318702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9.6161780357361">
                <text:p>49.6161780357361</text:p>
              </table:table-cell>
              <table:table-cell office:value-type="float" office:value="6.84967684745789">
                <text:p>6.84967684745789</text:p>
              </table:table-cell>
              <table:table-cell office:value-type="float" office:value="3.743694344">
                <text:p>3.74369434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3.474931001663">
                <text:p>103.474931001663</text:p>
              </table:table-cell>
              <table:table-cell office:value-type="float" office:value="442.768377065659">
                <text:p>442.768377065659</text:p>
              </table:table-cell>
              <table:table-cell office:value-type="float" office:value="221.950868209">
                <text:p>221.95086820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6.3738820552826">
                <text:p>16.3738820552826</text:p>
              </table:table-cell>
              <table:table-cell office:value-type="float" office:value="191.372704982758">
                <text:p>191.372704982758</text:p>
              </table:table-cell>
              <table:table-cell office:value-type="float" office:value="148.978725833">
                <text:p>148.97872583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4.5636041164398">
                <text:p>24.5636041164398</text:p>
              </table:table-cell>
              <table:table-cell office:value-type="float" office:value="5.30481600761414">
                <text:p>5.30481600761414</text:p>
              </table:table-cell>
              <table:table-cell office:value-type="float" office:value="0.628112561">
                <text:p>0.62811256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5.095232963562">
                <text:p>25.095232963562</text:p>
              </table:table-cell>
              <table:table-cell office:value-type="float" office:value="28.182911157608">
                <text:p>28.182911157608</text:p>
              </table:table-cell>
              <table:table-cell office:value-type="float" office:value="12.551809339">
                <text:p>12.5518093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.556341343">
                <text:p>39.55634134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90.274009001">
                <text:p>990.27400900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649cm" svg:y="0.316cm" chart:style-name="ch2">
          <text:p>Separation number of added cuts</text:p>
        </chart:title>
        <chart:legend chart:legend-position="end" svg:x="12.308cm" svg:y="3.952cm" style:legend-expansion="high" chart:style-name="ch3"/>
        <chart:plot-area chart:style-name="ch4" table:cell-range-address="'Campinas graphics'.J5:'Campinas graphics'.J6 Campinas.L2:Campinas.L32 'Campinas - relaxed max-flow separation'.L2:'Campinas - relaxed max-flow separation'.L32 'Campinas - relaxed max-flow separation'.M2:'Campinas - relaxed max-flow separation'.M34" chart:data-source-has-labels="row" svg:x="1.331cm" svg:y="1.275cm" svg:width="10.657cm" svg:height="6.564cm">
          <chartooo:coordinate-region svg:x="2.323cm" svg:y="1.474cm" svg:width="9.665cm" svg:height="5.573cm"/>
          <chart:axis chart:dimension="x" chart:name="primary-x" chart:style-name="ch5">
            <chart:title svg:x="5.993cm" svg:y="8.019cm" chart:style-name="ch6">
              <text:p>Instance</text:p>
            </chart:title>
          </chart:axis>
          <chart:axis chart:dimension="y" chart:name="primary-y" chart:style-name="ch7">
            <chart:title svg:x="0.451cm" svg:y="5.157cm" chart:style-name="ch8">
              <text:p>Time(s)</text:p>
            </chart:title>
            <chart:grid chart:style-name="ch9" chart:class="major"/>
          </chart:axis>
          <chart:series chart:style-name="ch10" chart:values-cell-range-address="Campinas.L2:Campinas.L32" chart:label-cell-address="'Campinas graphics'.J5:'Campinas graphics'.J5" chart:class="chart:bar">
            <chart:data-point chart:repeated="31"/>
          </chart:series>
          <chart:series chart:style-name="ch11" chart:values-cell-range-address="'Campinas - relaxed max-flow separation'.L2:'Campinas - relaxed max-flow separation'.L32" chart:label-cell-address="'Campinas graphics'.J6:'Campinas graphics'.J6" chart:class="chart:bar">
            <chart:data-point chart:repeated="33"/>
            <loext:propertry-mapping loext:property="BorderColor" loext:cell-range-address="'Campinas - relaxed max-flow separation'.M2:'Campinas - relaxed max-flow separation'.M3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teger separation</text:p>
                <draw:g>
                  <svg:desc>'Campinas graphics'.J5:'Campinas graphics'.J5</svg:desc>
                </draw:g>
              </table:table-cell>
              <table:table-cell office:value-type="string">
                <text:p>Relaxed separation</text:p>
                <draw:g>
                  <svg:desc>'Campinas graphics'.J6:'Campinas graphics'.J6</svg:desc>
                </draw:g>
              </table:table-cell>
              <table:table-cell office:value-type="string">
                <text:p>Column 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">
                <text:p>16</text:p>
                <draw:g>
                  <svg:desc>Campinas.L2:Campinas.L32</svg:desc>
                </draw:g>
              </table:table-cell>
              <table:table-cell office:value-type="float" office:value="0">
                <text:p>0</text:p>
                <draw:g>
                  <svg:desc>'Campinas - relaxed max-flow separation'.L2:'Campinas - relaxed max-flow separation'.L32</svg:desc>
                </draw:g>
              </table:table-cell>
              <table:table-cell office:value-type="float" office:value="2.454719635">
                <text:p>2.454719635</text:p>
                <draw:g>
                  <svg:desc>'Campinas - relaxed max-flow separation'.M2:'Campinas - relaxed max-flow separation'.M3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0">
                <text:p>40</text:p>
              </table:table-cell>
              <table:table-cell office:value-type="float" office:value="3">
                <text:p>3</text:p>
              </table:table-cell>
              <table:table-cell office:value-type="float" office:value="0.373283078">
                <text:p>0.37328307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8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0.03663718">
                <text:p>0.0366371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3">
                <text:p>53</text:p>
              </table:table-cell>
              <table:table-cell office:value-type="float" office:value="5">
                <text:p>5</text:p>
              </table:table-cell>
              <table:table-cell office:value-type="float" office:value="0.048774936">
                <text:p>0.0487749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0.088501131">
                <text:p>0.08850113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9">
                <text:p>29</text:p>
              </table:table-cell>
              <table:table-cell office:value-type="float" office:value="131">
                <text:p>131</text:p>
              </table:table-cell>
              <table:table-cell office:value-type="float" office:value="0.656347459">
                <text:p>0.65634745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79">
                <text:p>279</text:p>
              </table:table-cell>
              <table:table-cell office:value-type="float" office:value="53">
                <text:p>53</text:p>
              </table:table-cell>
              <table:table-cell office:value-type="float" office:value="0.43414094">
                <text:p>0.4341409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1">
                <text:p>41</text:p>
              </table:table-cell>
              <table:table-cell office:value-type="float" office:value="6">
                <text:p>6</text:p>
              </table:table-cell>
              <table:table-cell office:value-type="float" office:value="0.201437628">
                <text:p>0.20143762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7">
                <text:p>147</text:p>
              </table:table-cell>
              <table:table-cell office:value-type="float" office:value="45">
                <text:p>45</text:p>
              </table:table-cell>
              <table:table-cell office:value-type="float" office:value="0.49699045">
                <text:p>0.4969904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34">
                <text:p>34</text:p>
              </table:table-cell>
              <table:table-cell office:value-type="float" office:value="0.241211683">
                <text:p>0.24121168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">
                <text:p>13</text:p>
              </table:table-cell>
              <table:table-cell office:value-type="float" office:value="47">
                <text:p>47</text:p>
              </table:table-cell>
              <table:table-cell office:value-type="float" office:value="1.424834682">
                <text:p>1.42483468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5">
                <text:p>45</text:p>
              </table:table-cell>
              <table:table-cell office:value-type="float" office:value="1348">
                <text:p>1348</text:p>
              </table:table-cell>
              <table:table-cell office:value-type="float" office:value="21.608608564">
                <text:p>21.60860856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07710161">
                <text:p>0.10771016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1">
                <text:p>151</text:p>
              </table:table-cell>
              <table:table-cell office:value-type="float" office:value="0">
                <text:p>0</text:p>
              </table:table-cell>
              <table:table-cell office:value-type="float" office:value="0.072033243">
                <text:p>0.07203324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8">
                <text:p>28</text:p>
              </table:table-cell>
              <table:table-cell office:value-type="float" office:value="45">
                <text:p>45</text:p>
              </table:table-cell>
              <table:table-cell office:value-type="float" office:value="0.764728947">
                <text:p>0.76472894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97">
                <text:p>697</text:p>
              </table:table-cell>
              <table:table-cell office:value-type="float" office:value="47">
                <text:p>47</text:p>
              </table:table-cell>
              <table:table-cell office:value-type="float" office:value="1.548516431">
                <text:p>1.54851643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">
                <text:p>4</text:p>
              </table:table-cell>
              <table:table-cell office:value-type="float" office:value="39">
                <text:p>39</text:p>
              </table:table-cell>
              <table:table-cell office:value-type="float" office:value="0.802029631">
                <text:p>0.80202963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6">
                <text:p>46</text:p>
              </table:table-cell>
              <table:table-cell office:value-type="float" office:value="453">
                <text:p>453</text:p>
              </table:table-cell>
              <table:table-cell office:value-type="float" office:value="2.674888308">
                <text:p>2.67488830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41">
                <text:p>141</text:p>
              </table:table-cell>
              <table:table-cell office:value-type="float" office:value="59">
                <text:p>59</text:p>
              </table:table-cell>
              <table:table-cell office:value-type="float" office:value="1.586406289">
                <text:p>1.58640628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66">
                <text:p>766</text:p>
              </table:table-cell>
              <table:table-cell office:value-type="float" office:value="47">
                <text:p>47</text:p>
              </table:table-cell>
              <table:table-cell office:value-type="float" office:value="1.079516015">
                <text:p>1.07951601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57">
                <text:p>257</text:p>
              </table:table-cell>
              <table:table-cell office:value-type="float" office:value="122">
                <text:p>122</text:p>
              </table:table-cell>
              <table:table-cell office:value-type="float" office:value="1.711677439">
                <text:p>1.71167743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16">
                <text:p>116</text:p>
              </table:table-cell>
              <table:table-cell office:value-type="float" office:value="145">
                <text:p>145</text:p>
              </table:table-cell>
              <table:table-cell office:value-type="float" office:value="3.241582087">
                <text:p>3.24158208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42">
                <text:p>242</text:p>
              </table:table-cell>
              <table:table-cell office:value-type="float" office:value="93">
                <text:p>93</text:p>
              </table:table-cell>
              <table:table-cell office:value-type="float" office:value="3.61314297">
                <text:p>3.6131429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3">
                <text:p>13</text:p>
              </table:table-cell>
              <table:table-cell office:value-type="float" office:value="260">
                <text:p>260</text:p>
              </table:table-cell>
              <table:table-cell office:value-type="float" office:value="4.086390709">
                <text:p>4.08639070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5">
                <text:p>85</text:p>
              </table:table-cell>
              <table:table-cell office:value-type="float" office:value="378">
                <text:p>378</text:p>
              </table:table-cell>
              <table:table-cell office:value-type="float" office:value="10.701260166">
                <text:p>10.70126016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93">
                <text:p>693</text:p>
              </table:table-cell>
              <table:table-cell office:value-type="float" office:value="571">
                <text:p>571</text:p>
              </table:table-cell>
              <table:table-cell office:value-type="float" office:value="34.073187029">
                <text:p>34.07318702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46">
                <text:p>1046</text:p>
              </table:table-cell>
              <table:table-cell office:value-type="float" office:value="69">
                <text:p>69</text:p>
              </table:table-cell>
              <table:table-cell office:value-type="float" office:value="3.743694344">
                <text:p>3.74369434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788">
                <text:p>1788</text:p>
              </table:table-cell>
              <table:table-cell office:value-type="float" office:value="1576">
                <text:p>1576</text:p>
              </table:table-cell>
              <table:table-cell office:value-type="float" office:value="221.950868209">
                <text:p>221.95086820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1">
                <text:p>101</text:p>
              </table:table-cell>
              <table:table-cell office:value-type="float" office:value="1991">
                <text:p>1991</text:p>
              </table:table-cell>
              <table:table-cell office:value-type="float" office:value="148.978725833">
                <text:p>148.97872583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90">
                <text:p>890</text:p>
              </table:table-cell>
              <table:table-cell office:value-type="float" office:value="2">
                <text:p>2</text:p>
              </table:table-cell>
              <table:table-cell office:value-type="float" office:value="0.628112561">
                <text:p>0.62811256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67">
                <text:p>367</text:p>
              </table:table-cell>
              <table:table-cell office:value-type="float" office:value="131">
                <text:p>131</text:p>
              </table:table-cell>
              <table:table-cell office:value-type="float" office:value="12.551809339">
                <text:p>12.5518093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.556341343">
                <text:p>39.55634134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90.274009001">
                <text:p>990.27400900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173cm" svg:y="0.316cm" chart:style-name="ch2">
          <text:p>Separation number of added lazy cuts</text:p>
        </chart:title>
        <chart:legend chart:legend-position="end" svg:x="12.308cm" svg:y="3.952cm" style:legend-expansion="high" chart:style-name="ch3"/>
        <chart:plot-area chart:style-name="ch4" table:cell-range-address="'Campinas graphics'.J5:'Campinas graphics'.J6 Campinas.N2:Campinas.N32 'Campinas - relaxed max-flow separation'.N2:'Campinas - relaxed max-flow separation'.N32 'Campinas - relaxed max-flow separation'.M2:'Campinas - relaxed max-flow separation'.M34" chart:data-source-has-labels="row" svg:x="1.331cm" svg:y="1.275cm" svg:width="10.657cm" svg:height="6.564cm">
          <chartooo:coordinate-region svg:x="2.323cm" svg:y="1.474cm" svg:width="9.665cm" svg:height="5.573cm"/>
          <chart:axis chart:dimension="x" chart:name="primary-x" chart:style-name="ch5">
            <chart:title svg:x="5.993cm" svg:y="8.019cm" chart:style-name="ch6">
              <text:p>Instance</text:p>
            </chart:title>
          </chart:axis>
          <chart:axis chart:dimension="y" chart:name="primary-y" chart:style-name="ch7">
            <chart:title svg:x="0.451cm" svg:y="5.157cm" chart:style-name="ch8">
              <text:p>Time(s)</text:p>
            </chart:title>
            <chart:grid chart:style-name="ch9" chart:class="major"/>
          </chart:axis>
          <chart:series chart:style-name="ch10" chart:values-cell-range-address="Campinas.N2:Campinas.N32" chart:label-cell-address="'Campinas graphics'.J5:'Campinas graphics'.J5" chart:class="chart:bar">
            <chart:data-point chart:repeated="31"/>
          </chart:series>
          <chart:series chart:style-name="ch11" chart:values-cell-range-address="'Campinas - relaxed max-flow separation'.N2:'Campinas - relaxed max-flow separation'.N32" chart:label-cell-address="'Campinas graphics'.J6:'Campinas graphics'.J6" chart:class="chart:bar">
            <chart:data-point chart:repeated="33"/>
            <loext:propertry-mapping loext:property="BorderColor" loext:cell-range-address="'Campinas - relaxed max-flow separation'.M2:'Campinas - relaxed max-flow separation'.M3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teger separation</text:p>
                <draw:g>
                  <svg:desc>'Campinas graphics'.J5:'Campinas graphics'.J5</svg:desc>
                </draw:g>
              </table:table-cell>
              <table:table-cell office:value-type="string">
                <text:p>Relaxed separation</text:p>
                <draw:g>
                  <svg:desc>'Campinas graphics'.J6:'Campinas graphics'.J6</svg:desc>
                </draw:g>
              </table:table-cell>
              <table:table-cell office:value-type="string">
                <text:p>Column 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Campinas.N2:Campinas.N32</svg:desc>
                </draw:g>
              </table:table-cell>
              <table:table-cell office:value-type="float" office:value="19">
                <text:p>19</text:p>
                <draw:g>
                  <svg:desc>'Campinas - relaxed max-flow separation'.N2:'Campinas - relaxed max-flow separation'.N32</svg:desc>
                </draw:g>
              </table:table-cell>
              <table:table-cell office:value-type="float" office:value="2.454719635">
                <text:p>2.454719635</text:p>
                <draw:g>
                  <svg:desc>'Campinas - relaxed max-flow separation'.M2:'Campinas - relaxed max-flow separation'.M3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11">
                <text:p>11</text:p>
              </table:table-cell>
              <table:table-cell office:value-type="float" office:value="0.373283078">
                <text:p>0.37328307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50">
                <text:p>50</text:p>
              </table:table-cell>
              <table:table-cell office:value-type="float" office:value="0.03663718">
                <text:p>0.0366371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19">
                <text:p>219</text:p>
              </table:table-cell>
              <table:table-cell office:value-type="float" office:value="799">
                <text:p>799</text:p>
              </table:table-cell>
              <table:table-cell office:value-type="float" office:value="0.048774936">
                <text:p>0.0487749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88501131">
                <text:p>0.08850113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7">
                <text:p>127</text:p>
              </table:table-cell>
              <table:table-cell office:value-type="float" office:value="253">
                <text:p>253</text:p>
              </table:table-cell>
              <table:table-cell office:value-type="float" office:value="0.656347459">
                <text:p>0.65634745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3">
                <text:p>93</text:p>
              </table:table-cell>
              <table:table-cell office:value-type="float" office:value="34">
                <text:p>34</text:p>
              </table:table-cell>
              <table:table-cell office:value-type="float" office:value="0.43414094">
                <text:p>0.4341409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">
                <text:p>20</text:p>
              </table:table-cell>
              <table:table-cell office:value-type="float" office:value="93">
                <text:p>93</text:p>
              </table:table-cell>
              <table:table-cell office:value-type="float" office:value="0.201437628">
                <text:p>0.20143762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1">
                <text:p>21</text:p>
              </table:table-cell>
              <table:table-cell office:value-type="float" office:value="44">
                <text:p>44</text:p>
              </table:table-cell>
              <table:table-cell office:value-type="float" office:value="0.49699045">
                <text:p>0.4969904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77">
                <text:p>77</text:p>
              </table:table-cell>
              <table:table-cell office:value-type="float" office:value="0.241211683">
                <text:p>0.24121168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7">
                <text:p>47</text:p>
              </table:table-cell>
              <table:table-cell office:value-type="float" office:value="42">
                <text:p>42</text:p>
              </table:table-cell>
              <table:table-cell office:value-type="float" office:value="1.424834682">
                <text:p>1.42483468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21.608608564">
                <text:p>21.60860856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1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0.107710161">
                <text:p>0.10771016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8">
                <text:p>78</text:p>
              </table:table-cell>
              <table:table-cell office:value-type="float" office:value="1045">
                <text:p>1045</text:p>
              </table:table-cell>
              <table:table-cell office:value-type="float" office:value="0.072033243">
                <text:p>0.07203324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90">
                <text:p>390</text:p>
              </table:table-cell>
              <table:table-cell office:value-type="float" office:value="538">
                <text:p>538</text:p>
              </table:table-cell>
              <table:table-cell office:value-type="float" office:value="0.764728947">
                <text:p>0.76472894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0">
                <text:p>90</text:p>
              </table:table-cell>
              <table:table-cell office:value-type="float" office:value="24">
                <text:p>24</text:p>
              </table:table-cell>
              <table:table-cell office:value-type="float" office:value="1.548516431">
                <text:p>1.54851643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10">
                <text:p>310</text:p>
              </table:table-cell>
              <table:table-cell office:value-type="float" office:value="11">
                <text:p>11</text:p>
              </table:table-cell>
              <table:table-cell office:value-type="float" office:value="0.802029631">
                <text:p>0.80202963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57">
                <text:p>157</text:p>
              </table:table-cell>
              <table:table-cell office:value-type="float" office:value="42">
                <text:p>42</text:p>
              </table:table-cell>
              <table:table-cell office:value-type="float" office:value="2.674888308">
                <text:p>2.67488830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134">
                <text:p>1134</text:p>
              </table:table-cell>
              <table:table-cell office:value-type="float" office:value="8">
                <text:p>8</text:p>
              </table:table-cell>
              <table:table-cell office:value-type="float" office:value="1.586406289">
                <text:p>1.58640628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4">
                <text:p>54</text:p>
              </table:table-cell>
              <table:table-cell office:value-type="float" office:value="24">
                <text:p>24</text:p>
              </table:table-cell>
              <table:table-cell office:value-type="float" office:value="1.079516015">
                <text:p>1.07951601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4">
                <text:p>24</text:p>
              </table:table-cell>
              <table:table-cell office:value-type="float" office:value="75">
                <text:p>75</text:p>
              </table:table-cell>
              <table:table-cell office:value-type="float" office:value="1.711677439">
                <text:p>1.71167743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1">
                <text:p>41</text:p>
              </table:table-cell>
              <table:table-cell office:value-type="float" office:value="294">
                <text:p>294</text:p>
              </table:table-cell>
              <table:table-cell office:value-type="float" office:value="3.241582087">
                <text:p>3.24158208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74">
                <text:p>174</text:p>
              </table:table-cell>
              <table:table-cell office:value-type="float" office:value="0">
                <text:p>0</text:p>
              </table:table-cell>
              <table:table-cell office:value-type="float" office:value="3.61314297">
                <text:p>3.6131429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58">
                <text:p>158</text:p>
              </table:table-cell>
              <table:table-cell office:value-type="float" office:value="29">
                <text:p>29</text:p>
              </table:table-cell>
              <table:table-cell office:value-type="float" office:value="4.086390709">
                <text:p>4.08639070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2">
                <text:p>32</text:p>
              </table:table-cell>
              <table:table-cell office:value-type="float" office:value="58">
                <text:p>58</text:p>
              </table:table-cell>
              <table:table-cell office:value-type="float" office:value="10.701260166">
                <text:p>10.70126016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1">
                <text:p>201</text:p>
              </table:table-cell>
              <table:table-cell office:value-type="float" office:value="61">
                <text:p>61</text:p>
              </table:table-cell>
              <table:table-cell office:value-type="float" office:value="34.073187029">
                <text:p>34.07318702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9">
                <text:p>79</text:p>
              </table:table-cell>
              <table:table-cell office:value-type="float" office:value="94">
                <text:p>94</text:p>
              </table:table-cell>
              <table:table-cell office:value-type="float" office:value="3.743694344">
                <text:p>3.74369434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17">
                <text:p>317</text:p>
              </table:table-cell>
              <table:table-cell office:value-type="float" office:value="1149">
                <text:p>1149</text:p>
              </table:table-cell>
              <table:table-cell office:value-type="float" office:value="221.950868209">
                <text:p>221.95086820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31">
                <text:p>231</text:p>
              </table:table-cell>
              <table:table-cell office:value-type="float" office:value="92">
                <text:p>92</text:p>
              </table:table-cell>
              <table:table-cell office:value-type="float" office:value="148.978725833">
                <text:p>148.97872583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9">
                <text:p>99</text:p>
              </table:table-cell>
              <table:table-cell office:value-type="float" office:value="36">
                <text:p>36</text:p>
              </table:table-cell>
              <table:table-cell office:value-type="float" office:value="0.628112561">
                <text:p>0.62811256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89">
                <text:p>89</text:p>
              </table:table-cell>
              <table:table-cell office:value-type="float" office:value="123">
                <text:p>123</text:p>
              </table:table-cell>
              <table:table-cell office:value-type="float" office:value="12.551809339">
                <text:p>12.5518093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.556341343">
                <text:p>39.55634134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90.274009001">
                <text:p>990.27400900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